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0.776cm"/>
      <style:text-properties fo:letter-spacing="0.014cm" style:language-asian="ru" style:country-asian="RU"/>
    </style:style>
    <style:style style:name="P2" style:family="paragraph" style:parent-style-name="Standard">
      <style:paragraph-properties fo:line-height="0.776cm" fo:text-align="center" style:justify-single-word="false"/>
      <style:text-properties style:language-asian="ru" style:country-asian="RU"/>
    </style:style>
    <style:style style:name="P3"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hyphenate="true" fo:hyphenation-remain-char-count="2" fo:hyphenation-push-char-count="2"/>
    </style:style>
    <style:style style:name="P4"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font-size="28pt" fo:font-style="italic" style:font-size-asian="28pt" style:font-style-asian="italic" style:font-size-complex="28pt" fo:hyphenate="true" fo:hyphenation-remain-char-count="2" fo:hyphenation-push-char-count="2"/>
    </style:style>
    <style:style style:name="P5" style:family="paragraph" style:parent-style-name="Footnote">
      <style:text-properties fo:font-size="14pt" style:font-size-asian="14pt" style:font-size-complex="14pt"/>
    </style:style>
    <style:style style:name="P6" style:family="paragraph" style:parent-style-name="Heading_20_1">
      <style:paragraph-properties fo:break-before="page"/>
    </style:style>
    <style:style style:name="P7" style:family="paragraph" style:parent-style-name="Книга_20_-_20_Название" style:master-page-name="First_20_Page">
      <style:paragraph-properties style:page-number="3"/>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style:style style:name="T18" style:family="text">
      <style:text-properties fo:font-size="12pt" style:font-size-asian="12pt" style:font-size-complex="12pt"/>
    </style:style>
    <style:style style:name="T19" style:family="text">
      <style:text-properties style:language-asian="ru" style:country-asian="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На фига попу гармонь...</text:p>
      <text:p text:style-name="P3"/>
      <text:p text:style-name="P3"/>
      <text:p text:style-name="Эпиграф">Боевик-фантасмагория</text:p>
      <text:p text:style-name="P4"/>
      <text:p text:style-name="Книга_20_-_20_Аннотация">Весёлое, искромётное повествование Валерия Кормилицына «На фига попу гармонь…» – вторая книга молодого саратовского прозаика. Жанр её автором определён как боевик-фантасмагория, что как нельзя лучше соответствует сочетанию всех, работающих на читательский интерес, элементов и приёмов изображения художественной реальности.</text:p>
      <text:p text:style-name="Книга_20_-_20_Аннотация">Верный авторский глаз, острое словцо, динамичность сюжетных коллизий не оставят равнодушным читателя.</text:p>
      <text:p text:style-name="Книга_20_-_20_Аннотация">А отсмеявшись, вдруг кто-то да поймёт, в чём сила и действенность неистребимого русского “авось”.</text:p>
      <text:h text:style-name="P6" text:outline-level="1">* * *</text:h>
      <text:p text:style-name="Text_20_body_20_indent">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p>
      <text:p text:style-name="Text_20_body_20_indent">– Глистяра пакостный! – воскликнула изувеченная птица, до колик рассмешив кукушку.</text:p>
      <text:p text:style-name="Text_20_body_20_indent">«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p>
      <text:p text:style-name="Text_20_body_20_indent">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p>
      <text:p text:style-name="Text_20_body_20_indent">«Ну а елки, конечно, жаль, – рассуждал лешак, – ну, дык он и новых посадил у реки… глядишь, и взойдет молодняк».</text:p>
      <text:p text:style-name="Text_20_body_20_indent">Егерь вдруг удивленно выпучил глаза, подняв зрачками мохнатые брови. Прямо над ним, из дупла, торчала мертвая голова без ушей.</text:p>
      <text:p text:style-name="Text_20_body_20_indent">«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p>
      <text:p text:style-name="Text_20_body_20_indent"><text:span text:style-name="T2">Услышав посторонний звук, любопытная кукушка прил</text:span><text:span text:style-name="T2">етела поглазеть на происходящее.</text:span></text:p>
      <text:p text:style-name="Text_20_body_20_indent">«Мамоньки! Откукукался один… – всплеснула крыльями. – Можа, и второй про жисть загадает?» – с надеждой уставилась на егеря. Тот, 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p>
      <text:p text:style-name="Text_20_body_20_indent"><text:soft-page-break/>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p>
      <text:p text:style-name="Text_20_body_20_indent">«Так тебе и надо, раздолбай. Не будешь теперь своим дурацким стуком мое пение перебивать».</text:p>
      <text:p text:style-name="Text_20_body_20_indent">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p>
      <text:p text:style-name="Text_20_body_20_indent">«Во гад!» – в сердцах швырнул рыло, приплющив к стволу невезучего дятла. </text:p>
      <text:p text:style-name="Text_20_body_20_indent">«Сегодня не мой день», – стекая по коре на травку, подумал пернатый страдалец.</text:p>
      <text:p text:style-name="Text_20_body_20_indent">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 </text:p>
      <text:p text:style-name="Text_20_body_20_indent">«Ничто не скроется от русского десанта», – торжествовал он, выбираясь на сушу, но прочесть написанное так и не сумел. </text:p>
      <text:p text:style-name="Text_20_body_20_indent">Стемнело…</text:p>
      <text:p text:style-name="Text_20_body_20_indent"><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p>
      <text:p text:style-name="Text_20_body_20_indent">«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p>
      <text:p text:style-name="Text_20_body_20_indent">Лишь поздней ночью, добравшись до сторожки, он прочел написанное: «Козел! Фиг найдешь свою гармонь». И подпись: «Митяй».</text:p>
      <text:p text:style-name="Text_20_body_20_indent">«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p>
      <text:p text:style-name="Text_20_body_20_indent"><text:soft-page-break/>А на фига попу гармонь? – задумался егерь. – Нет! Что-то здесь не так», – схватился за сердце, вспомнив о червончике, который никогда уже не получит с дохлого Митяя. </text:p>
      <text:p text:style-name="Text_20_body_20_indent">«Скотина-а!» – была последняя мысль перед сонной одурью.</text:p>
      <text:p text:style-name="Text_20_body_20_indent">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p>
      <text:p text:style-name="Text_20_body_20_indent">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p>
      <text:p text:style-name="Text_20_body_20_indent"><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p>
      <text:p text:style-name="Text_20_body_20_indent">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p>
      <text:p text:style-name="Text_20_body_20_indent">«Главное мимикрия», – с надеждой думал дятел, надеясь на то же.</text:p>
      <text:p text:style-name="Text_20_body_20_indent">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p>
      <text:p text:style-name="Text_20_body_20_indent">«От десанта никто не скроется, – уцепил птицу егерь. –Эге! Да у бедолаги и глаза нет», – пожалел пернатого стукача. </text:p>
      <text:p text:style-name="Text_20_body_20_indent">«Нас предали-и!» – запаниковал дятел и попытался клюнуть человека в палец, но, получив щелбан, философски опустил клюв.</text:p>
      <text:p text:style-name="Text_20_body_20_indent">«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p>
      <text:p text:style-name="Text_20_body_20_indent"><text:soft-page-break/>«Блин! Хорошо, у меня башка закаленная», – порадовался за свою черепушку дятел.</text:p>
      <text:p text:style-name="Text_20_body_20_indent">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 </text:p>
      <text:p text:style-name="Text_20_body_20_indent">Еще больше расстроился толстенький Бобик.</text:p>
      <text:p text:style-name="Text_20_body_20_indent">«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p>
      <text:p text:style-name="Text_20_body_20_indent">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p>
      <text:p text:style-name="Text_20_body_20_indent">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p>
      <text:p text:style-name="Text_20_body_20_indent">–<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p>
      <text:p text:style-name="Text_20_body_20_indent"><text:span text:style-name="T1">– В морях волки не водятся</text:span><text:span text:style-name="T2">! – опроверг его Филимон.</text:span></text:p>
      <text:p text:style-name="Text_20_body_20_indent"><text:span text:style-name="T2">«</text:span><text:span text:style-name="T2">Жалко, парикмахерская у нас закрылась… как лешие стали», – разглядывал односельчан Мишаня.</text:span></text:p>
      <text:p text:style-name="Text_20_body_20_indent">Рядом, невидимый для алкашей, тусовался красноносый леший, по очереди прикладываясь к струйкам из самогонных аппаратов.</text:p>
      <text:p text:style-name="Text_20_body_20_indent">«У дядьки Кузьмы первач наипрекраснейший», – развалился на пеньке, подставив солнышку старческий волосатый бок, и задремал, <text:soft-page-break/>наслаждаясь спаянной мужской компанией, теплым днем и прекрасным лесным воздухом.</text:p>
      <text:p text:style-name="Text_20_body_20_indent">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p>
      <text:p text:style-name="Text_20_body_20_indent">«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p>
      <text:p text:style-name="Text_20_body_20_indent">–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p>
      <text:p text:style-name="Text_20_body_20_indent">– А на кой тебе моя гармонь? – спрятал инструмент за спину, больно пихнув им спаниеля.</text:p>
      <text:p text:style-name="Text_20_body_20_indent">–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p>
      <text:p text:style-name="Text_20_body_20_indent">– Как замочили? – загалдели собутыльники, оживленно разливая продукт по стаканам. – А мы головы ломали, за что б нам выпить? – галдели они.</text:p>
      <text:p text:style-name="Text_20_body_20_indent">«Эхе-хех, людя-а», – спрыгнул с пенька леший и тоже приложился к струйке первача.</text:p>
      <text:p text:style-name="Text_20_body_20_indent">– Вот и ему сломали, – отдал гармонь щетинистому Кузьме, – отбили, вернее, – глядел, как у мужиков от любопытства разгорелись глаза.</text:p>
      <text:p text:style-name="Text_20_body_20_indent">–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сброшенной с плеч фуфайке, – вот, семечку на, зажуй… – щедро предложил он. </text:p>
      <text:p text:style-name="Text_20_body_20_indent">Отломив половинку семечки, Мишаня по-десантному выплеснул в себя мутную жидкость.</text:p>
      <text:p text:style-name="Text_20_body_20_indent">«Ну и обжора, – мысленно осудил его пастух. – Нам бы до обеда жрачки хватило».</text:p>
      <text:p text:style-name="Text_20_body_20_indent"><text:soft-page-break/>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p>
      <text:p text:style-name="Text_20_body_20_indent">– Козел! – глянув в бумажку, произнес егерь.</text:p>
      <text:p text:style-name="Text_20_body_20_indent">Все задумчиво глазели друг на друга. Дождавшись, когда стали глазеть на него, дочитал:</text:p>
      <text:p text:style-name="Text_20_body_20_indent">– Фиг найдешь свою гармонь…</text:p>
      <text:p text:style-name="Text_20_body_20_indent">– Как? Как? – поперхнулся дядька Кузьма, почесав щетину.</text:p>
      <text:p text:style-name="Text_20_body_20_indent">–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p>
      <text:p text:style-name="Text_20_body_20_indent">«Фиг… найдешь… свою… гармонь…» – задумались мужики.</text:p>
      <text:p text:style-name="Text_20_body_20_indent">– Фиг, это, видать, кликуха… погоняло по научному, –предположил Евсей, оглядывая задумчивых мужиков.</text:p>
      <text:p text:style-name="Text_20_body_20_indent"><text:span text:style-name="T2">–</text:span><text:span text:style-name="T2"> Не-е-е! – замотал башкой дядька Кузьма. – Кликуха – Козел! А “фиг” – это вывод! – поднял кверху грязный указательный палец.</text:span></text:p>
      <text:p text:style-name="Text_20_body_20_indent">Все уважительно глядели на собутыльника.</text:p>
      <text:p text:style-name="Text_20_body_20_indent">– Прох-х-фессор! – похлопал его по плечу Евсей и, встав, громко щелкнул кнутом.</text:p>
      <text:p text:style-name="Text_20_body_20_indent">От звука, напоминающего разорвавшийся снаряд, у кукушки произошло головокружение, и, произнеся почему-то “кря-кря”, она впала в глубокую кому.</text:p>
      <text:p text:style-name="Text_20_body_20_indent">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p>
      <text:p text:style-name="Text_20_body_20_indent">– Но нашел я только башку. Остального организма в наличии не имеется, – подвел черту под сообщением Мишаня.</text:p>
      <text:p text:style-name="Text_20_body_20_indent">Замершие на секунду мужики стали шумно наполнять стаканы.</text:p>
      <text:p text:style-name="Text_20_body_20_indent">– Может, он где рядом, – пощелоктил носом Кузьма, – дух чтой-то пошел спе-фе-цический… – победно глянул на Мишаню.</text:p>
      <text:p text:style-name="Text_20_body_20_indent">Выпив еще по стакану, доели оставшиеся полсемечки.</text:p>
      <text:p text:style-name="Text_20_body_20_indent">– Парни! А давайте всего остального Митяя поищем?! Все-таки мы с ним почти эти были… – с надеждой глянул на Кузьму Мишаня.</text:p>
      <text:p text:style-name="Text_20_body_20_indent">Тот в задумчивости сморщил лоб.</text:p>
      <text:p text:style-name="Text_20_body_20_indent">Окружающие, затаив дыхание, ждали, что скажет грамотей.</text:p>
      <text:p text:style-name="Text_20_body_20_indent">– … Кал-леки!.. – с облегчением прохрипел Кузьма.</text:p>
      <text:p text:style-name="Text_20_body_20_indent">– … Коллеги!.. – неизвестно откуда вспомнил слово Мишаня.</text:p>
      <text:p text:style-name="Text_20_body_20_indent">Потрясенные слушатели выпили за бесплатное начальное образование.</text:p>
      <text:p text:style-name="Text_20_body_20_indent"><text:soft-page-break/>–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p>
      <text:p text:style-name="Text_20_body_20_indent">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p>
      <text:p text:style-name="Text_20_body_20_indent">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p>
      <text:p text:style-name="Text_20_body_20_indent">– Стоп! – чихнув, поднял вверх руку дядька Кузьма. – Бьюсь об заклад, что в радиусе ста метров мы найдем искомое тело, – грамотно выразил мысль.</text:p>
      <text:p text:style-name="Text_20_body_20_indent">«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p>
      <text:p text:style-name="Text_20_body_20_indent">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p>
      <text:p text:style-name="Text_20_body_20_indent">– Во-о садюга-а! Чтоб к телу не подпустить, ботинки с него снял, – нелицеприятно высказался об убийце дядька Кузьма.</text:p>
      <text:p text:style-name="Text_20_body_20_indent">Рядом с ним, не выдержав, упал еще один собутыльник.</text:p>
      <text:p text:style-name="Text_20_body_20_indent">Лишь Мишаня держался из последних сил, бормоча что-то про непобедимый десант, который не вырубишь даже носками Митяя.</text:p>
      <text:p text:style-name="Text_20_body_20_indent">«Не такое видали… иприт с зарином на спор нюхали – и то ничего».</text:p>
      <text:p text:style-name="Text_20_body_20_indent">Рядом зашатался дядька Кузьма.</text:p>
      <text:p text:style-name="Text_20_body_20_indent">– Не бросай меня тут, – взмолился он.</text:p>
      <text:p text:style-name="Text_20_body_20_indent"><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p>
      <text:p text:style-name="Text_20_body_20_indent">– Да-а-а-а! – было общее мнение.</text:p>
      <text:h text:style-name="Heading_20_1" text:outline-level="1"><text:soft-page-break/>* * *</text:h>
      <text:p text:style-name="Text_20_body_20_indent">В бывшем сельсовете, поругавшись с похмельным сторожем, Мишаня долго крутил рукоять фронтового телефона, но на коммутаторе трубку никто не брал.</text:p>
      <text:p text:style-name="Text_20_body_20_indent">«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p>
      <text:p text:style-name="Text_20_body_20_indent">«Тяжело идет, зараза. Колокол, что ли, от нее в дом проведен?» – услышал шаги, и солидная металлическая дверь открылась.</text:p>
      <text:p text:style-name="Text_20_body_20_indent">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p>
      <text:p text:style-name="Text_20_body_20_indent">– Здравствуйте, Игнат Семеныч, – неожиданно спекся егерь, представ пред строгими начальническими очами, – тут мы ноги нашли…</text:p>
      <text:p text:style-name="Text_20_body_20_indent">– Тaк неси на холодец, – враз подобрел бывший председатель, – видать, когда ехал, из багажника выпали…</text:p>
      <text:p text:style-name="Text_20_body_20_indent">– Да не-е, то не ваши, – мялся егерь, наблюдая, как взор сельского начальства вновь становится суровым. – То скотника Митяя…</text:p>
      <text:p text:style-name="Text_20_body_20_indent">– А я говорю – мои мотолыги… – разозлился Игнат Семенович.</text:p>
      <text:p text:style-name="Text_20_body_20_indent">–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p>
      <text:p text:style-name="Text_20_body_20_indent">–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p>
      <text:p text:style-name="Text_20_body_20_indent">«Ах ты, кабан выложенный», – рассвирепел Мишаня и что есть мочи задергал рукоять.</text:p>
      <text:p text:style-name="Text_20_body_20_indent">Минуты через три калитка вновь распахнулась.</text:p>
      <text:p text:style-name="Text_20_body_20_indent">– В сельсовет иди звони! – рявкнул “пред” и вновь захлопнул дверь.</text:p>
      <text:p text:style-name="Text_20_body_20_indent">На этот раз Мишаня в бешенстве орудовал ручкой минут пять.</text:p>
      <text:p text:style-name="Text_20_body_20_indent">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хватило зверюге, чтоб попробовать, каковы на вкус егеря. Бобик, напрудив под калиткой лужу, явил ноги.</text:p>
      <text:p text:style-name="Text_20_body_20_indent"><text:soft-page-break/>– Да он не куса-а-ется-а, – успокоил Мишаню председатель. – Почти!.. – провел его в дом.</text:p>
      <text:p text:style-name="Text_20_body_20_indent">«Вон сараи какие понастроил… – завидовал егерь. – А домина?.. То-то колхоз разорился…» – взял он телефонную трубку и набрал “02”.</text:p>
      <text:p text:style-name="Text_20_body_20_indent">– Я тут голову нашел… – начал доклад.</text:p>
      <text:p text:style-name="Text_20_body_20_indent">“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p>
      <text:p text:style-name="Text_20_body_20_indent">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p>
      <text:p text:style-name="Text_20_body_20_indent"><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p>
      <text:p text:style-name="Text_20_body_20_indent">– Вот гад, – осенило разом Мишаню. – Ну, устроился, бюрократина!</text:p>
      <text:h text:style-name="Heading_20_1" text:outline-level="1">* * *</text:h>
      <text:p text:style-name="Text_20_body_20_indent">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p>
      <text:p text:style-name="Text_20_body_20_indent">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p>
      <text:p text:style-name="Text_20_body_20_indent">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Епифана, неделю страдавшего из-за похищенной гармони, и небольшую церковь на краю деревни. </text:p>
      <text:p text:style-name="Text_20_body_20_indent">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text:soft-page-break/>легкого стираного платья в блеклых васильках, с уложенной на голове начинающей седеть косой. </text:p>
      <text:p text:style-name="Text_20_body_20_indent">–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p>
      <text:p text:style-name="Text_20_body_20_indent">– Душно как дома-то, – по-детски капризным голосом произнес Мишаня. С кем еще можно расслабиться, как не с матерью.</text:p>
      <text:p text:style-name="Text_20_body_20_indent">–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p>
      <text:p text:style-name="Text_20_body_20_indent">Все это отменно благоухало и радовало глаз.</text:p>
      <text:p text:style-name="Text_20_body_20_indent">– А рюмочку? – на всякий случай спросил Мишаня, начиная с салата.</text:p>
      <text:p text:style-name="Text_20_body_20_indent">–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p>
      <text:p text:style-name="Text_20_body_20_indent">– М-м-м-м… – с набитым ртом произнес Мишаня.</text:p>
      <text:p text:style-name="Text_20_body_20_indent"><text:span text:style-name="T2">–</text:span><text:span text:style-name="T2"> Батюшки! – всплеснула руками мать. – Вновь “МММ”</text:span><text:span text:style-name="T13"><text:note text:id="ftn1" text:note-class="footnote"><text:note-citation>1</text:note-citation><text:note-body><text:p text:style-name="Footnote"><text:span text:style-name="T10"><text:s/>“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p>
      <text:p text:style-name="Text_20_body_20_indent">– Да какой “МММ?” – проглотил блин Мишаня. – Башку человеческую вчера нашел… Митяю раньше принадлежала, –заглотил очередной блин.</text:p>
      <text:p text:style-name="Text_20_body_20_indent">Маму стало просто распирать от любопытства.</text:p>
      <text:p text:style-name="Text_20_body_20_indent">Но сын, вспомнив пролетевшую мимо рта рюмку, увлеченно занимался блинами, попутно разглядывая скромную обстановку родного дома.</text:p>
      <text:p text:style-name="Text_20_body_20_indent"><text:soft-page-break/><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p>
      <text:p text:style-name="Text_20_body_20_indent"><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p>
      <text:p text:style-name="Text_20_body_20_indent">Но она, как нарочно, не появлялась, зато в облаке пыли нарисовался на дороге серый уазик.</text:p>
      <text:p text:style-name="Text_20_body_20_indent">«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p>
      <text:p text:style-name="Text_20_body_20_indent">– А ты точно – свидетель? – вдруг всполошилась Василиса Трофимовна, обтирая руки о фартук.</text:p>
      <text:p text:style-name="Text_20_body_20_indent">Уазик, рванув с места, ринулся к их дому.</text:p>
      <text:p text:style-name="Text_20_body_20_indent">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p>
      <text:p text:style-name="Text_20_body_20_indent">Мишаня перевел взгляд на ментов, и у него отвисла челюсть, ослабли ноги, встал дыбом чуб и задергалось правое веко, так как следом за кинологом с собакой бежал его ротный прапорщик, дубиноголовый Карп Барабас.</text:p>
      <text:p text:style-name="Text_20_body_20_indent">«Бывает же сон в руку», – ошалел десантник, готовясь упасть и сорок раз отжаться. Деловая овчарка тут же вцепилась ему в штанину. Кинолог завопил:</text:p>
      <text:p text:style-name="Text_20_body_20_indent"><text:soft-page-break/>– Фу-у, сука!</text:p>
      <text:p text:style-name="Text_20_body_20_indent">Мать начала лупить собаку фартуком.</text:p>
      <text:p text:style-name="Text_20_body_20_indent">Барабас заорал:</text:p>
      <text:p text:style-name="Text_20_body_20_indent">– Ефрейтор Бурундуков… Шо-о я вижу-у... Во-о бисов сын… </text:p>
      <text:p text:style-name="Text_20_body_20_indent">– Мишаня, встав по стойке смирно, прогудел в ответ:</text:p>
      <text:p text:style-name="Text_20_body_20_indent">– Здравия желаю, товарищ прапорщик!</text:p>
      <text:p text:style-name="Text_20_body_20_indent">Приехавший с ними следователь прокуратуры, стараясь всех перекричать и показать, кто здесь верховодит, во всю глотку завывал:</text:p>
      <text:p text:style-name="Text_20_body_20_indent">– Тихо-о-о! Ма-а-ать вашу-у!</text:p>
      <text:p text:style-name="Text_20_body_20_indent">– Есть тихо-о! – отдав ему честь, вскинулся прапорщик, на плечах которого были уже погоны младшего лейтенанта, а на теле – милицейская форма.</text:p>
      <text:p text:style-name="Text_20_body_20_indent">Овчарка остервенело грызла фартук, мотая башкой из стороны в сторону.</text:p>
      <text:p text:style-name="Text_20_body_20_indent">«Вот! Допрыгался егерь!» – со всех окон выглядывали жители славной деревни Шалопутовки.</text:p>
      <text:p text:style-name="Text_20_body_20_indent"><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p>
      <text:p text:style-name="Text_20_body_20_indent">«Какая женщина-а-а!!!» – думал Бобик, наблюдая из конуры за овчаркой. Сердце его было размагничено любовью. Даже сладкая кость потеряла свой вкус.</text:p>
      <text:h text:style-name="Heading_20_1" text:outline-level="1">* * *</text:h>
      <text:p text:style-name="Text_20_body_20_indent">Через полчаса шум, наконец, стих, и, захватив Мишаню, боевой милицейский отряд разместился в машине. Как нарочно, та не хотела заводиться.</text:p>
      <text:p text:style-name="Text_20_body_20_indent">– Не позорь! Не позорь органы! – рычал на бедного, потного шофера младший лейтенант Барабас.</text:p>
      <text:p text:style-name="Text_20_body_20_indent">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p>
      <text:p text:style-name="Text_20_body_20_indent">– Вишь, как маскируемся, – одобрил обстановку Барабас, – враг ни за что не заметит… Я теперь ваш участковый, – похвалился он.</text:p>
      <text:p text:style-name="Text_20_body_20_indent">«Карьерист! – размышлял Мишаня. – В сорок лет уже младший летеха…»</text:p>
      <text:p text:style-name="Text_20_body_20_indent">– Да-а, а свидетели у тебя е-е-е? – поинтересовался участковый.</text:p>
      <text:p text:style-name="Text_20_body_20_indent">– А вон они, – указал Мишаня на несколько мужских фигур, тряпками перекинутых через перила моста.</text:p>
      <text:p text:style-name="Text_20_body_20_indent">– На воду, что ли, любуются, штык-нож им в гузку.</text:p>
      <text:p text:style-name="Text_20_body_20_indent"><text:soft-page-break/>– Да не-е, просто культурно отдыхают, стакан им в глотку, – ответил Мишаня и стал выбираться из машины.</text:p>
      <text:p text:style-name="Text_20_body_20_indent">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 </text:p>
      <text:p text:style-name="Text_20_body_20_indent">«Какая-а-а женщина-а! – мечтательно заскулил он, тяжело дыша. – Огонь бабец».</text:p>
      <text:p text:style-name="Text_20_body_20_indent">– Товарищ младший лейтенант, а у вас лопата есть? – обратился по-уставному Мишаня.</text:p>
      <text:p text:style-name="Text_20_body_20_indent"><text:span text:style-name="T2">– А на кой ляд нам сдался шанцовый</text:span><text:span text:style-name="T13"><text:note text:id="ftn2" text:note-class="footnote"><text:note-citation>2</text:note-citation><text:note-body><text:p text:style-name="Footnote"><text:s/><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note-body></text:note></text:span><text:span text:style-name="T2"> инструмент? – опешил Барабас. – Я участковый, а не землекоп.</text:span></text:p>
      <text:p text:style-name="Text_20_body_20_indent">Следователь прокуратуры увлеченно запихивал в полиэтиленовый пакет кусок штанины, отнятый кинологом у подопечной:</text:p>
      <text:p text:style-name="Text_20_body_20_indent">– Вдруг в улики сгодится.</text:p>
      <text:p text:style-name="Text_20_body_20_indent">Оперативная группа, прихватив полупьяного дядьку Кузьму, в полном составе двинулась в лес.</text:p>
      <text:p text:style-name="Text_20_body_20_indent">– Бобик нас и проводит к месту преступления, – проявил воинскую смекалку Мишаня, – а то я уже чего-то закрутился. </text:p>
      <text:p text:style-name="Text_20_body_20_indent">На самогонной поляне аппаратов, разумеется, уже не было, но запах еще оставался. Трава вокруг была примята и истоптана.</text:p>
      <text:p text:style-name="Text_20_body_20_indent">–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p>
      <text:p text:style-name="Text_20_body_20_indent">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очищал поляну от окурков, пуговиц, горелых спичек и других интересных на его взгляд предметов, способных стать уликами на суде.</text:p>
      <text:p text:style-name="Text_20_body_20_indent">– Дока! – похвалил начальство Барабас. – Ни одна мелочь от него не скроется.</text:p>
      <text:p text:style-name="Text_20_body_20_indent"><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text:span><text:soft-page-break/><text:span text:style-name="T2">поволокут, принесут на место… потом в другую потащат… Ну-ка, пусти по следу собачку, – велел кинологу.</text:span></text:p>
      <text:p text:style-name="Text_20_body_20_indent">Овчарка, радостно поскуливая, помчалась назад к реке и вцепилась в вылезавшего из воды пастуха.</text:p>
      <text:p text:style-name="Text_20_body_20_indent">– Гм! – задумался следователь. – Наручники на него.</text:p>
      <text:p text:style-name="Text_20_body_20_indent">На ничего не понимающего Евсея Барабас нацепил браслеты.</text:p>
      <text:p text:style-name="Text_20_body_20_indent">– Метод индукции и дедукции, – похвалил себя следователь. – А теперь пошли к трупаку, будем производить следственный эксперимент.</text:p>
      <text:p text:style-name="Text_20_body_20_indent">– Да Евсей не виноват, – вступился за односельчанина Мишаня, – он здесь позже появился, по другому вопросу…</text:p>
      <text:p text:style-name="Text_20_body_20_indent">Но окрыленный успехом следователь не слушал его. «У матросов нет вопросов», – пела его душа.</text:p>
      <text:p text:style-name="Text_20_body_20_indent">Бобик, рисуясь перед мохнатой дамой, повел опергруппу в чащу леса. Кукушка была уже тут как тут.</text:p>
      <text:p text:style-name="Text_20_body_20_indent">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p>
      <text:p text:style-name="Text_20_body_20_indent">– Привал! – распорядился следователь, бросив на траву драгоценные пакеты с бычками, которые не доверил нести никому.</text:p>
      <text:p text:style-name="Text_20_body_20_indent">– Вон объект, – Мишаня указал на выглядывающие из-под елки ноги в рваных носках.</text:p>
      <text:p text:style-name="Text_20_body_20_indent">Овчарка упала в обморок.</text:p>
      <text:p text:style-name="Text_20_body_20_indent">«Женщина есть женщина!» – любовно лизнул ее в нос Бобик. Задыхающийся прокурор-криминалист-следователь схватился за грудь и нащупал фотоаппарат.</text:p>
      <text:p text:style-name="Text_20_body_20_indent">– Эврика-а! – заорал он, вспомнив, что забыл сфотографировать место преступления. – Я пойду на съемки.</text:p>
      <text:p text:style-name="Text_20_body_20_indent">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p>
      <text:p text:style-name="Text_20_body_20_indent">На предполагаемом месте преступления развернулась фотосъемка. Каждый норовил попасть в кадр. Барабас снялся в обнимку с Мишаней, 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text:soft-page-break/>с дерева, травили собакой, охреначивали по горбу лопатой, решили двигаться, наконец, к вонючим носкам.</text:p>
      <text:p text:style-name="Text_20_body_20_indent">Первым отказался идти кинолог, сославшись на собаку, которая может потерять нюх. Вторым упал под дерево Евсей, прошептав:</text:p>
      <text:p text:style-name="Text_20_body_20_indent">– Можете еще со мной фотографироваться, но дальше я не пойду, хоть снимайте на портрет…</text:p>
      <text:p text:style-name="Text_20_body_20_indent">Ужасно завидуя оставшемуся у машины водиле, три богатыря – Барабас, Мишаня и следователь – тащились дальше.</text:p>
      <text:p text:style-name="Text_20_body_20_indent">–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p>
      <text:p text:style-name="Text_20_body_20_indent">Довольная кукушка, квакнув, взлетела на толстый сук.</text:p>
      <text:p text:style-name="Text_20_body_20_indent">– У-у-у, Джек-потрошитель, – обозвал следак пернатую нарушительницу закона.</text:p>
      <text:p text:style-name="Text_20_body_20_indent">Та захлебнулась от комплимента. </text:p>
      <text:p text:style-name="Text_20_body_20_indent">«Только не Джек, а Джессика».</text:p>
      <text:p text:style-name="Text_20_body_20_indent">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p>
      <text:p text:style-name="Text_20_body_20_indent"><text:span text:style-name="T2">–</text:span><text:span text:style-name="T2"> Сто нарядов вне очереди!.. – шептал он, продвигаясь все ближе к цели.</text:span></text:p>
      <text:p text:style-name="Text_20_body_20_indent">«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p>
      <text:p text:style-name="Text_20_body_20_indent">Сразу стало комфортно и сухо…</text:p>
      <text:p text:style-name="Text_20_body_20_indent">Легкий, ненавязчивый запашок веял от недельного трупа… Все блаженно дышали свежим воздухом, и жизнь казалась прекрасной и бесконечной.</text:p>
      <text:p text:style-name="Text_20_body_20_indent">– Явное самоубийство, – сделал вывод следователь, разглядывая безголовый труп.</text:p>
      <text:p text:style-name="Text_20_body_20_indent">– Это как пить дать! – подтвердил Барабас. </text:p>
      <text:p text:style-name="Text_20_body_20_indent">Лишь один Мишаня засомневался:</text:p>
      <text:p text:style-name="Text_20_body_20_indent">– А как же голова от него за километр оказалась?..</text:p>
      <text:p text:style-name="Text_20_body_20_indent">– Закатилась! – был ответ прокурорского работника. – Кстати. Где она сейчас?</text:p>
      <text:p text:style-name="Text_20_body_20_indent">– У меня в сторожке под лавкой лежит… И записка еще…</text:p>
      <text:p text:style-name="Text_20_body_20_indent">– Дайте-ка сюда предсмертную ксиву, – протянул руку следователь и глубокомысленно прочел:</text:p>
      <text:p text:style-name="Text_20_body_20_indent">«Козел! Фиг найдешь свою гармонь».</text:p>
      <text:p text:style-name="Text_20_body_20_indent"><text:soft-page-break/>– Все ясно, – спрятал записку в карман. – Взяв гармонь, он пошел в Гадюкино на свадьбу, вспомнил, что забыл побриться, решил сделать это в пути и случайно…</text:p>
      <text:p text:style-name="Text_20_body_20_indent">– … Отрезал себе голову, – хлопнув в ладоши, закончил версию Барабас. – Все сходится.</text:p>
      <text:p text:style-name="Text_20_body_20_indent">– Точно! – поддержал их Мишаня. – Когда дошел до этого места, вспомнил, что идет без головы, и упал под елку…</text:p>
      <text:p text:style-name="Text_20_body_20_indent">– Издеваешься?! – строго глянул на него следователь. – Как же он вспомнил, если на нем головы с мозгами не было?</text:p>
      <text:p text:style-name="Text_20_body_20_indent">– Мозги и голова – это разные вещи, порой даже несовместимые… – стал философствовать Мишаня. – Вот, к примеру, товарищ Барабас…</text:p>
      <text:p text:style-name="Text_20_body_20_indent">Но, увидев огромный кулак, решил еще поработать над версией.</text:p>
      <text:p text:style-name="Text_20_body_20_indent">– О-о-о! Смотрите-ка. Лошадиные следы, – упал на колени следователь и стал фотографировать след. – Явные подковы отпечатаны.</text:p>
      <text:p text:style-name="Text_20_body_20_indent">– Только лошадь почему-то ходила на двух ногах… – отметил следопыт Мишаня – кое-чему он успел поднатаскаться в лесу.</text:p>
      <text:p text:style-name="Text_20_body_20_indent">– А цирк в Шалопутовку на гастроли не приезжал? – полюбопытствовал следователь.</text:p>
      <text:p text:style-name="Text_20_body_20_indent">– А может, он грыбами отравился? – с надеждой произнес Барабас.</text:p>
      <text:p text:style-name="Text_20_body_20_indent">– Или несчастный случай… – поддержал прапора-лейтенанта Мишаня. – Резал хлеб, рука сорвалась… и…</text:p>
      <text:p text:style-name="Text_20_body_20_indent">– Или болезнь какая?.. – нудил Барабас. – Отрезная малярия, там…</text:p>
      <text:p text:style-name="Text_20_body_20_indent">– А может, инсценировка убийства?.. – вел свою линию егерь.</text:p>
      <text:p text:style-name="Text_20_body_20_indent"><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p>
      <text:p text:style-name="Text_20_body_20_indent">–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p>
      <text:p text:style-name="Text_20_body_20_indent">Подняв ветки, глянули на покойника. </text:p>
      <text:p text:style-name="Text_20_body_20_indent">Одной рукой Митяй сжимал пустой стакан, а другую –держал в форме кукиша.</text:p>
      <text:p text:style-name="Text_20_body_20_indent">«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p>
      <text:p text:style-name="Text_20_body_20_indent"><text:soft-page-break/><text:span text:style-name="T2">«</text:span><text:span text:style-name="T2"> Это тебе за кукиш», – хмыкнул он.</text:span></text:p>
      <text:p text:style-name="Text_20_body_20_indent">– Ну что ж, неплохо, – похвалил следственные действия ретивый криминалист, – но есть и другие дела, – закончил писать протокол.</text:p>
      <text:h text:style-name="Heading_20_1" text:outline-level="1">* * *</text:h>
      <text:p text:style-name="Text_20_body_20_indent">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p>
      <text:p text:style-name="Text_20_body_20_indent">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p>
      <text:p text:style-name="Text_20_body_20_indent">–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p>
      <text:p text:style-name="Text_20_body_20_indent">На стук в калитку никто не открывал.</text:p>
      <text:p text:style-name="Text_20_body_20_indent">– Иди первый, – велел кинологу следователь.</text:p>
      <text:p text:style-name="Text_20_body_20_indent">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p>
      <text:p text:style-name="Text_20_body_20_indent">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p>
      <text:p text:style-name="Text_20_body_20_indent">– Ай! – тоненько взвизгнул следователь, поднимая искореженные окуляры.</text:p>
      <text:p text:style-name="Text_20_body_20_indent">– Да прозрею-ут незрячие, да услыша-ат глухие, – пророкотал батюшка, направляясь в дом.</text:p>
      <text:p text:style-name="Text_20_body_20_indent">– Мы по поводу вашей гармони, – щенком заюлил у его ног следователь.</text:p>
      <text:p text:style-name="Text_20_body_20_indent"><text:soft-page-break/>– Гар-р-рмони? – пророкотал, сграбастав его, святой отец и приподнял несчастного над землей.</text:p>
      <text:p text:style-name="Text_20_body_20_indent">– В некотором роде да, – пролепетал, смирно свисая, прокурорский работник.</text:p>
      <text:p text:style-name="Text_20_body_20_indent">Овчарка закрыла лапой глаза, чтоб не видеть такого позора, но в бой вступать не спешила.</text:p>
      <text:p text:style-name="Text_20_body_20_indent">–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p>
      <text:p text:style-name="Text_20_body_20_indent">– Ладно! – решил он. – Пошли искать Барабаса, – подслеповато оглядел строения и направился к дому, где стоял УАЗ.</text:p>
      <text:p text:style-name="Text_20_body_20_indent">– Следственный эксперимент произвожу! – громогласно доложил лейтенантский прапор, указывая на синего от никотина мужика с выпученными глазами.</text:p>
      <text:p text:style-name="Text_20_body_20_indent">– Что ж вы, ироды, делаете? – причитала супруга подозреваемого. – Ведь он у меня некурящий…</text:p>
      <text:p text:style-name="Text_20_body_20_indent"/>
      <text:p text:style-name="Text_20_body_20_indent">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p>
      <text:p text:style-name="Text_20_body_20_indent"><text:span text:style-name="T2">Вечером Дунька, которая являлась официальной дояркой бывшего колхоза </text:span><text:span text:style-name="T2">“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span></text:p>
      <text:p text:style-name="Text_20_body_20_indent">– Эх, жи-и-стя-а! – когда она ушла, вздохнул Мишка. – Стой тут весь день по колено в дерьме… и погулять не выведут.</text:p>
      <text:p text:style-name="Text_20_body_20_indent">– Зато нас ни за какие места не дергают, – проблеял козел. Коровы хихикнули и о чем-то пошептались.</text:p>
      <text:p text:style-name="Text_20_body_20_indent">– Слышь, козел?! – ревнул бык.</text:p>
      <text:p text:style-name="Text_20_body_20_indent">– За козла ответишь, – тихонько проблеял козел.</text:p>
      <text:p text:style-name="Text_20_body_20_indent">– … Намедни по репродуктору Жирика слушал… Обещал каждой телке по быку… каждому быку по стогу сена… Нам бы его в председатели.</text:p>
      <text:p text:style-name="Text_20_body_20_indent">Коровы мечтательно закатили глаза.</text:p>
      <text:p text:style-name="Text_20_body_20_indent">– А насчет муфлонов ничего не говорил? – заинтересовался Яшка.</text:p>
      <text:p text:style-name="Text_20_body_20_indent">– Всем козлам обещал дать по рогам… му, му, му, му… – захлебнулся смехом бык.</text:p>
      <text:h text:style-name="Heading_20_1" text:outline-level="1"><text:soft-page-break/>* * *</text:h>
      <text:p text:style-name="Text_20_body_20_indent">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p>
      <text:p text:style-name="Text_20_body_20_indent">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p>
      <text:p text:style-name="Text_20_body_20_indent">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p>
      <text:p text:style-name="Text_20_body_20_indent">–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p>
      <text:p text:style-name="Text_20_body_20_indent">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p>
      <text:p text:style-name="Text_20_body_20_indent">– И ветчины с яичницей… Мы же пришли не только выпить, но и пообедать, не правда ли, Джек?</text:p>
      <text:p text:style-name="Text_20_body_20_indent">Тот, кого он назвал Джеком, пристально вглядывался в здоровенного головореза с голым, в татуировках, торсом и с кием в руке.</text:p>
      <text:p text:style-name="Text_20_body_20_indent">– Э-э-й, приятель, не ты ли назвал меня вчера черножопым нигером?</text:p>
      <text:p text:style-name="Text_20_body_20_indent">–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p>
      <text:p text:style-name="Text_20_body_20_indent">– Билл, по-моему, они нарываются? – оторвал друга от тарелки с обедом и спрыгнул с табурета фэбээровец.</text:p>
      <text:p text:style-name="Text_20_body_20_indent">–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p>
      <text:p text:style-name="Text_20_body_20_indent"><text:soft-page-break/><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p>
      <text:p text:style-name="Text_20_body_20_indent">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p>
      <text:p text:style-name="Text_20_body_20_indent">– У-у-у-уй! – выронил кий от боли татуированный бугаина и рухнул на колени.</text:p>
      <text:p text:style-name="Text_20_body_20_indent">«Факи господни!» – подумал Билл, подходя враскачку к двум ублюдкам кровожадного вида. Крепко схватив их за затылки, мощно соприкоснул лбами.</text:p>
      <text:p text:style-name="Text_20_body_20_indent">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свою очередь, лягнул агента по ноге и попытался провести бросок. Гангстеры, забыв про Джека, кинулись болеть за своего.</text:p>
      <text:p text:style-name="Text_20_body_20_indent">– Джонни, мальчик, – орали они, – сделай этого голубого.</text:p>
      <text:p text:style-name="Text_20_body_20_indent">– Билли, Билли, помни, что я поставил на тебя десять долларов, – надрывался в крике Джек.</text:p>
      <text:p text:style-name="Text_20_body_20_indent">В эту секунду хозяин бара, дон Чезаре, выпихнул стриптизершу из двери, и она, подбежав к шесту, запрыгнула на него, перевернулась вниз головой и, изображая летучую мышь, тоже стала наблюдать за битвой гигантов, попутно демонстрируя желающим свои прелести. </text:p>
      <text:p text:style-name="Text_20_body_20_indent">Дон Чезаре, скрестив на груди холеные руки и выставив вперед правую ногу, властительным взглядом Наполеона, высокомерно обозревал происходящее. </text:p>
      <text:p text:style-name="Text_20_body_20_indent"><text:soft-page-break/>Бойцы тесно прижались друг к другу.</text:p>
      <text:p text:style-name="Text_20_body_20_indent">– У тебя борода пыльная, – шепнул противнику Билл, громко чихая.</text:p>
      <text:p text:style-name="Text_20_body_20_indent">– Джонни, Джонни, – орали болельщики, – ты что, возбудился на этого нигера? Гаси его-о! Рви на части-и!</text:p>
      <text:p text:style-name="Text_20_body_20_indent">– Рвакля еще не выросла, – поднатужившись, провел прием негр и оказался верхом на бородатом.</text:p>
      <text:p text:style-name="Text_20_body_20_indent">«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 </text:p>
      <text:p text:style-name="Text_20_body_20_indent">Мигнул бармену и тот, слащаво улыбаясь, подал трубку шефу.</text:p>
      <text:p text:style-name="Text_20_body_20_indent">–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p>
      <text:p text:style-name="Text_20_body_20_indent">Тот, прижав ее к уху, закивал головой и произнес:</text:p>
      <text:p text:style-name="Text_20_body_20_indent">– Да-а, сэр. Минуточку. Здесь какого-то агента Джека спрашивают, – покрутил головой по сторонам.</text:p>
      <text:p text:style-name="Text_20_body_20_indent">–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p>
      <text:p text:style-name="Text_20_body_20_indent"><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p>
      <text:p text:style-name="Text_20_body_20_indent"><text:span text:style-name="T2">«</text:span><text:span text:style-name="T2">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 </text:span></text:p>
      <text:p text:style-name="Text_20_body_20_indent">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субботник ”? И что подразумевалось под бревном?.. – размышлял Билл, пока вороной “форд”, сигналя на поворотах, мчал их на секретную квартиру ФБР.</text:p>
      <text:p text:style-name="Text_20_body_20_indent">– Босс чем-то озабочен, – ловко крутил руль агент Джек.</text:p>
      <text:p text:style-name="Text_20_body_20_indent"><text:soft-page-break/>– Скорее всего тем, какую выбрать подругу… Толстую или худую? – легкомысленно отмахнулся напарник. – Ты лучше пять долларов гони.</text:p>
      <text:p text:style-name="Text_20_body_20_indent">Агент Джек сделал вид, что не услышал приятеля.</text:p>
      <text:h text:style-name="Heading_20_1" text:outline-level="1">* * *</text:h>
      <text:p text:style-name="Text_20_body_20_indent">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p>
      <text:p text:style-name="Text_20_body_20_indent">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p>
      <text:p text:style-name="Text_20_body_20_indent">– Вон и босс, – указал пальцем на шестидесятилетнего мужчину с крашеными волосами Билл.</text:p>
      <text:p text:style-name="Text_20_body_20_indent">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p>
      <text:p text:style-name="Text_20_body_20_indent">–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деревне Шалопутовке Чекушкинского района, спрятал между планками гармони формулу получения из силоса высококачественного наркотика…</text:p>
      <text:p text:style-name="Text_20_body_20_indent">В комнате повисла тревожная тишина.</text:p>
      <text:p text:style-name="Text_20_body_20_indent">У дона Чезаре уши стали краснее партбилета итальянской компартии. «Если выгорит, – подумал он, – нагребу деньжищ и буду баллотироваться в сенаторы».</text:p>
      <text:p text:style-name="Text_20_body_20_indent">«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p>
      <text:p text:style-name="Text_20_body_20_indent">– Обнаружить инструмент реально, – взорвал тишину начальник отдела.</text:p>
      <text:p text:style-name="Text_20_body_20_indent">У дона Чезаре затряслись руки, и он оборвал очень важный проводок. В заставленном приборами и подслушивающими <text:soft-page-break/>устройствами помещении наступила просто-таки зловещая тишина. Дон Чезаре попытался себя удушить, обхватив горло холеными руками, но вовремя одумался.</text:p>
      <text:p text:style-name="Text_20_body_20_indent">– Джонни-и, мать твою, как говорят русские коммунисты… Быстро, быстро, быстро, – колотил он в толстое брюхо двухметрового гиганта.</text:p>
      <text:p text:style-name="Text_20_body_20_indent">– Если кого пристрелить, это мы мигом, – пророкотал гамадрил.</text:p>
      <text:p text:style-name="Text_20_body_20_indent"><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p>
      <text:p text:style-name="Text_20_body_20_indent">– В Чикаго?! – обрадовался буйвол.</text:p>
      <text:p text:style-name="Text_20_body_20_indent">– В Ша-ло-пу-тов-ку! – с трудом выговорил трудное слово главарь преступного синдиката.</text:p>
      <text:p text:style-name="Text_20_body_20_indent"/>
      <text:p text:style-name="Text_20_body_20_indent">Совещание на тайной квартире подходило к концу.</text:p>
      <text:p text:style-name="Text_20_body_20_indent">–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p>
      <text:p text:style-name="Text_20_body_20_indent">В следующую минуту он опять сидел в кресле.</text:p>
      <text:p text:style-name="Text_20_body_20_indent">–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имеется деревушка Шалопутовка, – победно закончил он. – Вот туда сегодня ночью вы и будете сброшены на парашютах…</text:p>
      <text:p text:style-name="Text_20_body_20_indent">– Сэ-э-эр?! – выпучил зенки агент Джек. – Но я никогда не прыгал с парашютом… И это дело ЦРУ.</text:p>
      <text:p text:style-name="Text_20_body_20_indent">– Господа! – построжал босс. – Все уже обговорено в верхних инстанциях, – поднял он палец, указав на потолок. – Сам директор ФБР дал добро…</text:p>
      <text:p text:style-name="Text_20_body_20_indent">– Сэ-э-р, но ведь мы же черные, а в России все белые, нас же сразу вычислят…</text:p>
      <text:p text:style-name="Text_20_body_20_indent">– Ну-у, во-первых, деревенские жители, говорят информаторы, загорают до такой степени, что на их фоне белыми будете вы…</text:p>
      <text:p text:style-name="Text_20_body_20_indent"><text:span text:style-name="T2">– А что “во-вторых”, босс? – печально поинтересовался</text:span><text:span text:style-name="T1"> </text:span><text:span text:style-name="T2">Билл.</text:span></text:p>
      <text:p text:style-name="Text_20_body_20_indent">– Во-вторых, ты, агент Билл, знаешь, как написано в досье, десяток русских слов… А агент Джек и того больше – целых пятнадцать…</text:p>
      <text:p text:style-name="Text_20_body_20_indent"><text:soft-page-break/>– Но со словарем! – воскликнул Джек.</text:p>
      <text:p text:style-name="Text_20_body_20_indent">–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p>
      <text:p text:style-name="Text_20_body_20_indent">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p>
      <text:p text:style-name="Text_20_body_20_indent">Показав им средний палец, Джек нажал на стартер своего “форда”. Засуетившись, громилы сели в машину и рванули за агентами.</text:p>
      <text:p text:style-name="Text_20_body_20_indent">– Черт знает что происходит! – визжа тормозами на поворотах, вполголоса вещал Джек. – Мы за ними должны гоняться…</text:p>
      <text:p text:style-name="Text_20_body_20_indent">– У нас демократическая страна! – пессимистически произнес Билл. – Если хочешь, давай остановимся, и ты заработаешь еще десять долларов, – предложил он.</text:p>
      <text:p text:style-name="Text_20_body_20_indent">– Если бы не задание, десятка, конечно, не помешала бы…</text:p>
      <text:p text:style-name="Text_20_body_20_indent">Агенты долго кружили по городу и, как им показалось, оторвались от хвоста.</text:p>
      <text:p text:style-name="Text_20_body_20_indent">– Теперь на военный аэродром, – крутанул руль Джек.</text:p>
      <text:p text:style-name="Text_20_body_20_indent">– Дон Чезаре! Дон Чезаре! – орал в мобильник обросший орангутанг.</text:p>
      <text:p text:style-name="Text_20_body_20_indent">– Мы их выследили… Они припарковались у военного аэродрома… </text:p>
      <text:p text:style-name="Text_20_body_20_indent"><text:span text:style-name="T2">«</text:span><text:span text:style-name="T2">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 </text:span></text:p>
      <text:h text:style-name="Heading_20_1" text:outline-level="1">* * *</text:h>
      <text:p text:style-name="Text_20_body_20_indent">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p>
      <text:p text:style-name="Text_20_body_20_indent"><text:soft-page-break/>–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p>
      <text:p text:style-name="Text_20_body_20_indent">– У-а-а-а! – сморщившись, наполнил пакет толстый Билл.</text:p>
      <text:p text:style-name="Text_20_body_20_indent">–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 </text:p>
      <text:p text:style-name="Text_20_body_20_indent">«А еще под фуфайками наши фирменные куртки с надписью “ФБР”», – борясь с тошнотой, подумал Джек.</text:p>
      <text:p text:style-name="Text_20_body_20_indent">–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p>
      <text:p text:style-name="Text_20_body_20_indent">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p>
      <text:p text:style-name="Text_20_body_20_indent"/>
      <text:p text:style-name="Text_20_body_20_indent">– Что это над нами воет? – поинтересовалась одна корова у другой.</text:p>
      <text:p text:style-name="Text_20_body_20_indent">– Наверное, волки летают… – жеманно вздохнула соседка, кося круглым глазом на быка.</text:p>
      <text:p text:style-name="Text_20_body_20_indent">«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p>
      <text:p text:style-name="Text_20_body_20_indent">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бормоча тихонько на этот раз: «Ети мать… Ети мать…», – и исчезло в проделанной дыре.</text:p>
      <text:p text:style-name="Text_20_body_20_indent">– Брат-т-т-ишка-а! Что это б-б-ыло? – заикаясь, спросил у козла Мишка, заметив, что буренки лежат в обмороке.</text:p>
      <text:p text:style-name="Text_20_body_20_indent"><text:soft-page-break/>«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p>
      <text:p text:style-name="Text_20_body_20_indent"/>
      <text:p text:style-name="Text_20_body_20_indent">Выбравшись из коровника на крышу, Билл подергал стропы, но купол парашюта запутался в ветвях нависшей над фермой ветлы и никак не желал соскальзывать.</text:p>
      <text:p text:style-name="Text_20_body_20_indent">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p>
      <text:p text:style-name="Text_20_body_20_indent"><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p>
      <text:p text:style-name="Text_20_body_20_indent">Пыхтя и чертыхаясь, друзья понесли контейнер в самое последнее здание с застекленными кое-где окнами.</text:p>
      <text:h text:style-name="Heading_20_1" text:outline-level="1">* * *</text:h>
      <text:p text:style-name="Text_20_body_20_indent">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для острастки кнутом. Верный его пес, худющий как смерть Шарик, в меру своих собачьих сил помогал хозяину.</text:p>
      <text:p text:style-name="Text_20_body_20_indent">«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p>
      <text:p text:style-name="Text_20_body_20_indent">– Шевели-и-сь, родимыя-а-а, – заорал надтреснутым с похмелья голосом, обращаясь к рогатым дамам.</text:p>
      <text:p text:style-name="Text_20_body_20_indent">У коровника его догнала невыспавшаяся Дунька.</text:p>
      <text:p text:style-name="Text_20_body_20_indent">– У кого это такие красивые простыни, дядя Евсей? </text:p>
      <text:p text:style-name="Text_20_body_20_indent">– А вот ща сымем и узнаем.</text:p>
      <text:p text:style-name="Text_20_body_20_indent">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p>
      <text:p text:style-name="Text_20_body_20_indent">– Так что, Дунька, ты того… не болтай про находку, – поделился с ней шелком. – Платье сошьешь… и веревок вот еще возьми… белье вешать.</text:p>
      <text:p text:style-name="Text_20_body_20_indent">– А чей же это? – пряча под фуфайку материал, размышляла она. – Неужто, Америка шпиена забросила?.. – ужаснулась девушка.</text:p>
      <text:p text:style-name="Text_20_body_20_indent"><text:soft-page-break/><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p>
      <text:p text:style-name="Text_20_body_20_indent">Последним, на трясущихся ногах, понуро брел бык. Рядом с ним браво семенил бородатый козел.</text:p>
      <text:p text:style-name="Text_20_body_20_indent"/>
      <text:p text:style-name="Text_20_body_20_indent"><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p>
      <text:p text:style-name="Text_20_body_20_indent">–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p>
      <text:p text:style-name="Text_20_body_20_indent">Джек как в воду глядел.</text:p>
      <text:p text:style-name="Text_20_body_20_indent"/>
      <text:p text:style-name="Text_20_body_20_indent"><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p>
      <text:p text:style-name="Text_20_body_20_indent">Когда, перед обедом, прилично отхлебнув из бутылки и гремя еще четырьмя в авоське, Евсей брел обратно, то вдруг заметил в траве за кустами что-то странное…</text:p>
      <text:p text:style-name="Text_20_body_20_indent"><text:span text:style-name="T2">«</text:span><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text:span><text:soft-page-break/><text:span text:style-name="T2">погладил авоську. – А завтра слиняю с работы, дядьку Кузьму попрошу скотину попасти, а сам на автобусе в Тарасов…» – строил он громадье планов.</text:span></text:p>
      <text:p text:style-name="Text_20_body_20_indent"/>
      <text:p text:style-name="Text_20_body_20_indent">– Ети-и-и ма-а-ть! Ну, дрань господня! – в бессильной злобе шептал Билл, сжимая в руке “Магнум” сорок пятого калибра и наблюдая за пастухом из неглубокого овражка.</text:p>
      <text:p text:style-name="Text_20_body_20_indent">–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p>
      <text:p text:style-name="Text_20_body_20_indent">– А может, это вовсе и не пастух?.. – предположил Билл. – И почему босс не захотел прислать нас сюда официально?.. Ведь Россия наш друг!</text:p>
      <text:p text:style-name="Text_20_body_20_indent">– В Штатах в такой ситуации ты что бы предпринял? – задал вопрос Джек.</text:p>
      <text:p text:style-name="Text_20_body_20_indent">– Ну-у что-что? Пошел бы в магазин и купил новую антенну…</text:p>
      <text:p text:style-name="Text_20_body_20_indent">–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p>
      <text:p text:style-name="Text_20_body_20_indent">– Ну так пошли на базу, – гордый собой, воскликнул Билл, подтянув повыше трико.</text:p>
      <text:p text:style-name="Text_20_body_20_indent">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p>
      <text:p text:style-name="Text_20_body_20_indent">– Может, нас ищут в полях или в лесу? – волновался Билл.</text:p>
      <text:p text:style-name="Text_20_body_20_indent">– Да кому мы нужны! – стал читать название улицы на прибитой к углу Дунькиного дома дощечке Джек. – Ул. им. Ив. Су-са-ни-на, – по слогам прочел он.</text:p>
      <text:p text:style-name="Text_20_body_20_indent">В этот момент на крыльцо вышла первая шалопутовская мисс Дунька Рогожина.</text:p>
      <text:p text:style-name="Text_20_body_20_indent">Потянувшись, она охнула, увидев рядом с домом двух черных мужиков в топорщившихся на коленях трико и в тельняшках под распахнутыми куртками.</text:p>
      <text:p text:style-name="Text_20_body_20_indent">– Мэм! – радостно мэмкнул агент Джек. – Ай эм тоурист! Жить тундра, – сообщил ей. – Имею попасть в Тарасов, – жизнерадостно <text:soft-page-break/>глядел на круглое, в веснушках, лицо и полную фигуру со сдобными выпуклостями грудей.</text:p>
      <text:p text:style-name="Text_20_body_20_indent">Парализованная от вида черных мужиков, Дунька замерла на месте. Парализованный от женской красоты, Билл молча наслаждался видом русской красавицы.</text:p>
      <text:p text:style-name="Text_20_body_20_indent">– Ай лав ю-у, – прошептали толстые билловские губы.</text:p>
      <text:p text:style-name="Text_20_body_20_indent">–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p>
      <text:p text:style-name="Text_20_body_20_indent">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p>
      <text:p text:style-name="Text_20_body_20_indent"><text:span text:style-name="T2">–</text:span><text:span text:style-name="T2"> Тарасов… Тарасов… у-у-у, – показал рукой вдоль дороги Джек. – Туристо-тундра!</text:span></text:p>
      <text:p text:style-name="Text_20_body_20_indent">– Так вот ты какой, северный чукча-а… – пробормотала жена главного шалопутовского браконьера Филимона. – Залазьте, залазьте в машину.</text:p>
      <text:p text:style-name="Text_20_body_20_indent">Первым вскарабкался Джек. Следом в дверях драндулета появилась мечтательная черная физиономия.</text:p>
      <text:p text:style-name="Text_20_body_20_indent">– Быдто в гуталине весь, – исподтишка перекрестилась супружница некурящего мужика – средних лет женщина в белом платочке на голове. </text:p>
      <text:p text:style-name="Text_20_body_20_indent">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p>
      <text:p text:style-name="Text_20_body_20_indent">– Почем у вас в тундре огурцы? – ради знакомства задала вопрос жена некурящего.</text:p>
      <text:p text:style-name="Text_20_body_20_indent">Джек, блеснув зубами, принялся листать страницы словаря. Билл глядел в окно и чему-то улыбался. Сдачи от водилы они, конечно, не получили.</text:p>
      <text:p text:style-name="Text_20_body_20_indent">«Чукчи – они и есть чукчи!» – радостно подумал шофер, с блаженством закуривая “Приму”.</text:p>
      <text:p text:style-name="Text_20_body_20_indent">– Обратно в пять вечера, – вспомнив, заорал он в окошко.</text:p>
      <text:p text:style-name="Text_20_body_20_indent">«Может, еще одним стольником разживусь», – мечтательно выпустил в воздух ядовитое облачко никотина, с удивлением увидев, как рядом упала убитая лошадь.</text:p>
      <text:p text:style-name="Text_20_body_20_indent"/>
      <text:p text:style-name="Text_20_body_20_indent"><text:soft-page-break/>На этот раз народа вокруг было полно, но люди почему-то обходили Билла и Джека стороной и в общение не вступали.</text:p>
      <text:p text:style-name="Text_20_body_20_indent">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p>
      <text:p text:style-name="Text_20_body_20_indent">Однако у “сладкой парочки” имелись и индивидуальные расхождения… Так, один был в солдатской шапке с опущенными ушами, а другой – в тюбетейке.</text:p>
      <text:p text:style-name="Text_20_body_20_indent">–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p>
      <text:p text:style-name="Text_20_body_20_indent">– Джентльмены, ай эм оф Америка. ФБР.</text:p>
      <text:p text:style-name="Text_20_body_20_indent">Перестав чесать гузки, “джентльмены” о чем-то задумались, разглядывая негров.</text:p>
      <text:p text:style-name="Text_20_body_20_indent">– Ес, ес, ес, – закивал черной башкой Джек.</text:p>
      <text:p text:style-name="Text_20_body_20_indent">– Слышь Хоттабыч, а эти еще грязнее нас, – выдал мысль индивид в шапке. – И тоже жрать хотят…</text:p>
      <text:p text:style-name="Text_20_body_20_indent">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p>
      <text:p text:style-name="Text_20_body_20_indent">–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p>
      <text:p text:style-name="Text_20_body_20_indent">Джек, не понимая, слушал их разговор, стараясь вдыхать воздух мелкими порциями.</text:p>
      <text:p text:style-name="Text_20_body_20_indent">– Давно бомжуете, мужики? – проглотив пирожок, начал светский разговор Хоттабыч.</text:p>
      <text:p text:style-name="Text_20_body_20_indent">– Мы есть туристы-ы. У-у-у-у, – загудел зачем-то Джек, разобравшись, что джентльмены имеют к Америке такое же отношение, как он к Тунгусскому метеориту.</text:p>
      <text:p text:style-name="Text_20_body_20_indent">– Выражайся яснее, – обиделась Шапка-Ушанка, – а не как губами по сковороде.</text:p>
      <text:p text:style-name="Text_20_body_20_indent"><text:soft-page-break/><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p>
      <text:p text:style-name="Text_20_body_20_indent">«Куда он указкой тычет?» – утерев нос последовательно всеми рукавами, огляделся Хоттабыч и, внутренне гордясь собой, прочел вывеску “БАНЯ”.</text:p>
      <text:p text:style-name="Text_20_body_20_indent">–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p>
      <text:p text:style-name="Text_20_body_20_indent">– Дру-у-у-г, оста-а-вь докури-и-ть? – пропела Шапка.</text:p>
      <text:p text:style-name="Text_20_body_20_indent">Но ответом была не тишина, а встречный вопрос, произнесенный язвительным голосом:</text:p>
      <text:p text:style-name="Text_20_body_20_indent">– А нос не заболить?..</text:p>
      <text:p text:style-name="Text_20_body_20_indent">– Ох, Хоттабыч, ты такой вредный, что в тебе даже глисты не живут, – расстроился верный помойный друг.</text:p>
      <text:p text:style-name="Text_20_body_20_indent">–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p>
      <text:p text:style-name="Text_20_body_20_indent">– Билл, они хотят нам помочь с тарелкой в обмен на куртки, – похлопал приятеля по плечу Джек. – Да где ты витаешь? – покрутил ладонью перед его лицом.</text:p>
      <text:p text:style-name="Text_20_body_20_indent">Не споря, Билл стянул с себя куртку и протянул Тюбетейке.</text:p>
      <text:p text:style-name="Text_20_body_20_indent">– Да постой, – выхватил из кармана деньги Джек и отдал свою куртку Шапке.</text:p>
      <text:p text:style-name="Text_20_body_20_indent">Бомжи, не разглядев, что за сверток вытащили из кармана, тут же, волшебным образом, испарились.</text:p>
      <text:p text:style-name="Text_20_body_20_indent">Прождав “джентльменов” около часа, агенты поняли, что их, мягко говоря, надурили, и отправились искать магазин сами, ни с кем больше не вступая в контакт.</text:p>
      <text:h text:style-name="Heading_20_1" text:outline-level="1">* * *</text:h>
      <text:p text:style-name="Text_20_body_20_indent">Примерно в то же время, когда агенты общались с бомжами, до Тарасова добрались их главные конкуренты из “Опиумного кругляшка” Джонни и Джинн. </text:p>
      <text:p text:style-name="Text_20_body_20_indent">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p>
      <text:p text:style-name="Text_20_body_20_indent"><text:soft-page-break/>–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p>
      <text:p text:style-name="Text_20_body_20_indent">– Ну ты, мазила тарасовская, – весело орали зрители курносому крепышу с огромной, как у бегемота, лысой башкой и с татуировками на голом торсе.</text:p>
      <text:p text:style-name="Text_20_body_20_indent">– Делай его-о, Коля-а-н, делай, – другая часть поддерживала короткостриженого широкоплечего парня со шрамом на щеке.</text:p>
      <text:p text:style-name="Text_20_body_20_indent">Короткостриженый удачно закатил шар в лузу и под гогот зрителей произнес:</text:p>
      <text:p text:style-name="Text_20_body_20_indent">– Немного тебе осталось, мистер Вовчик… чуешь уже конец, коли побледнел, как спирохета…</text:p>
      <text:p text:style-name="Text_20_body_20_indent">–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маленького, словно карлик, мафиозника. – Шварценеггер еще под ногами путается.</text:p>
      <text:p text:style-name="Text_20_body_20_indent">Колян промахнулся, и шар, громко щелкнув, отскочил от борта стола.</text:p>
      <text:p text:style-name="Text_20_body_20_indent">– Не считается, меня подтолкнули! – заорал он, покраснев шрамом.</text:p>
      <text:p text:style-name="Text_20_body_20_indent"><text:span text:style-name="T2">–</text:span><text:span text:style-name="T2"> Не гони дерьмо по кишечнику, – сощурившись, стал примериваться к шару Вовчик.</text:span></text:p>
      <text:p text:style-name="Text_20_body_20_indent">– Кто-о гонит? Ты отвечаешь за базар?</text:p>
      <text:p text:style-name="Text_20_body_20_indent">Бегемотоголовый зловеще разогнулся.</text:p>
      <text:p text:style-name="Text_20_body_20_indent">В это время бармен наковырял в морозилке, сдвинув в сторону кусок мяса, красного от крови льда и покрошил клиентам в стаканы, наполнив затем их виски.</text:p>
      <text:p text:style-name="Text_20_body_20_indent">Поглядев напиток на свет, Джинн осторожно отхлебнул и пульверизатором выдул его на татуированного русского бильярдиста.</text:p>
      <text:p text:style-name="Text_20_body_20_indent">От подобной наглости тот даже оцепенел.</text:p>
      <text:p text:style-name="Text_20_body_20_indent">– Ай эм сорри… – защелкал пальцами Джинн, подбирая слова. – Я есть извиняйт…</text:p>
      <text:p text:style-name="Text_20_body_20_indent">– Да ты еще издеваешься?! – заревел медведем бегемотоголовый и кинулся на обидчика.</text:p>
      <text:p text:style-name="Text_20_body_20_indent">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p>
      <text:p text:style-name="Text_20_body_20_indent">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text:soft-page-break/>ящики. Сумки с вещами, принадлежащие путешественникам, выбрасывать не стали, а оставили себе в качестве контрибуции.</text:p>
      <text:p text:style-name="Text_20_body_20_indent">– Мамитта мия! – вспомнив свои итальянские корни, разбитыми губами прошептал татуированный Джинн.</text:p>
      <text:p text:style-name="Text_20_body_20_indent">– Какие хулиганы эти русские, – держась за бока, поднялся с земли поверженный гигант Джонни.</text:p>
      <text:p text:style-name="Text_20_body_20_indent">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p>
      <text:p text:style-name="Text_20_body_20_indent">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p>
      <text:p text:style-name="Text_20_body_20_indent">– О-о-о! Служба безопасности… Секьюрити… – поняли его импортные гангстеры. – Вери велл! – согласились они ехать.</text:p>
      <text:p text:style-name="Text_20_body_20_indent">Довольный мужичишка отвел клиентов к своей тачке. Увидев обшарпанный лимузин размером с утюг, гангстеры призадумались. Особенно “коротышка” Джонни.</text:p>
      <text:p text:style-name="Text_20_body_20_indent">– Ну и «роллс-ройс», – с сомнением смотрел на авто. </text:p>
      <text:p text:style-name="Text_20_body_20_indent">Мужичок стоял рядом и наблюдал за иностранцами.</text:p>
      <text:p text:style-name="Text_20_body_20_indent">– «Запорожец»! Последняя модель, – похвалил мыльницу на колесах. – Ну что, граждане? Хотите – поехали. Не хотите – оставайтесь…</text:p>
      <text:p text:style-name="Text_20_body_20_indent">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p>
      <text:h text:style-name="Heading_20_1" text:outline-level="1">* * *</text:h>
      <text:p text:style-name="Text_20_body_20_indent">Их соотечественники в это время нашли нужный магазин и с облегчением прошли в дверь. В <text:s/>магазине людей почти не было, зато было прохладно от работающего кондиционера.</text:p>
      <text:p text:style-name="Text_20_body_20_indent">– Вон! Вон она! – указал пальцем на антенну Джек и, не сдерживая эмоций, радостно запрыгал.</text:p>
      <text:p text:style-name="Text_20_body_20_indent">Билл вышел постепенно из ступора и, дернув локтем вниз, громко заорал:</text:p>
      <text:p text:style-name="Text_20_body_20_indent">– Ие-э-с!</text:p>
      <text:p text:style-name="Text_20_body_20_indent">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p>
      <text:p text:style-name="Text_20_body_20_indent"><text:soft-page-break/>–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p>
      <text:p text:style-name="Text_20_body_20_indent"><text:span text:style-name="T2">–</text:span><text:span text:style-name="T2"> Вам чего надо? – с некоторой опаской подошли к покупателям охранники, красуясь форменными брюками и тужурками.</text:span></text:p>
      <text:p text:style-name="Text_20_body_20_indent">– Тарелька, тарелька… У-у-у-у… Спутник… – как можно обстоятельнее объяснил Джек и, торопясь, резко выбросил вперед лапищу с деньгами.</text:p>
      <text:p text:style-name="Text_20_body_20_indent">– Точно психи! – увернувшись и заламывая ничего не понимающему агенту руку, с напрягом заорал другу парень. – Думают, что они инопланетяне…</text:p>
      <text:p text:style-name="Text_20_body_20_indent">Широко улыбающийся Билл, привыкнув, что в их магазинах продавцы и покупатели взаимно вежливы, тут же получил промеж ног от второго секьюрити.</text:p>
      <text:p text:style-name="Text_20_body_20_indent">– Светка! Скорее звони. А то как бы они нас не покусали-и, – молотя кулаками Билла, орал охранник.</text:p>
      <text:p text:style-name="Text_20_body_20_indent">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p>
      <text:p text:style-name="Text_20_body_20_indent">И таким же способом, как недавно бомжей, их вежливо выставили из магазина, к которому, сверкая “мигалкой”, неслась уже санитарная машина.</text:p>
      <text:p text:style-name="Text_20_body_20_indent">– Вот! Вот лунатики, – указал на агентов один из секьюрити, и звероватого вида огромные мужики в белых халатах и с носилками кинулись на агентов.</text:p>
      <text:p text:style-name="Text_20_body_20_indent">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p>
      <text:p text:style-name="Text_20_body_20_indent">– Помогите-е кто-нибудь! – заорал не ожидавший увидеть их секьюрити, выглянувший зачем-то на улицу. – Мсти-и-ть пришли-и, – закрыл на задвижку входную дверь.</text:p>
      <text:p text:style-name="Text_20_body_20_indent">С другой стороны улицы, подвывая сиреной, показалось авто с азартными санитарами.</text:p>
      <text:p text:style-name="Text_20_body_20_indent">– Вон! Вон они! Эй, психи, стой!..</text:p>
      <text:p text:style-name="Text_20_body_20_indent">– Бежим в ту сторону, – потащил Джек приятеля за рукав тельняшки. </text:p>
      <text:p text:style-name="Text_20_body_20_indent"><text:soft-page-break/>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p>
      <text:p text:style-name="Text_20_body_20_indent">– Билл, тебе не кажется, что Тарасов опаснее Нью-Йорка? – тяжело дыша, поинтересовался Джек.</text:p>
      <text:p text:style-name="Text_20_body_20_indent">–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p>
      <text:p text:style-name="Text_20_body_20_indent">Абориген, миролюбиво покуривая вонючую “Приму”, разглядывал агентов.</text:p>
      <text:p text:style-name="Text_20_body_20_indent">– Откеда такие будете, пацаны? – дыхнув похмельной волной, поинтересовался он.</text:p>
      <text:p text:style-name="Text_20_body_20_indent">– Мы из тундра! – заученно отрапортовал Джек. – Ищем спутниковую тарелку, – почти без акцента произнес он.</text:p>
      <text:p text:style-name="Text_20_body_20_indent">–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p>
      <text:p text:style-name="Text_20_body_20_indent">– Баксов у нас уже нет, – разобрался в цене Джек, потрогав пальцами подбитый глаз, – а рубли не подойдут? – достал из кармана трико оставшуюся пачку денег.</text:p>
      <text:p text:style-name="Text_20_body_20_indent">–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p>
      <text:p text:style-name="Text_20_body_20_indent">– О-о! У нас как раз столько и есть, – обрадовался Джек, – но сначала тарелку, – спрятал за спину деньги от алчной лапищи русского дилера.</text:p>
      <text:p text:style-name="Text_20_body_20_indent"><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p>
      <text:p text:style-name="Text_20_body_20_indent">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p>
      <text:p text:style-name="Text_20_body_20_indent">–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p>
      <text:p text:style-name="Text_20_body_20_indent">– Бабы дуры!!! – уверенно произнес коммивояжер. – Вот вам спутниковая тарелка, а мне гоните денежки…</text:p>
      <text:p text:style-name="Text_20_body_20_indent"><text:soft-page-break/>Агенты с сомнением разглядывали тарелку с мелом нарисованным спутником и надписью: “Антенна, блин”.</text:p>
      <text:p text:style-name="Text_20_body_20_indent">– Старая модель, но действует, как зверь… – принялся рекламировать аппаратуру коммивояжер.</text:p>
      <text:p text:style-name="Text_20_body_20_indent">– Гоните мою крышку! – выбежала из подъезда толстая, с синяком под глазом тетка.</text:p>
      <text:p text:style-name="Text_20_body_20_indent">– Отстегивайте копейку и бегом валите, – насильно всучил им аппарат мужичок, – ей с Америкой говорить захотелось…</text:p>
      <text:p text:style-name="Text_20_body_20_indent">Схватив тарелку и отдав деньги, агенты помчались к воротам.</text:p>
      <text:p text:style-name="Text_20_body_20_indent">– Эх и набегались мы сегодня, – остановились они отдышаться среди похожих одна на другую панельных пятиэтажек.</text:p>
      <text:p text:style-name="Text_20_body_20_indent">– Джек, а ты точно знаешь, что эта штука будет работать? – сильно засомневался Билл.</text:p>
      <text:p text:style-name="Text_20_body_20_indent">–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p>
      <text:p text:style-name="Text_20_body_20_indent">– Через полтора часа отходит наш катафалк, – в раздумье сели они на бордюр, положив перед собой спутниковую тарелку.</text:p>
      <text:p text:style-name="Text_20_body_20_indent">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p>
      <text:p text:style-name="Text_20_body_20_indent">– Помяните моего кореша, мужики, – смахнув слезу, умчался прочь. Другой автомобилист на простых “жигулях” отвез их на автовокзал, взяв из пачки пять бумажек.</text:p>
      <text:p text:style-name="Text_20_body_20_indent">–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p>
      <text:p text:style-name="Text_20_body_20_indent">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p>
      <text:p text:style-name="Text_20_body_20_indent">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p>
      <text:p text:style-name="Text_20_body_20_indent"><text:soft-page-break/>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p>
      <text:p text:style-name="Text_20_body_20_indent">–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p>
      <text:p text:style-name="Text_20_body_20_indent">– Тоурист! – указал пальцем на друга Джинн.</text:p>
      <text:p text:style-name="Text_20_body_20_indent">–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p>
      <text:p text:style-name="Text_20_body_20_indent"/>
      <text:p text:style-name="Text_20_body_20_indent">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p>
      <text:p text:style-name="Text_20_body_20_indent">Пора было выходить на связь.</text:p>
      <text:p text:style-name="Text_20_body_20_indent">– Давай, Билл, надевай когти и лезь на столб, все равно в передатчике ничего не волокешь, – поделил обязанности Джек.</text:p>
      <text:p text:style-name="Text_20_body_20_indent">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p>
      <text:p text:style-name="Text_20_body_20_indent">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p>
      <text:p text:style-name="Text_20_body_20_indent">–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p>
      <text:p text:style-name="Text_20_body_20_indent">Никто, конечно, не допетрил, что это электромонтер.</text:p>
      <text:h text:style-name="Heading_20_1" text:outline-level="1">* * *</text:h>
      <text:p text:style-name="Text_20_body_20_indent">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p>
      <text:p text:style-name="Text_20_body_20_indent">У быка не маячило, и даже наоборот… <text:s/></text:p>
      <text:p text:style-name="Text_20_body_20_indent">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text:soft-page-break/>получил ощутимый пинок от пастуха. Хотя Евсей и отогнал распутника, чтоб не вывелась порода под названием “Шалопутовские кошмары”, но ставил его Мишке в пример. </text:p>
      <text:p text:style-name="Text_20_body_20_indent">Две колхозные коровы, которых Евсей звал Зита и Гита, жутко ревновали своего суженого и бурно радовались его неудачам и промахам.</text:p>
      <text:p text:style-name="Text_20_body_20_indent">–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p>
      <text:p text:style-name="Text_20_body_20_indent">К их радости, у Мишки так ничего и не получилось.</text:p>
      <text:p text:style-name="Text_20_body_20_indent">Раздосадованный Евсей погнал стадо в деревню, горланя во всю глотку и подстукивая себе на барабане:</text:p>
      <text:p text:style-name="Text_20_body_20_indent">– С фермы вышел бригадир и поведал на-а ве-е-сь ми-и-р: “Нету-у больше-е молока-а – член сломалси-и у быка-а!”</text:p>
      <text:p text:style-name="Text_20_body_20_indent">Э-э-э-х! Ми-и-ша-а…</text:p>
      <text:p text:style-name="Text_20_body_20_indent"/>
      <text:p text:style-name="Text_20_body_20_indent">Мишаня весь этот знойный день обучал найденного дятла азбуке Морзе.</text:p>
      <text:p text:style-name="Text_20_body_20_indent">– Молодец, птичка, – хвалил одноглазого стукача, отбивая медленные и частые удары пальцем по столу.</text:p>
      <text:p text:style-name="Text_20_body_20_indent">Дятел дублировал их на струганой доске. </text:p>
      <text:p text:style-name="Text_20_body_20_indent">За уроком наблюдали невидимые Мишане жители другого измерения, поселившиеся в его лесной сторожке.</text:p>
      <text:p text:style-name="Text_20_body_20_indent">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p>
      <text:p text:style-name="Text_20_body_20_indent">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 </text:p>
      <text:p text:style-name="Text_20_body_20_indent"><text:span text:style-name="T2">Эту тему, попива</text:span><text:span text:style-name="T2">я чаек, и обсуждали домовой с Кумохой.</text:span></text:p>
      <text:p text:style-name="Text_20_body_20_indent">– Эх, Кумука Мумуковна, не скоро ты дождесси дня святого Тарасия…</text:p>
      <text:p text:style-name="Text_20_body_20_indent">– Сколько тебе говорить, Ероха, не Кумука Мумуковна, а Кумоха Мумоховна. Кажись, и молодой ишшо, склероза не должно быть. Бери с 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text:soft-page-break/>пор тошно вспоминать… Ну-у, уснет он на Тарасия… – мстительно пригрозила егерю.</text:p>
      <text:p text:style-name="Text_20_body_20_indent">– Тарас – опрокинь на матрас, – обнял за плечико даму Ерофей. – Кумука Мумуковна, а-а выходь за меня замуж… – развеселил он тетку.</text:p>
      <text:p text:style-name="Text_20_body_20_indent">– За тебя-а, склеротика?! Да ты через день забудешь, что жанатый, и в деревню блудить улетишь…</text:p>
      <text:p text:style-name="Text_20_body_20_indent">–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p>
      <text:p text:style-name="Text_20_body_20_indent">Пообедав и вздремнув, благо на дворе стояло лето, а не март, Мишаня решил поглядеть видак, который приобрел на срубленные 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p>
      <text:p text:style-name="Text_20_body_20_indent">– Рассаживаемся согласно купленным билетам, – оживился Ерошка, приудобливаясь на шкафу перед экраном телевизора.</text:p>
      <text:p text:style-name="Text_20_body_20_indent">Рядом, позевывая, примостилась Кумоха, закрыв подолом черного платья острые свои коленки.</text:p>
      <text:p text:style-name="Text_20_body_20_indent">– В телевизор гляди, Ероха, – посоветовала возбудившемуся домовому. </text:p>
      <text:p text:style-name="Text_20_body_20_indent">После фильма на Кумоху нашла лихоманка. Она тряслась от неожиданно обрушившейся на нее любви к эльфу Добби.</text:p>
      <text:p text:style-name="Text_20_body_20_indent">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p>
      <text:p text:style-name="Text_20_body_20_indent">– Кума! Ты че? Втюрилась, в натуре? – перейдя на молодежный сленг, поинтересовался у подруги.</text:p>
      <text:p text:style-name="Text_20_body_20_indent">Ее черные сияющие глаза были ответом.</text:p>
      <text:p text:style-name="Text_20_body_20_indent">– Мумуковна! Не впадай в кому. Ведь он зеленый! С огромными ушами, глазами навыкате и к тому же – кожа да кости…</text:p>
      <text:p text:style-name="Text_20_body_20_indent">– Он сла-а-вный! Он ду-у-шка-а! Он огу-у-рчик! – мечтательно жмурилась влюбленная и вдруг ринулась в сени –поглядеть в ведро с водой на свое отражение.</text:p>
      <text:p text:style-name="Text_20_body_20_indent">«Ежели постригусь, покрашусь и сделаю “химию”, стану клевой девахой», – думала она.</text:p>
      <text:h text:style-name="Heading_20_1" text:outline-level="1">* * *</text:h>
      <text:p text:style-name="Text_20_body_20_indent">Два офицера ФСБ, в черных костюмах и белых рубашках, сидели в желтой “Волге” двадцать четвертой модели с шашечками на дверцах и, <text:soft-page-break/>включив подслушивающее устройство, прослушивали номер, в котором находился подведомственный им шпион.</text:p>
      <text:p text:style-name="Text_20_body_20_indent">На Москву опустились сумерки, а вместе с ними прохлада и ночная жизнь. </text:p>
      <text:p text:style-name="Text_20_body_20_indent">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p>
      <text:p text:style-name="Text_20_body_20_indent"><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p>
      <text:p text:style-name="Text_20_body_20_indent">Егор Железнов – молодой, белозубый и сероглазый парень с квадратным подбородком – глянул на командира.</text:p>
      <text:p text:style-name="Text_20_body_20_indent">– Помоги ему приехать, – распорядился капитан Иван Крутой – точная копия своего подчиненного и друга.</text:p>
      <text:p text:style-name="Text_20_body_20_indent">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p>
      <text:p text:style-name="Text_20_body_20_indent">Убрав чемодан в багажник “Волги”, чтоб люди не спотыкались, Железнов сел на свое место.</text:p>
      <text:p text:style-name="Text_20_body_20_indent">– Что-то смена сегодня опаздывает, – произнес он, глянув на капитана.</text:p>
      <text:p text:style-name="Text_20_body_20_indent">– Да загорать, наверное, уехали или девочек кадрят, – лениво процедил сквозь зубы Крутой.</text:p>
      <text:p text:style-name="Text_20_body_20_indent">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p>
      <text:p text:style-name="Text_20_body_20_indent">–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p>
      <text:p text:style-name="Text_20_body_20_indent"><text:soft-page-break/>Отвлекшиеся от стрельбы мордовороты стали хлопать ему в ладоши, призывая и дальше исполнять так понравившийся им народный кавказский танец. Громкий звонок отвлек капитана от забавного зрелища. Достав из кармана телефон, он бодро произнес: «Алло!»</text:p>
      <text:p text:style-name="Text_20_body_20_indent">– Сам ты “алло”! – услышал в ответ. – Как там шпион? – поинтересовался собеседник.</text:p>
      <text:p text:style-name="Text_20_body_20_indent"><text:span text:style-name="T5">– Какой шпион? – на секунду опешил Крутой. – Ах, шпи-и-о-о-н… </text:span><text:span text:style-name="T2">Нормально. Сидит дома и смотрит телевизор…</text:span></text:p>
      <text:p text:style-name="Text_20_body_20_indent">– Так он же слепой, – в свою очередь удивился звонивший.</text:p>
      <text:p text:style-name="Text_20_body_20_indent">–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p>
      <text:p text:style-name="Text_20_body_20_indent">– Смена прибыла? – поинтересовался голос.</text:p>
      <text:p text:style-name="Text_20_body_20_indent">–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p>
      <text:p text:style-name="Text_20_body_20_indent">–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p>
      <text:p text:style-name="Text_20_body_20_indent">– Сделаем! – пообещал капитан.</text:p>
      <text:p text:style-name="Text_20_body_20_indent">– Да смотрите, – закричала трубка, – пока на квартире находитесь, чтоб хулиганы опять колеса не увели и аппаратуру на запчасти не разобрали.</text:p>
      <text:p text:style-name="Text_20_body_20_indent">– Будем следить, – буркнул в умолкнувшую трубку сотового телефона покрасневший капитан и замахнулся на старлея.</text:p>
      <text:p text:style-name="Text_20_body_20_indent">– За что-о? – вскрикнул тот, закрываясь рукой.</text:p>
      <text:p text:style-name="Text_20_body_20_indent">– Сам знаешь, – подпрыгнул на сиденье от толчка в бампер.</text:p>
      <text:p text:style-name="Text_20_body_20_indent">–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p>
      <text:p text:style-name="Text_20_body_20_indent">–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p>
      <text:p text:style-name="Text_20_body_20_indent"><text:soft-page-break/>– Дава-а-й, братаны-ы! – высунувшись в окошко, махал водила отъезжавшей “Волге”.</text:p>
      <text:p text:style-name="Text_20_body_20_indent">–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наблюдать за иностранным разведчиком. Я уж про напарника не говорю…</text:p>
      <text:p text:style-name="Text_20_body_20_indent">– Во зато потом удивятся, когда в номере никого не найдут, – хохотнул Железнов.</text:p>
      <text:p text:style-name="Text_20_body_20_indent">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p>
      <text:p text:style-name="Text_20_body_20_indent">– Шеф, шеф, подбрось до метро, – подлетел к ним благоухающий духами субъект с цветами в руках, – на свидание опаздываю, – добавил он.</text:p>
      <text:p text:style-name="Text_20_body_20_indent">– Ща подброшу пинком под зад, – лениво ответил капитан, проверяя, закрыты ли дверцы.</text:p>
      <text:p text:style-name="Text_20_body_20_indent">– И на свидание недели на три опоздаешь, пока из больницы выпишут, – миролюбиво произнес Железнов, постучав ногой по покрышке.</text:p>
      <text:p text:style-name="Text_20_body_20_indent">Все уразумев, жених в секунду испарился, оставив после себя насыщенный цветами и дорогим одеколоном воздух.</text:p>
      <text:p text:style-name="Text_20_body_20_indent">– Подозрительный какой-то… – поднимаясь на нужный этаж, произнес капитан и нашарил в кармане отмычку.</text:p>
      <text:p text:style-name="Text_20_body_20_indent">Пока он открывал ею дверь, Железнов заслонил ладонью соседский глазок.</text:p>
      <text:p text:style-name="Text_20_body_20_indent">–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p>
      <text:p text:style-name="Text_20_body_20_indent">Спасовавшие фээсбэшники моментально скрылись за железной дверью секретной хаты.</text:p>
      <text:p text:style-name="Text_20_body_20_indent">– Против нее мы бессильны, – вздохнул капитан.</text:p>
      <text:p text:style-name="Text_20_body_20_indent">– Еще какими-то “брехерами” обозвала, – обидчиво шмыгнул носом старлей. </text:p>
      <text:p text:style-name="Text_20_body_20_indent">«Что за херы с добавкой “бре”?» – на секунду задумался капитан, обозревая из прихожки загаженную комнату и висевший на люстре дамский лифчик.</text:p>
      <text:p text:style-name="Text_20_body_20_indent">– Размер маленький, – сделал он вывод, – не в моем вкусе.</text:p>
      <text:p text:style-name="Text_20_body_20_indent">–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 </text:p>
      <text:p text:style-name="Text_20_body_20_indent"><text:soft-page-break/>– А окурков-то накидали, – войдя в комнату, снял пиджак и засучил рукава капитан. – Да и водчонки выдули немало, – показал 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p>
      <text:p text:style-name="Text_20_body_20_indent"><text:span text:style-name="T8">Старлей в это время отогнал выстрелами другого грабителя</text:span><text:span text:style-name="T2">.</text:span></text:p>
      <text:p text:style-name="Text_20_body_20_indent">–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p>
      <text:p text:style-name="Text_20_body_20_indent">Дверь генералу открыл сам и, вытянувшись по стойке смирно, попытался доложить, сколько и кого находится в помещении.</text:p>
      <text:p text:style-name="Text_20_body_20_indent"><text:span text:style-name="T2">–</text:span><text:span text:style-name="T2"> Вольно, вольно сынок, – отмахнулся от него генерал. – К тому же к пустой голове руку не прикладывают.</text:span></text:p>
      <text:p text:style-name="Text_20_body_20_indent">–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p>
      <text:p text:style-name="Text_20_body_20_indent">В это время приехавший вместе с ним стройный офицер в штатском, краснея лицом, брякнул на пол тяжелый сверток.</text:p>
      <text:p text:style-name="Text_20_body_20_indent"><text:span text:style-name="T8">– Тебя никто не видел? – строго осведомился у него генерал</text:span><text:span text:style-name="T2">.</text:span></text:p>
      <text:p text:style-name="Text_20_body_20_indent">«А хрен его знает, – подумал молодой офицер, – из-за этого чертового свертка я только под ноги смотрел, чтоб не навернуться…»</text:p>
      <text:p text:style-name="Text_20_body_20_indent">– Никак нет! – громко отрапортовал он.</text:p>
      <text:p text:style-name="Text_20_body_20_indent">– Нельзя ли потише орать?! – сделал им замечание женский голос с шестого этажа. – По телефону мешаете говорить…</text:p>
      <text:p text:style-name="Text_20_body_20_indent">– А ты, кикимора, со своим телефоном всех уже достала… – заорал сосед через стенку.</text:p>
      <text:p text:style-name="Text_20_body_20_indent">– Если не замолчите, я начну играть на пианино, – остудил всех голос с балкона.</text:p>
      <text:p text:style-name="Text_20_body_20_indent">–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p>
      <text:p text:style-name="Text_20_body_20_indent">Не обращая внимания на доносившиеся со всех сторон угрозы и ругательства, он поведал своим операм, что ночью над деревней <text:soft-page-break/>Шалопутовкой Тарасовской области войсками ПВО был запеленгован вражеский самолет без опознавательных знаков.</text:p>
      <text:p text:style-name="Text_20_body_20_indent">– Печенкой чую, что это самолет-шпион, – разволновав-шись от вероятного присутствия на родной земле вражеских диверсантов, громко произнес генерал.</text:p>
      <text:p text:style-name="Text_20_body_20_indent">– На сковороде твоей печенке место! – завопила женщина с шестого этажа.</text:p>
      <text:p text:style-name="Text_20_body_20_indent">– А ты, грымза, хужей аппендицита! – под аккомпанемент расстроенного пианино завопил сосед через стенку.</text:p>
      <text:p text:style-name="Text_20_body_20_indent">Снизу кто-то стал долбить в потолок, который одновременно служил полом конспиративной квартиры, и орать:</text:p>
      <text:p text:style-name="Text_20_body_20_indent">– Крокодилы голубые!.. В самый геморрой достали-и…</text:p>
      <text:p text:style-name="Text_20_body_20_indent">–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p>
      <text:p text:style-name="Text_20_body_20_indent">После оглушительного взрыва наступило долгожданное затишье. </text:p>
      <text:p text:style-name="Text_20_body_20_indent">Постучав ногой в пол, генерал поинтересовался:</text:p>
      <text:p text:style-name="Text_20_body_20_indent">– Глюки ловишь, цветовод геморройный?..</text:p>
      <text:p text:style-name="Text_20_body_20_indent">В ответ тишина.</text:p>
      <text:p text:style-name="Text_20_body_20_indent">–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p>
      <text:p text:style-name="Text_20_body_20_indent">«О-о-о, театр Образцова», – с иронией подумал капитан.</text:p>
      <text:p text:style-name="Text_20_body_20_indent">– Нужная вещь! – на всякий случай похвалил игрушку.</text:p>
      <text:p text:style-name="Text_20_body_20_indent">– Чудо науки! – поддержал его старлей.</text:p>
      <text:p text:style-name="Text_20_body_20_indent">–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p>
      <text:p text:style-name="Text_20_body_20_indent"><text:span text:style-name="T2">Пошевелив руками, ногами и головой, тот глянул на л</text:span><text:span text:style-name="T2">юдей и поздоровался:</text:span></text:p>
      <text:p text:style-name="Text_20_body_20_indent">– Добрый день, господа, – вежливо при этом склонив голову.</text:p>
      <text:p text:style-name="Text_20_body_20_indent">Генерал глядел на куклу с любовью, словно на собственного внука.</text:p>
      <text:p text:style-name="Text_20_body_20_indent"><text:span text:style-name="T2">– Десять лет конструкторы разрабатывали этот единственный экземпляр. Ввели в программу вежливость и </text:span><text:soft-page-break/><text:span text:style-name="T2">культуру… Будет вам у кого поучиться приличиям и этике, – 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p>
      <text:p text:style-name="Text_20_body_20_indent">– Ф-у-у-х! Слава Богу! – щелкнул по затылку деревянного агента капитан. – Инструктаж закончен.</text:p>
      <text:p text:style-name="Text_20_body_20_indent">– Пожалуйста. Ведите себя прилично… Не распускайте руки… – сделал ему выговор Буратино.</text:p>
      <text:p text:style-name="Text_20_body_20_indent">– Ишь ты, – опешил Железнов, – натуральный робот.</text:p>
      <text:p text:style-name="Text_20_body_20_indent">– И эрудированный, зараза, – снова попытался отвесить затрещину деревянному сотруднику Иван Крутой.</text:p>
      <text:p text:style-name="Text_20_body_20_indent">Пробормотав что-то по-английски, обидевшийся Буратино забился в угол.</text:p>
      <text:p text:style-name="Text_20_body_20_indent">– Давай его в магазин за водярой пошлем? Время-то до поезда еще есть, – загорелся испытать электронного помощника Железнов.</text:p>
      <text:p text:style-name="Text_20_body_20_indent">– Не-е. Еще сопрет кто. По дороге возьмем.</text:p>
      <text:p text:style-name="Text_20_body_20_indent">Расслабленно сели на диван, наблюдая за полуголой девицей на экране телевизора.</text:p>
      <text:p text:style-name="Text_20_body_20_indent">Через час, схватив за концы сверток с оружием, на который посадили чудо электронной техники, матерясь, потопали вниз, так как лифт кто-то успел сломать.</text:p>
      <text:p text:style-name="Text_20_body_20_indent">Буратино, слыша их нецензурные выражения, краснел лаком и делал замечания:</text:p>
      <text:p text:style-name="Text_20_body_20_indent">– Господа, господа, нельзя же так… Вас могут услышать дети…</text:p>
      <text:p text:style-name="Text_20_body_20_indent">– Воспитание, как у институтской девицы, – ругнул электронную деревяшку Железнов.</text:p>
      <text:p text:style-name="Text_20_body_20_indent"><text:span text:style-name="T8">Подойдя к “Волге”, Крутой разразился громким потоком брани по поводу злостных ворюг, сперших таки обзорное зеркальце</text:span><text:span text:style-name="T2">.</text:span></text:p>
      <text:p text:style-name="Text_20_body_20_indent">– Господа, нецензурная брань не красит человека, – нравоучительным тоном стал воспитывать фээсбэшников Буратино. – <text:soft-page-break/>Следует говорить – позаимствовали, – словил еще одного леща по умной деревянной голове.</text:p>
      <text:p text:style-name="Text_20_body_20_indent"/>
      <text:p text:style-name="Text_20_body_20_indent">На вокзале оставили машину в условленном месте и, вытащив из багажника экспроприированные чемоданы, стали оглядываться, отыскивая носильщика.</text:p>
      <text:p text:style-name="Text_20_body_20_indent">–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p>
      <text:p text:style-name="Text_20_body_20_indent"><text:span text:style-name="T8">– Без тебя, Пиноккио</text:span><text:span text:style-name="T14"><text:note text:id="ftn4" text:note-class="footnote"><text:note-citation>4</text:note-citation><text:note-body><text:p text:style-name="Footnote"><text:span text:style-name="T18"><text:s/></text:span><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p>
      <text:p text:style-name="Text_20_body_20_indent">– Папаша, родине понадобились твои услуги, – развернул тележку в сторону “Волги”.</text:p>
      <text:p text:style-name="Text_20_body_20_indent">– Я еду в парк, – икнув, сумел произнести водитель – и отрубился, перекинувшись через борт своего авто.</text:p>
      <text:p text:style-name="Text_20_body_20_indent"><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 </text:span></text:p>
      <text:p text:style-name="Text_20_body_20_indent"><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p>
      <text:p text:style-name="Text_20_body_20_indent">– Глянем, что в этом чемоданчике, – напевал он, – о-о-о, курочка, пивко – прелестно… прелестно… – открывал следующий чемодан.</text:p>
      <text:p text:style-name="Text_20_body_20_indent">Буратино на всякий случай в разговор не встревал.</text:p>
      <text:h text:style-name="Heading_20_1" text:outline-level="1">* * *</text:h>
      <text:p text:style-name="Text_20_body_20_indent">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p>
      <text:p text:style-name="Text_20_body_20_indent">– Иди с нами выпей, – предложил хлебосольный Крутой.</text:p>
      <text:p text:style-name="Text_20_body_20_indent"><text:soft-page-break/>– Простите, пожалуйста, – как можно вежливее ответил Буратино, – но я, видите ли, совершенно не пью…</text:p>
      <text:p text:style-name="Text_20_body_20_indent">– “Му-му” не надо смешить, – привел свои аргументы капитан.</text:p>
      <text:p text:style-name="Text_20_body_20_indent">– Извините! Но никакую “Му-му” я не знаю, – резонно заметил он Крутому.</text:p>
      <text:p text:style-name="Text_20_body_20_indent">– Гр-р-р! – зарычал капитан. – Пиноккио совсем обнаглел… Пить с нами не хочет… “Му-му” смешить тоже не хочет… Ща-а я его-о… сделаю…</text:p>
      <text:p text:style-name="Text_20_body_20_indent">«Ну-у, до Буратинов допился…» – подумал Железнов.</text:p>
      <text:p text:style-name="Text_20_body_20_indent">– Извращенец! – тоненько заверещал Буратино, – с ужасом наблюдая, как к нему тянется грязная волосатая рука.</text:p>
      <text:p text:style-name="Text_20_body_20_indent">– Не тронь братана-а! – взревел Железнов, пытаясь вырвать из похотливых лап чудо науки.</text:p>
      <text:p text:style-name="Text_20_body_20_indent">– Ты-ы против командира прешь, гад?! – вызверился капитан и деревянным буратиньим затылком шваркнул по железному лбу старшего лейтенанта. </text:p>
      <text:p text:style-name="Text_20_body_20_indent">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p>
      <text:p text:style-name="Text_20_body_20_indent">– Ну ты, падла, блин, ментовская… козел мусорный, забыл, как в глазах бычки шипят? – и деревянные пальцы стали выкручивать капитанский нос.</text:p>
      <text:p text:style-name="Text_20_body_20_indent">– Да я же пошутил… А-а-а! – вопил Крутой. – Оторви его от меня-а, – просил Железнова.</text:p>
      <text:p text:style-name="Text_20_body_20_indent">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p>
      <text:p text:style-name="Text_20_body_20_indent">Затем, немного успокоившись, стал плеваться и просить выпить. Накатив стакашку, упал на полку и захрапел.</text:p>
      <text:p text:style-name="Text_20_body_20_indent">Враз протрезвевшие фээсбэшники уселись напротив и умиленно разглядывали ставшего своим деревянного чекиста.</text:p>
      <text:p text:style-name="Text_20_body_20_indent">– Вот это другое дело! – потирая нос, похвалил Буратино Иван Крутой.</text:p>
      <text:p text:style-name="Text_20_body_20_indent">– Сможет за себя постоять! – подвел итог Железнов.</text:p>
      <text:p text:style-name="Text_20_body_20_indent">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p>
      <text:p text:style-name="Text_20_body_20_indent"><text:soft-page-break/>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p>
      <text:p text:style-name="Text_20_body_20_indent"><text:span text:style-name="T2">– Не</text:span><text:span text:style-name="T2">хорошо так себя вести и некультурно… Ведь ты же наш друг, – урезонивали вышедшее из строя чудо техники.</text:span></text:p>
      <text:p text:style-name="Text_20_body_20_indent">– Да таких друзей… за фиг и в музей, – услышали ответ. – Гусь свинье не товарищ, – подытожило чудовище, больно пнув по щиколотке капитана.</text:p>
      <text:p text:style-name="Text_20_body_20_indent">– Хау ду ю ду? – обратился к деревянному монстру Железнов, наморщив лоб и собрав в уме все знания английского.</text:p>
      <text:p text:style-name="Text_20_body_20_indent">– Ща-а самому как задую-у! – пригрозил деревянный изверг.</text:p>
      <text:p text:style-name="Text_20_body_20_indent">– Все языки забыл начисто! – вздохнул старший лейтенант. – Как бы звездочек не лишиться, – вспомнил про генерала.</text:p>
      <text:p text:style-name="Text_20_body_20_indent">До самой станции фээсбэшники уговаривали Буратино залезть в освободившийся чемодан и вести себя тихо.</text:p>
      <text:p text:style-name="Text_20_body_20_indent">– Ведь ты же разведчик, – внушал ему капитан.</text:p>
      <text:p text:style-name="Text_20_body_20_indent">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p>
      <text:p text:style-name="Text_20_body_20_indent">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 </text:p>
      <text:p text:style-name="Text_20_body_20_indent">«Теперь затаился, как орех в скорлупе… что нам еще от него ожидать?» – вздыхали московские оперы.</text:p>
      <text:p text:style-name="Text_20_body_20_indent">Следом за чекистами, гомоня и хохоча, тащилась компания латиносов.</text:p>
      <text:p text:style-name="Text_20_body_20_indent">– Граждане! Ваши документы, – строжая глазами, встал перед ними сержант милиции.</text:p>
      <text:p text:style-name="Text_20_body_20_indent">– Пристрелить, что ли, мучачеса? – по-испански посовещались они, но, подумав, решили кончить дело миром.</text:p>
      <text:p text:style-name="Text_20_body_20_indent">– Мы колумбийские студенты… Из университета дружбы народов, им. Патриса Лумумбы, – ответили сержанту. – Очень хотим дружиться… Особенно дачами и огородами.</text:p>
      <text:p text:style-name="Text_20_body_20_indent"><text:soft-page-break/>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p>
      <text:p text:style-name="Text_20_body_20_indent">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p>
      <text:p text:style-name="Text_20_body_20_indent"><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p>
      <text:p text:style-name="Text_20_body_20_indent">– Ну-у, Педро! Скажет так скажет, – веселились колумбийцы.</text:p>
      <text:p text:style-name="Text_20_body_20_indent">Чекисты, чтоб их не вычислили раньше времени, делали вид, что не слышат выпадов.</text:p>
      <text:p text:style-name="Text_20_body_20_indent">Но из баула выбрался Буратино…</text:p>
      <text:p text:style-name="Text_20_body_20_indent">– О-о-о. Заводной игрушкя-а, – обрадовались студенты.</text:p>
      <text:p text:style-name="Text_20_body_20_indent">Педро тут же достал огромное мачете и – со словами «А мне как раз в зубах ковыряться нечем» – хотел отхватить у деревяшки нос.</text:p>
      <text:p text:style-name="Text_20_body_20_indent">Чекисты потянулись за пистолетами.</text:p>
      <text:p text:style-name="Text_20_body_20_indent">– Ну ты, занюханный папа Карло, – рявкнул Буратино. – Я с тобой на одной грядке наркоту не собирал, – выстрелил острым своим румпелем.</text:p>
      <text:p text:style-name="Text_20_body_20_indent">Но, будучи с похмелуги, промахнулся и попал в кудрявого товарища бригадира киллеров. Тот завопил диким голосом, схватившись за ногу.</text:p>
      <text:p text:style-name="Text_20_body_20_indent">–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p>
      <text:p text:style-name="Text_20_body_20_indent">Перепуганный латинос, убрав нож, мигом очутился на своем месте. Его притихшие собратья любовались в окошки российским ландшафтом.</text:p>
      <text:p text:style-name="Text_20_body_20_indent">– Заткнулись, мучачесы трюханные, – запрыгнул умиротворенный Буратино на пыльное сиденье и до самой деревни ехал молча.</text:p>
      <text:p text:style-name="Text_20_body_20_indent">На выходе, уколов Педро в ягодицу, рыкнул:</text:p>
      <text:p text:style-name="Text_20_body_20_indent"><text:soft-page-break/>– Шевелись! Ерша тебе в задницу!</text:p>
      <text:p text:style-name="Text_20_body_20_indent">– Чего? – не понял латинос.</text:p>
      <text:p text:style-name="Text_20_body_20_indent">– Банан тебе в одно место, говорю, – еще раз ткнул его Буратино.</text:p>
      <text:p text:style-name="Text_20_body_20_indent">Колумбийский гангстер бабочкой выпорхнул из автобуса.</text:p>
      <text:p text:style-name="Text_20_body_20_indent">В Шалопутовке, оглядевшись, Буратино скомандовал чекистам:</text:p>
      <text:p text:style-name="Text_20_body_20_indent">– За мной! – и повел их через мост в сторону леса.</text:p>
      <text:p text:style-name="Text_20_body_20_indent">Колумбийцы, решив, что команда относится и к ним, поплелись вслед за чекистами.</text:p>
      <text:p text:style-name="Text_20_body_20_indent">– Чего они прутся за нами? – стал нервничать Железнов, подходя к полянке самогонщиков.</text:p>
      <text:p text:style-name="Text_20_body_20_indent">Очутившись в лесу и без свидетелей, колумбийские студенты пришли в себя.</text:p>
      <text:p text:style-name="Text_20_body_20_indent">–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p>
      <text:p text:style-name="Text_20_body_20_indent">– Во-о, гады! – убрав в подмышечную кобуру пистолет, Железнов выудил из сумки “калаша”. – Ну-у, мать вашу, сейчас я вам покажу “трю-у-сы”, – спрятался он за дерево.</text:p>
      <text:p text:style-name="Text_20_body_20_indent">И вовремя! </text:p>
      <text:p text:style-name="Text_20_body_20_indent">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p>
      <text:p text:style-name="Text_20_body_20_indent">– Рю-у-у-с! Мы-ы пощюти-и-л, – стали орать они. – Миру-мир! Да здравствует дрю-у-чба народов, – поднялись с земли, показывая пустые руки. </text:p>
      <text:p text:style-name="Text_20_body_20_indent">Швырнув на всякий случай в сторону горячих южных парней гранату, чекисты быстрым шагом стали удаляться по узкой тропе вдоль реки.</text:p>
      <text:p text:style-name="Text_20_body_20_indent">– Чуют мыши, чей конец толще! – сделал вывод Буратино.</text:p>
      <text:p text:style-name="Text_20_body_20_indent">– Да-а, как подумаешь, что в России творится, так крыша едет… – подошли они к сторожке лесника.</text:p>
      <text:p text:style-name="Text_20_body_20_indent">Услышав стрельбу, Мишаня с ружьем вышел на крыльцо.</text:p>
      <text:p text:style-name="Text_20_body_20_indent">– Охота запрещена! – строго объяснил заезжим городским в черных костюмах.</text:p>
      <text:p text:style-name="Text_20_body_20_indent">– Да мы и не охотились, это на нас, – ответил Иван Крутой. – Город надоел, мечтаем пожить в палатке и порыбачить… Ты не против, шеф? – улыбнулся он егерю.</text:p>
      <text:p text:style-name="Text_20_body_20_indent">– Вот еще чертей не хватало, – выглянул из трубы домовой Ерошка. – Того и гляди сопрут что-нибудь в хозяйстве. Правда, Мумоха Кумоховна?..</text:p>
      <text:p text:style-name="Text_20_body_20_indent"><text:soft-page-break/>– Тьфу, нечисть! – плюнула та, прихорашиваясь над ведром с водой.</text:p>
      <text:p text:style-name="Text_20_body_20_indent">Миновав сторожку, чекисты потопали дальше и остановились напротив фермы.</text:p>
      <text:p text:style-name="Text_20_body_20_indent">– Здесь будет город заложен!.. – с пафосом воскликнул Железнов, картинно отведя в сторону руку.</text:p>
      <text:p text:style-name="Text_20_body_20_indent">– Кому же ты целый город заложишь? – поинтересовался Крутой. – Обычно нашей конторе всех закладывают…</text:p>
      <text:p text:style-name="Text_20_body_20_indent">– Он имеет ввиду ломбард, – высказал свою точку зрения Буратино.</text:p>
      <text:p text:style-name="Text_20_body_20_indent">– Я имею ввиду на этом месте палатку ставить, неучи, – раскритиковал коллег градостроитель.</text:p>
      <text:h text:style-name="Heading_20_1" text:outline-level="1">* * *</text:h>
      <text:p text:style-name="Text_20_body_20_indent">Латиносы разбили две палатки неподалеку от места боя, у поляны имени шалопутовских самогонщиков.</text:p>
      <text:p text:style-name="Text_20_body_20_indent"><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p>
      <text:p text:style-name="Text_20_body_20_indent">Вернувшись, тот рассказал, что мак нигде не растет, мини-супермаркет закрыт, народу с гармонями не видать.</text:p>
      <text:p text:style-name="Text_20_body_20_indent">–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p>
      <text:p text:style-name="Text_20_body_20_indent">– Ну-у-у, – стал анализировать ситуацию старший.</text:p>
      <text:p text:style-name="Text_20_body_20_indent">Все, затаив дыхание, ожидали высочайшее мнение.</text:p>
      <text:p text:style-name="Text_20_body_20_indent">– Гомики они! – сделал вывод студенческий главарь.</text:p>
      <text:p text:style-name="Text_20_body_20_indent">За время учебы в институте студенты успешно усвоили лишь русский мат, более всего сближающий народы…</text:p>
      <text:p text:style-name="Text_20_body_20_indent">–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p>
      <text:p text:style-name="Text_20_body_20_indent">– О-о, ес, ес, – закивал головой Джинн и пошел за деньгами.</text:p>
      <text:p text:style-name="Text_20_body_20_indent">– Ешть хочешь… Понятное дело, – поправила цветастый платочек старушка, глядя, как ловко бывший гигант Джонни обирает с картошки колорадского жука.</text:p>
      <text:p text:style-name="Text_20_body_20_indent">Сельпо, переименованное в “шоп”, приватизировал Кошмаров. С утра ему привезли товар, которым собиралась торговать необъятная его <text:soft-page-break/>супружница. Когда скрюченная бабулька подошла к деревенскому “шопу”, там уже толпился женский контингент Шалопутовки.</text:p>
      <text:p text:style-name="Text_20_body_20_indent">Заняв очередь за женой дядьки Кузьмы Клавдией и сняв со спины рюкзачок, бабка поинтересовалась:</text:p>
      <text:p text:style-name="Text_20_body_20_indent">– Бабы, почаму нашу щельпу шопой обозвали?..</text:p>
      <text:p text:style-name="Text_20_body_20_indent">Повисло молчание.</text:p>
      <text:p text:style-name="Text_20_body_20_indent">–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p>
      <text:p text:style-name="Text_20_body_20_indent">– Да-а. Пока до шопы доберешщи… – захромала та к прилавку. – Нинка, – обратилась к продавщице, – мне колбашки, ширку, хлеба, водки и эти, как их, прокладки ш крылышками…</text:p>
      <text:p text:style-name="Text_20_body_20_indent">Нина Матвеевна хотела сделать замечание, что она никакая там не Нинка, а самая настоящая Нинель, но, услышав заказ, на минуту опешила. </text:p>
      <text:p text:style-name="Text_20_body_20_indent">Стоявшие вокруг деревенские бабы тоже открыли рты.</text:p>
      <text:p text:style-name="Text_20_body_20_indent">– У вас что же, месячные опять начались? – наконец выговорила продавщица.</text:p>
      <text:p text:style-name="Text_20_body_20_indent">–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p>
      <text:p text:style-name="Text_20_body_20_indent">– А ведь и взаправду… от прокладок ногам будет сухо и комфортно, – поддержала ее Клавдия, – надо тоже своему купить.</text:p>
      <text:p text:style-name="Text_20_body_20_indent">– Водки нет! Только джин-тоник, – брякнула на прилавок пластиковую полуторалитровую бутылку Нина Матвеевна.</text:p>
      <text:p text:style-name="Text_20_body_20_indent">–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p>
      <text:p text:style-name="Text_20_body_20_indent"/>
      <text:p text:style-name="Text_20_body_20_indent">– Ну ты че, мать, запгопала? – встретил старуху дед Пашка. – Водягы-то пгитащила? – топырил губы в радостном ожидании. </text:p>
      <text:p text:style-name="Text_20_body_20_indent">Окружавшие лысину восемнадцать седых волос возбужденно приподнялись, наблюдая за рюкзачком.</text:p>
      <text:p text:style-name="Text_20_body_20_indent">– Нету водки! – отрезала бабка.</text:p>
      <text:p text:style-name="Text_20_body_20_indent">Все восемнадцать горестно рухнули на плешь.</text:p>
      <text:p text:style-name="Text_20_body_20_indent"><text:span text:style-name="T9">–</text:span><text:span text:style-name="T9"> Зато какого-то джина ш Толиком купила, – достала она вместительную емкость.</text:span></text:p>
      <text:p text:style-name="Text_20_body_20_indent"><text:soft-page-break/>–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p>
      <text:p text:style-name="Text_20_body_20_indent">– Имя твое, Джонни, – разливал по стаканам напиток, – негусское какое-то. Будешь пгозываться Догофей… А ты, Джинн, – поднял он бутылку, – станешь, значится, Толиком.</text:p>
      <text:p text:style-name="Text_20_body_20_indent">«Мамма-мия, ну какая мне разница?» – подумал татуированный, поглощая слабоалкогольную жидкость и закусывая колбасой.</text:p>
      <text:p text:style-name="Text_20_body_20_indent">–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p>
      <text:p text:style-name="Text_20_body_20_indent">Заинтересовавшийся Джонни, он же Дорофей, кряхтя, взобрался на широкий пенек и поднял лохматую башку над трухлявым забором.</text:p>
      <text:p text:style-name="Text_20_body_20_indent">– Га-а-в! – обессиленно поддразнил кудлатого зверюгу проходивший мимо дядька Кузьма.</text:p>
      <text:p text:style-name="Text_20_body_20_indent">Все туловище его тряслось и вибрировало, словно у давешних “электриков”.</text:p>
      <text:p text:style-name="Text_20_body_20_indent">– Ва-а-у, гармо-о-нь… – засипел приятелю Джонни, пытаясь что-то схватить за забором, но, не удержавшись, рухнул с пенька.</text:p>
      <text:p text:style-name="Text_20_body_20_indent">Джинн, он же Толик, уже увидел инструмент за спиной дергунчика.</text:p>
      <text:p text:style-name="Text_20_body_20_indent">–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p>
      <text:p text:style-name="Text_20_body_20_indent">С другой стороны впился взглядом в инструмент Джинн-Толик.</text:p>
      <text:p text:style-name="Text_20_body_20_indent">– Поиггать хотите? – немного струхнул дед. – Пожалте, – протянул им гармонь.</text:p>
      <text:p text:style-name="Text_20_body_20_indent">Но гости, повертев инструмент, разочарованно вернули его хозяину.</text:p>
      <text:h text:style-name="Heading_20_1" text:outline-level="1">* * *</text:h>
      <text:p text:style-name="Text_20_body_20_indent">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p>
      <text:p text:style-name="Text_20_body_20_indent">–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делался осмысленным. – Мужики, быстро налаживайте аппараты, – <text:soft-page-break/>велел он им, – а то мне Евсея подменить надоть… Зачем-то в город собрался…</text:p>
      <text:p text:style-name="Text_20_body_20_indent">Через час умиротворенный дядька Кузьма, сидя в кругу сопитух, выдал вторую реплику:</text:p>
      <text:p text:style-name="Text_20_body_20_indent">–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p>
      <text:p text:style-name="Text_20_body_20_indent">«Неужто менты? – пронеслась в голове шальная мысль. – Да не-е, не похожи», – прищурившись, разглядывал шестерых невысоких парней в цветастых рубахах и шортах.</text:p>
      <text:p text:style-name="Text_20_body_20_indent">«Инкубаторские, што ль?!» – поразился некурящий мужик, поперхнувшись самогонкой.</text:p>
      <text:p text:style-name="Text_20_body_20_indent">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p>
      <text:p text:style-name="Text_20_body_20_indent"><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p>
      <text:p text:style-name="Text_20_body_20_indent">«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p>
      <text:p text:style-name="Text_20_body_20_indent">Педро заорал еше громче, остро пожалев о своем человеколюбии.</text:p>
      <text:p text:style-name="Text_20_body_20_indent">– Руки-и вверх, суки! – раздался из-за деревьев мощный рев. </text:p>
      <text:p text:style-name="Text_20_body_20_indent">Некурящий тут же выполнил команду, вылив себе на башку стакан самогона.</text:p>
      <text:p text:style-name="Text_20_body_20_indent">– Да не вам, а туристам говорю, – с облегчением услыхали Мишанин бас шалопутовские мужики.</text:p>
      <text:p text:style-name="Text_20_body_20_indent">Дядька Кузьма чуть не прослезился от облегчения. Никогда еще так не радовался он своему деревенскому соседу.</text:p>
      <text:p text:style-name="Text_20_body_20_indent">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p>
      <text:p text:style-name="Text_20_body_20_indent">– Кто такие? – быком ревел Мишаня. – Документы есть? – вспомнил любимый барабасовский вопрос.</text:p>
      <text:p text:style-name="Text_20_body_20_indent">Студенческий староста хотел запеть про Патриса Лумумбу, но обожженные губы не слушались его.</text:p>
      <text:p text:style-name="Text_20_body_20_indent">–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p>
      <text:p text:style-name="Text_20_body_20_indent"><text:soft-page-break/>–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p>
      <text:p text:style-name="Text_20_body_20_indent">«Я те покажу Кузькину мать», – ловко врезал супостату гармонист и бросился бежать.</text:p>
      <text:p text:style-name="Text_20_body_20_indent"/>
      <text:p text:style-name="Text_20_body_20_indent">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p>
      <text:p text:style-name="Text_20_body_20_indent">«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p>
      <text:p text:style-name="Text_20_body_20_indent">– О’кей! – сказала черная рожа, но ошиблась. Никаких “океев” и рядом не стояло, ибо Евсей автоматически продел в кольцо палец и потянул. </text:p>
      <text:p text:style-name="Text_20_body_20_indent">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p>
      <text:p text:style-name="Text_20_body_20_indent">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p>
      <text:p text:style-name="Text_20_body_20_indent">–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p>
      <text:p text:style-name="Text_20_body_20_indent">– Ишь как мучают человека, нелюди, – пожалел пастуха Железнов. – Шпионы, они и есть шпионы… Может, поможем страдальцу? – предложил шефу.</text:p>
      <text:p text:style-name="Text_20_body_20_indent"><text:span text:style-name="T2">–</text:span><text:span text:style-name="T2"> Не-е! Следить будем. А вдруг у них сообщник есть? – опять навел бинокль на группу людей Иван Крутой, внимательно наблюдая, как двое негров куда-то потащили брыкавшегося и извивающегося пастуха.</text:span></text:p>
      <text:p text:style-name="Text_20_body_20_indent">«Кажись, надо впрячься!» – собрался с духом Шарик и ухватил за ногу негра, вопль которого музыкально слился с воем первого. Негр <text:soft-page-break/>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 </text:p>
      <text:p text:style-name="Text_20_body_20_indent">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p>
      <text:p text:style-name="Text_20_body_20_indent">И лишь здоровенный бык тупо жевал жвачку, удивляясь, чего это все орут и дерутся… Травы, что ли, вокруг мало?</text:p>
      <text:p text:style-name="Text_20_body_20_indent">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p>
      <text:p text:style-name="Text_20_body_20_indent">Дабы совместить два дела, Джек попутно задавал наводящие вопросы о месте нахождения спутниковой тарелки, но Евсей молчал, как рыба об лед. </text:p>
      <text:p text:style-name="Text_20_body_20_indent">«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p>
      <text:p text:style-name="Text_20_body_20_indent"/>
      <text:p text:style-name="Text_20_body_20_indent">Добравшийся наконец до пастбища дядька Кузьма одышливо окликнул Евсея. Никто не отвечал. </text:p>
      <text:p text:style-name="Text_20_body_20_indent">Подозрительно оглядел стадо и близрастущие кусты – Евсея не было, лишь валялся его кнут, а чуть в стороне – пустая бутылка. </text:p>
      <text:p text:style-name="Text_20_body_20_indent">«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p>
      <text:p text:style-name="Text_20_body_20_indent">Облако на глазах видоизменилось, превратившись в здоровенную бутылку. У дядьки Кузьмы от восторга даже сердце защемило.</text:p>
      <text:p text:style-name="Text_20_body_20_indent"><text:soft-page-break/>«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p>
      <text:p text:style-name="Text_20_body_20_indent">Верный Шарик по запаху, который и за неделю не выветришь, нашел местопребывание своего хозяина – босса по-научному – и принялся размышлять на тему ЧС…</text:p>
      <text:p text:style-name="Text_20_body_20_indent">«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p>
      <text:h text:style-name="Heading_20_1" text:outline-level="1">* * *</text:h>
      <text:p text:style-name="Text_20_body_20_indent">Агент Буратино захвата пастуха Евсея не видел, так как отсутствовал в это время на наблюдательном пункте.</text:p>
      <text:p text:style-name="Text_20_body_20_indent"><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p>
      <text:p text:style-name="Text_20_body_20_indent">–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 </text:p>
      <text:p text:style-name="Text_20_body_20_indent">Буратино наблюдал за ним, сунув нос в широкую щель между трухлявых досок. Над его головой, укладывая клювом перья, музицировала кукушка:</text:p>
      <text:p text:style-name="Text_20_body_20_indent">– Я-а – ворона, я-а – ворона… ля… ля… ля…</text:p>
      <text:p text:style-name="Text_20_body_20_indent">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он, пробираясь по дымоходу и включив систему инфракрасного свечения, – кое-что из заложенной в него программы он еще помнил.</text:p>
      <text:p text:style-name="Text_20_body_20_indent">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p>
      <text:p text:style-name="Text_20_body_20_indent">– … Потому чта-а водою из-под крана, обливаюсь я кажны-ы-й де-е-нь, – дедок выплеснул на себя воду и завопил: – Та-та-та-а… о-о, е-е, бичел-ла-а.</text:p>
      <text:p text:style-name="Text_20_body_20_indent">«Консерватория какая-то, а не изба», – подумал деревянный чекист, и ему на минуту заложило уши от чьего-то вопля:</text:p>
      <text:p text:style-name="Text_20_body_20_indent"><text:soft-page-break/>– А-а-а-а! – тряслась в лихорадке лохматая тетка в черном платье, указывая на него пальцем с длинным нестриженым ногтем.</text:p>
      <text:p text:style-name="Text_20_body_20_indent">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p>
      <text:p text:style-name="Text_20_body_20_indent">– Т-ты кто? – задал вопрос домовой, трясущимися руками напяливая на себя рубаху.</text:p>
      <text:p text:style-name="Text_20_body_20_indent">«Ху-у а-а ю?» – вспомнил английскую фразу Буратино, выключая инфракрасное свечение и обтирая с себя сажу оброненным старикашкой полотенцем.</text:p>
      <text:p text:style-name="Text_20_body_20_indent">– Выполню задание, скажу, – был его лаконичный ответ. </text:p>
      <text:p text:style-name="Text_20_body_20_indent">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p>
      <text:p text:style-name="Text_20_body_20_indent">«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p>
      <text:p text:style-name="Text_20_body_20_indent">Егерь Кумохиных воплей не слышал, потому что был человеком и не мог контактировать, хотя и с близким, но другим измерением. Походив по комнате, он включил телевизор и удобно расположился перед ним в продавленном кресле.</text:p>
      <text:p text:style-name="Text_20_body_20_indent">На экране Петр Карлович Слонидзе освещал страшилки из общественной и политической жизни страны.</text:p>
      <text:p text:style-name="Text_20_body_20_indent">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p>
      <text:p text:style-name="Text_20_body_20_indent"><text:soft-page-break/><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p>
      <text:p text:style-name="Text_20_body_20_indent">За его спиной, на старом шифоньере, свесив ножки, в ряд сидели Ерошка, Кумоха и Буратино. Они уже познакомились и тихонько обсуждали услышанное.</text:p>
      <text:p text:style-name="Text_20_body_20_indent">– Слышь, Бурик, ежели тебя Мишаня обнаружит, ты поленом прикидывайся, – давал советы домовой.</text:p>
      <text:p text:style-name="Text_20_body_20_indent">–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p>
      <text:p text:style-name="Text_20_body_20_indent">«Ты родственник этому шифоньеру», – подумал Ерошка, но вслух сказать не решился.</text:p>
      <text:p text:style-name="Text_20_body_20_indent">– Кумыка Мумыковна, а посторонних в деревне нет? – вспомнив, что он тут по заданию генерала Потапова, закинул удочку Буратино.</text:p>
      <text:p text:style-name="Text_20_body_20_indent">«И этот туды жа, – закатила глаза Кумоха, – фамилью правильно выговорить не могет… да чо с него взять, коли он родственник Слонидзе».</text:p>
      <text:p text:style-name="Text_20_body_20_indent">– Ха-а! – дернулась она. – Уже местных реже встренешь… – глянула на Буратино, томно вздохнув: «Был бы это симпатяга Добби…»</text:p>
      <text:p text:style-name="Text_20_body_20_indent">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p>
      <text:p text:style-name="Text_20_body_20_indent">– Ну ты, дятел парагвайский, пшел к лешему, – зашептал Буратино и больно ткнул в яркое брюшко деревянным пальцем.</text:p>
      <text:p text:style-name="Text_20_body_20_indent">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p>
      <text:p text:style-name="Text_20_body_20_indent">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p>
      <text:p text:style-name="Text_20_body_20_indent">«Ничто так не сближает нации, как хороший выпивон! – подумал он, внимательно вглядываясь в лица, вернее, рожи присутствующих. – <text:soft-page-break/>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подкрался и, ткнув кончиком носа лешего в плечо, вкрадчиво произнес голосом домового Ерохи:</text:p>
      <text:p text:style-name="Text_20_body_20_indent">– 3-з-д-о-р-р-ова, Л-л-е-е-ха!</text:p>
      <text:p text:style-name="Text_20_body_20_indent">Тот открыл похмельные глазки, икнул, всхлипнул и провалился сквозь землю.</text:p>
      <text:p text:style-name="Text_20_body_20_indent">«Прыткий, как луковица», – сделал вывод Буратино, прислушиваясь к пьяному базару.</text:p>
      <text:p text:style-name="Text_20_body_20_indent">– Братаны-ы! Если надо кого замочить, только шепните, – вопил, обнимая некурящего мужика, один из латиносов и отчего-то горько плакал.</text:p>
      <text:p text:style-name="Text_20_body_20_indent"><text:span text:style-name="T2">«Ликвидировать следует многих», – скрипел зубами опаленный</text:span><text:span text:style-name="T1"> </text:span><text:span text:style-name="T2">Педро, проглатывая стакан самогона.</text:span></text:p>
      <text:h text:style-name="Heading_20_1" text:outline-level="1">* * *</text:h>
      <text:p text:style-name="Text_20_body_20_indent">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 </text:p>
      <text:p text:style-name="Text_20_body_20_indent">«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p>
      <text:p text:style-name="Text_20_body_20_indent">– Эта? Блин! Е-к-л-м-н. А че это два козла в вашей задрипанной Шалопутовке делают?</text:p>
      <text:p text:style-name="Text_20_body_20_indent">–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p>
      <text:p text:style-name="Text_20_body_20_indent">– Че-е? – опешил Покемон.</text:p>
      <text:p text:style-name="Text_20_body_20_indent">– Ну, Сочи, говорю, а не деревня стала… Одни туристы…</text:p>
      <text:p text:style-name="Text_20_body_20_indent">– А-а-а… Е-к-л-м-н…</text:p>
      <text:p text:style-name="Text_20_body_20_indent">– У-ф-х-ц-ч-ш-щ, – докончила Нинель.</text:p>
      <text:p text:style-name="Text_20_body_20_indent">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p>
      <text:p text:style-name="Text_20_body_20_indent"><text:soft-page-break/>– Чего торчишь, как геморрой на бахче? – уселся рядом бегемотоголовый Вовчик.</text:p>
      <text:p text:style-name="Text_20_body_20_indent">– Когда-нибудь я тебя урою, – пообещал Колян и стал по мобильнику звонить на дачу патронессе.</text:p>
      <text:p text:style-name="Text_20_body_20_indent">Трубку снял ее секретарь, Колян полчаса объяснял очковому ужу, что надо срочно забить стрелку, ну-у, встретиться с госпожой.</text:p>
      <text:p text:style-name="Text_20_body_20_indent">– Позвони через час, – ответил очкастый.</text:p>
      <text:p text:style-name="Text_20_body_20_indent">Колян два раза нокаутировал стенку и успокоился лишь тогда, когда принял на грудь добрую порцию кристалловской водки.</text:p>
      <text:p text:style-name="Text_20_body_20_indent">«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p>
      <text:p text:style-name="Text_20_body_20_indent">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p>
      <text:p text:style-name="Text_20_body_20_indent">«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p>
      <text:p text:style-name="Text_20_body_20_indent">У ее стройных ног грациозно стояла борзая сука с блестящей шелковистой шерстью, настороженно принюхивающаяся к гостю. За спиной маячили трое телохранителей, и еще двое, вооруженные автоматами, ходили по периметру забора.</text:p>
      <text:p text:style-name="Text_20_body_20_indent">«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уселась госпожа и забросила ногу на ногу, продемонстрировав гостю великолепные бедра под короткой юбкой. Но Колян даже в мыслях не смел на них глянуть.</text:p>
      <text:p text:style-name="Text_20_body_20_indent"><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p>
      <text:p text:style-name="Text_20_body_20_indent"><text:soft-page-break/>–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p>
      <text:p text:style-name="Text_20_body_20_indent">– Мой гоблин, Покемон, встретил в Шалопутовке старых знакомцев, – зачастил Колян и стал рассказывать о своих подозрениях. </text:p>
      <text:p text:style-name="Text_20_body_20_indent">«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p>
      <text:p text:style-name="Text_20_body_20_indent">–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p>
      <text:p text:style-name="Text_20_body_20_indent">– Всё-всё-всё, – подтолкнул Коляна к выходу один из телаков, – выполняй команду.</text:p>
      <text:p text:style-name="Text_20_body_20_indent">Взяв с собой Вовчика, Покемона и карлика Арнольда, на БМВ покатили в Шалопутовку.</text:p>
      <text:p text:style-name="Text_20_body_20_indent">Багажник, на всякий случай, ломился от боеприпасов и водки, так как Покемон доложил, что в сельпо из алкогольных напитков завезли лишь джин-тоник.</text:p>
      <text:h text:style-name="Heading_20_1" text:outline-level="1">* * *</text:h>
      <text:p text:style-name="Text_20_body_20_indent">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p>
      <text:p text:style-name="Text_20_body_20_indent">Хоттабыч, почти уже поднявший бычок, вдруг почувствовал, что земля уходит из-под ног и быстро мелькает перед глазами. Летя на <text:soft-page-break/>бреющем, он увидел пустую бутылку, но не успел схватить ее, так как скорость была велика, и остановил полет лишь деревянный забор.</text:p>
      <text:p text:style-name="Text_20_body_20_indent">«Может, я постепенно становлюсь волшебником?» – размышлял он, разглядывая картофельную ботву.</text:p>
      <text:p text:style-name="Text_20_body_20_indent">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p>
      <text:p text:style-name="Text_20_body_20_indent">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p>
      <text:p text:style-name="Text_20_body_20_indent">– Так ты еще сопротивляться?! – заорал он и захромал к машине, на ходу надевая очки.</text:p>
      <text:p text:style-name="Text_20_body_20_indent">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p>
      <text:p text:style-name="Text_20_body_20_indent">– Ну-ка, сфотографируй меня, – протянул тот фотоаппарат участковому и навел автомат на преступников.</text:p>
      <text:p text:style-name="Text_20_body_20_indent">Фотографировать же Барабаса следователь категорически отказался.</text:p>
      <text:p text:style-name="Text_20_body_20_indent">– Грузи-ка их в машину, и повезем ко мне в прокуратуру, – распорядился он.</text:p>
      <text:p text:style-name="Text_20_body_20_indent">Очухались бедолаги на лавке в обезьяннике. Глядя через ржавые прутья на здоровенного мента, Хоттабыч захныкал:</text:p>
      <text:p text:style-name="Text_20_body_20_indent">– Попить бы, гражданин начальник.</text:p>
      <text:p text:style-name="Text_20_body_20_indent">–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p>
      <text:p text:style-name="Text_20_body_20_indent">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в челюсть, конечно, дать эффектнее, но можно промахнуться, и тогда весь имидж грозного следака рассыплется в прах.</text:p>
      <text:p text:style-name="Text_20_body_20_indent">Бомжара подумал, что очкарик дотронулся до него, чтобы обыскать, и самолично раздвинул полы всех своих одежек.</text:p>
      <text:p text:style-name="Text_20_body_20_indent">«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p>
      <text:p text:style-name="Text_20_body_20_indent"><text:soft-page-break/>– А вы, младший лейтенант, подумайте пока над версией: “Семь одежек и все без застежек, кто раздевает, тот слезы проливает…” Как догадаетесь, скажете мне. </text:p>
      <text:p text:style-name="Text_20_body_20_indent">Закуривайте, гражданин убийца, – вытащил из сейфа и бросил на стол пачку “Примы” тарасовской фабрики табачных изделий.</text:p>
      <text:p text:style-name="Text_20_body_20_indent">Бомж радостно схватил сигарету, попутно сперев еще две, и, пока прикуривал, заныкал их под тюбетейку.</text:p>
      <text:p text:style-name="Text_20_body_20_indent">– Дышите в окно, – распорядился следователь, приго-тавливая пинцет, лупу и целлофановый пакетик.</text:p>
      <text:p text:style-name="Text_20_body_20_indent">«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p>
      <text:p text:style-name="Text_20_body_20_indent">– Докурил? – взял он бычок пинцетом и стал разглядывать его в лупу. – Кури следующую, – кивнул подозреваемому.</text:p>
      <text:p text:style-name="Text_20_body_20_indent">Тот радостно уцепил из пачки сигарету, по привычке сперев еще две. </text:p>
      <text:p text:style-name="Text_20_body_20_indent">«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p>
      <text:p text:style-name="Text_20_body_20_indent">– Как зовут? </text:p>
      <text:p text:style-name="Text_20_body_20_indent">– Хот-та-а-абыч, – плавающим голосом ответил под-следственный.</text:p>
      <text:p text:style-name="Text_20_body_20_indent">– Имя как, спрашиваю?</text:p>
      <text:p text:style-name="Text_20_body_20_indent">– Хот-та-а-абыч, – скосил глаза к носу и стал ловить глюки бомж.</text:p>
      <text:p text:style-name="Text_20_body_20_indent">– Барабас! – взвизгнул следователь. – Этого уведи и давай другого…</text:p>
      <text:p text:style-name="Text_20_body_20_indent">– Закуривай! – велел тому.</text:p>
      <text:p text:style-name="Text_20_body_20_indent">Дурачок поначалу обрадовался…</text:p>
      <text:p text:style-name="Text_20_body_20_indent">– Колись! Ты американский шпион? – после выкуренной пачки спросил у подследственного.</text:p>
      <text:p text:style-name="Text_20_body_20_indent">– Да-а-а-а!</text:p>
      <text:p text:style-name="Text_20_body_20_indent">– Митяя тоже ты замочил?</text:p>
      <text:p text:style-name="Text_20_body_20_indent">– Да-а-а-а! – согласно закивал головой Шапка-Ушанка.</text:p>
      <text:p text:style-name="Text_20_body_20_indent">–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p>
      <text:p text:style-name="Text_20_body_20_indent"><text:soft-page-break/>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p>
      <text:h text:style-name="Heading_20_1" text:outline-level="1">* * *</text:h>
      <text:p text:style-name="Text_20_body_20_indent">Вечером в Шалопутовку примчался БМВ с тремя бандитскими рожами и одной рожицей.</text:p>
      <text:p text:style-name="Text_20_body_20_indent">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p>
      <text:p text:style-name="Text_20_body_20_indent">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p>
      <text:p text:style-name="Text_20_body_20_indent">Подняв трубку, Пшенин услышал вроде бы и знакомый, но странный, словно из трехлитровой банки, голос:</text:p>
      <text:p text:style-name="Text_20_body_20_indent">– Отда-а-й золото-о па-а-ртии-и!.. – и тут же в трубке раздались гудки. </text:p>
      <text:p text:style-name="Text_20_body_20_indent">«Что такое? В чем дело? – запаниковал он и спрятал золотые часы с дарственной надписью: «От тарасовского обкома КПСС» под половицу.</text:p>
      <text:p text:style-name="Text_20_body_20_indent">Не успела улечься гоблиновская пыль, как из ее недр вынырнули покачивающиеся, стройные ряды шалопутовских алкашей, обсуждавших новых своих товарищей. </text:p>
      <text:p text:style-name="Text_20_body_20_indent">«Слабаки! – было общее мнение. – Попадали… всю компанию развалили».</text:p>
      <text:p text:style-name="Text_20_body_20_indent">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p>
      <text:p text:style-name="Text_20_body_20_indent">– Они победили болезнь Паркинсона!.. – потрясенно произнес он, обращаясь к четвероногому приятелю.</text:p>
      <text:p text:style-name="Text_20_body_20_indent">Тот ловко запрыгнул на пенек и выглянул из-за забора.</text:p>
      <text:p text:style-name="Text_20_body_20_indent">– Ва-а-у-у! – поразился Джонни.</text:p>
      <text:p text:style-name="Text_20_body_20_indent">– К завтрему опять захворают, ети их в колено мать, – поняв, о чем речь, высказал свою точку зрения дед Пашка, с чувством распахнув меха гармони.</text:p>
      <text:p text:style-name="Text_20_body_20_indent">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p>
      <text:p text:style-name="Text_20_body_20_indent"><text:soft-page-break/>Маленькие черные глазки злобно глядели из-под нависших надбровных дуг на музицирующего деда Пашку.</text:p>
      <text:p text:style-name="Text_20_body_20_indent">«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p>
      <text:p text:style-name="Text_20_body_20_indent">«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p>
      <text:p text:style-name="Text_20_body_20_indent">–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p>
      <text:p text:style-name="Text_20_body_20_indent"><text:span text:style-name="T2">«</text:span><text:span text:style-name="T2">Давай, давай, где ты, душегу-у-б? – мысленно стал звать паука. – А вот и он!» – сердце радостно застучало.</text:span></text:p>
      <text:p text:style-name="Text_20_body_20_indent">– Муха криком кричит, надрывается, а злодей стоит, ухмыляется-а, – поднялся и чиркнул спичкой, спалив и злодея, и жертву.</text:p>
      <text:p text:style-name="Text_20_body_20_indent">«Я – круче!» – вновь уселся на лавку и выпил еще стакан горилки, забубнив под нос:</text:p>
      <text:p text:style-name="Text_20_body_20_indent">– А лисички взяли спички, к морю синему пошли, море синее зажгли, – задремал он, подумав, что эти лисички, ясное дело, москалихи, 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p>
      <text:p text:style-name="Text_20_body_20_indent">– Я – против! – высказался Явлинский, но его никто не слушал.</text:p>
      <text:p text:style-name="Text_20_body_20_indent"><text:span text:style-name="T2">Слово взял представитель РНЕ</text:span><text:span text:style-name="T13"><text:note text:id="ftn5" text:note-class="footnote"><text:note-citation>5</text:note-citation><text:note-body><text:p text:style-name="Footnote"><text:span text:style-name="T10"><text:s/>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p>
      <text:p text:style-name="Text_20_body_20_indent">–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p>
      <text:p text:style-name="Text_20_body_20_indent"><text:soft-page-break/>– А я против! – попытался встрять Явлинский, но его перебил полковник НКВД в зеленой гимнастерке под горло, с перекрещенными на груди кожаными ремнями:</text:p>
      <text:p text:style-name="Text_20_body_20_indent">–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p>
      <text:p text:style-name="Text_20_body_20_indent">– А я против!.. – хотел взять слово Явлинский, но его опередил Михаил Сергеевич Горбачев.</text:p>
      <text:p text:style-name="Text_20_body_20_indent">–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p>
      <text:p text:style-name="Text_20_body_20_indent">– А я против!..</text:p>
      <text:p text:style-name="Text_20_body_20_indent">–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p>
      <text:p text:style-name="Text_20_body_20_indent">– А я против!..</text:p>
      <text:p text:style-name="Text_20_body_20_indent">–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p>
      <text:p text:style-name="Text_20_body_20_indent">–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p>
      <text:p text:style-name="Text_20_body_20_indent">«Ух! – и приснится же кошмар», – подскочил с лавки человек в плаще.</text:p>
      <text:p text:style-name="Text_20_body_20_indent">–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p>
      <text:h text:style-name="Heading_20_1" text:outline-level="1">* * *</text:h>
      <text:p text:style-name="Text_20_body_20_indent">Жена дядьки Кузьмы, тетка Клавдия, весь день прождала своего суженого, но он все не приходил.</text:p>
      <text:p text:style-name="Text_20_body_20_indent">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p>
      <text:p text:style-name="Text_20_body_20_indent"><text:soft-page-break/>«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p>
      <text:p text:style-name="Text_20_body_20_indent"><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p>
      <text:p text:style-name="Text_20_body_20_indent">«Какая это болезнь? – рассуждали они. – Сами пойдем по-утряне и вылечимся… Зато смысл жизни останется при нас!»</text:p>
      <text:p text:style-name="Text_20_body_20_indent">«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p>
      <text:p text:style-name="Text_20_body_20_indent">Ворожея, не старая еще, крепкая баба во всем черном, остро глянула на гостью.</text:p>
      <text:p text:style-name="Text_20_body_20_indent">–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p>
      <text:p text:style-name="Text_20_body_20_indent">У тетки Клавдии по телу, громко топая, пробежала огромная мурашка. «Свят, свят, свят!» – подумала она, протягивая целительнице фотографию мужа.</text:p>
      <text:p text:style-name="Text_20_body_20_indent">– 0-о-й! – вздрогнула ворожея. – Тяжелый случай, – стала делать пассы над снимком.</text:p>
      <text:p text:style-name="Text_20_body_20_indent">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p>
      <text:p text:style-name="Text_20_body_20_indent">–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p>
      <text:p text:style-name="Text_20_body_20_indent">– … А потом пошел в школу… И ты иди! – еще раз произнесла целительница.</text:p>
      <text:p text:style-name="Text_20_body_20_indent">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text:soft-page-break/>посетила ворожею. Почему-то немного жалко было лишь свалившуюся с нее мурашку…</text:p>
      <text:p text:style-name="Text_20_body_20_indent"/>
      <text:p text:style-name="Text_20_body_20_indent">Фээсбэшники с пришедшим Буратино до темна резались в карты на деньги. Играли в подкидного дурачка, и Буратинке ужасно везло.</text:p>
      <text:p text:style-name="Text_20_body_20_indent">– Ты нечестно играешь, деревянный! – злился Иван Крутой.</text:p>
      <text:p text:style-name="Text_20_body_20_indent">– Папой клянусь! Всё путем, – отвечал шулер.</text:p>
      <text:p text:style-name="Text_20_body_20_indent">Пальцы его быстро мелькали, раздавая карты.</text:p>
      <text:p text:style-name="Text_20_body_20_indent"><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text:s/>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p>
      <text:p text:style-name="Text_20_body_20_indent">– Бурек! Ну ты обурел… Откуда у тебя появился туз? – заорал Иван Крутой, с горечью понимая, что мечта заиметь кафе “Штирлиц” отодвинулась в туманную даль.</text:p>
      <text:p text:style-name="Text_20_body_20_indent">Спрятав выигранные денежки в рюкзачок, Буратино стал показывать разорившимся бедолагам карточные фокусы, но чекисты не вникали, думая о своем.</text:p>
      <text:p text:style-name="Text_20_body_20_indent">– Господи-и-н Буратино! – елейным голосом начал Иван Крутой. – Я где-то читал, что если зарыть денежки вечером, то утром вырастет дерево, усыпанное зеленью…</text:p>
      <text:p text:style-name="Text_20_body_20_indent">– Батюшки! – ужаснулся Буратино. – Что же к утру вырастет из той кучки, которую Железнов закопал за палаткой?..</text:p>
      <text:p text:style-name="Text_20_body_20_indent">– Значит так! – командирским голосом произнес Иван Крутой.</text:p>
      <text:p text:style-name="Text_20_body_20_indent">– И перетакивать не будем! – на низких частотах поддержал его Буратино.</text:p>
      <text:p text:style-name="Text_20_body_20_indent">– Шутки в сторону… Равняйсь, смирно! Мы приехали сюда не в карты играть, – оглядел коллег, – а выследить и обезвредить врага… но прежде выведать его планы…</text:p>
      <text:p text:style-name="Text_20_body_20_indent">– Да! Узнать, за каким хреном их сюда занесло, – согласно закивал Буратино.</text:p>
      <text:p text:style-name="Text_20_body_20_indent">–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p>
      <text:p text:style-name="Text_20_body_20_indent">– На чем же мы поплывем? – задал резонный вопрос Железнов.</text:p>
      <text:p text:style-name="Text_20_body_20_indent">– На подручных средствах! – был лаконичный ответ.</text:p>
      <text:p text:style-name="Text_20_body_20_indent">– А что у нас под руками? – поинтересовался старлей.</text:p>
      <text:p text:style-name="Text_20_body_20_indent">– Вот на том и поплывем, – стал раздеваться капитан.</text:p>
      <text:p text:style-name="Text_20_body_20_indent">Раздевшись до трусов, задумался… потом сбросил и их. </text:p>
      <text:p text:style-name="Text_20_body_20_indent"><text:soft-page-break/>– Ты не больно-то тут со своим носом шастай, – сделал замечание Буратино, снявшему с себя рубашку и колпачок.</text:p>
      <text:p text:style-name="Text_20_body_20_indent">– Может, я вещи посторожу? – предложил Железнов.</text:p>
      <text:p text:style-name="Text_20_body_20_indent">– Нет, Железяка. Хоть топориком, а плыви, – был жесткий ответ. </text:p>
      <text:p text:style-name="Text_20_body_20_indent">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долетавшей до него из деревни частушке: «… из села Кукуева-а… ну куда же ты плывешь, Железяка фигова».</text:p>
      <text:p text:style-name="Text_20_body_20_indent">–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p>
      <text:p text:style-name="Text_20_body_20_indent">– Вон там они, – Буратино указал на светившееся тусклым светом окошко.</text:p>
      <text:p text:style-name="Text_20_body_20_indent">В темноте он видел так же, как ясным днем. Подобравшись к окошку, заглянули внутрь.</text:p>
      <text:p text:style-name="Text_20_body_20_indent">– Словно сексуальные меньшинства, – хихикнул Железнов, разглядывая сбившихся в кучу на столе трех мужиков.</text:p>
      <text:p text:style-name="Text_20_body_20_indent">–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p>
      <text:p text:style-name="Text_20_body_20_indent">–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p>
      <text:p text:style-name="Text_20_body_20_indent">«На, на!.. – мысленно передразнил обманщика сытый Шарик. – Дождесси от тебя чо-нибудь, кроме пинка», – шустро слинял он от голых незнакомцев.</text:p>
      <text:p text:style-name="Text_20_body_20_indent">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text:soft-page-break/>через него ногу. На рассвете он растолкал Билла и, сдав дежурство, вышел на улицу.</text:p>
      <text:p text:style-name="Text_20_body_20_indent">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p>
      <text:p text:style-name="Text_20_body_20_indent">Перепуганный Джек заорал еще громче, с ужасом разглядывая две удаляющиеся голые мужские фигуры и какой-то обрубок рядом с ними. </text:p>
      <text:p text:style-name="Text_20_body_20_indent">«Деревенские геи пронюхали, что мы беззащитны и хотели этим воспользоваться… Ах! Где ты, спокойная, родная Америка?!»</text:p>
      <text:p text:style-name="Text_20_body_20_indent">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p>
      <text:p text:style-name="Text_20_body_20_indent">«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p>
      <text:p text:style-name="Text_20_body_20_indent">– Да забирайте вы свою гребаную крышку! – выдернул он палец из кольца и, кряхтя, слез со стола на пол. – Но пузырек, чур, мой! – выбрался на свежий воздух.</text:p>
      <text:p text:style-name="Text_20_body_20_indent">Билл с гигантским облегчением расслабил шею и вытянул руки вдоль туловища.</text:p>
      <text:p text:style-name="Text_20_body_20_indent">«Свобода-а!» – думал он, и слезы счастья текли по осунувшимся щекам узника Бухенвальда.</text:p>
      <text:p text:style-name="Text_20_body_20_indent">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 </text:p>
      <text:p text:style-name="Text_20_body_20_indent">Но, увы! Еды не было. Ни банок с тушенкой, ни галет. </text:p>
      <text:p text:style-name="Text_20_body_20_indent">«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p>
      <text:p text:style-name="Text_20_body_20_indent">– Скорее! Скорее за тарелкой, – развил он бурную деятельность, схватив какой-то кабель и передатчик.</text:p>
      <text:p text:style-name="Text_20_body_20_indent">– Да положи, потом возьмем, – попытался остудить его пыл агент Джек, но не тут-то было.</text:p>
      <text:p text:style-name="Text_20_body_20_indent">–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p>
      <text:p text:style-name="Text_20_body_20_indent">Войдя через десяток минут следом за Евсеем на соседнюю ферму и раскопав в навозе спутниковую антенну, агенты брезгливо глядели, как <text:soft-page-break/>тот, достав бутылку из органического удобрения и даже не обтерев горлышко, жадно припал к ней, как нашедший источник бедуин, месяц плутавший в пустыне.</text:p>
      <text:p text:style-name="Text_20_body_20_indent">Похмелившись, Евсей прикинул, что пора собирать стадо, и помчался в деревню. Обожравшийся Шарик еле за ним поспевал.</text:p>
      <text:p text:style-name="Text_20_body_20_indent">– Ну что мы стоим? – поторопил приятеля Билл. – Босс ждет сообщений, – бережно поднял тарелку.</text:p>
      <text:p text:style-name="Text_20_body_20_indent">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p>
      <text:p text:style-name="Text_20_body_20_indent">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p>
      <text:p text:style-name="Text_20_body_20_indent">– Джеки, ну давай, чего ты там возишься, – подбодрил товарища, разглядывая приближающихся коров во главе с его давешним мучителем, пастухом. </text:p>
      <text:p text:style-name="Text_20_body_20_indent">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 </text:p>
      <text:p text:style-name="Text_20_body_20_indent">На вторые сутки до быка стало доходить, что эти два загорелых колхозника обижали корефана Евсея, и враз глаза его налились кровью мщения. Взревев бизоном, он ринулся на второго противника с блестевшей на утреннем солнце башкой.</text:p>
      <text:p text:style-name="Text_20_body_20_indent">– Фу-у! К ноге! – закричал Евсей Мишке, но было поздно, и агент Билл ощутил, что летит.</text:p>
      <text:p text:style-name="Text_20_body_20_indent">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 </text:p>
      <text:p text:style-name="Text_20_body_20_indent">«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p>
      <text:p text:style-name="Text_20_body_20_indent"><text:soft-page-break/>–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p>
      <text:p text:style-name="Text_20_body_20_indent">– Ставлю штуку, что больше десяти секунд он не продержится, – тоже приник к биноклю Крутой.</text:p>
      <text:p text:style-name="Text_20_body_20_indent">– Две даю, что продержится, – принял пари богатенький Буратинка, без всякой оптики всматриваясь в поединок титанов.</text:p>
      <text:p text:style-name="Text_20_body_20_indent">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p>
      <text:p text:style-name="Text_20_body_20_indent">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p>
      <text:p text:style-name="Text_20_body_20_indent"/>
      <text:p text:style-name="Text_20_body_20_indent">В это время на другом берегу Буратино эмоционально спорил с Иваном Крутым на тему – продержался ли черномазый десять секунд 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p>
      <text:p text:style-name="Text_20_body_20_indent">Железнов, напевая: «Тореадо-о-р, смелее в бо-о-й», с повышенным интересом следил за корридой.</text:p>
      <text:p text:style-name="Text_20_body_20_indent">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p>
      <text:p text:style-name="Text_20_body_20_indent">Но козел – он и есть козел!!! Чего с него взять?!</text:p>
      <text:p text:style-name="Text_20_body_20_indent"/>
      <text:p text:style-name="Text_20_body_20_indent">«Простой российский крестьянин, – напишет потом районная газета “Чекушкинская правда”, – разгромил логово врага и не посрамил чести Родины».</text:p>
      <text:p text:style-name="Text_20_body_20_indent"><text:soft-page-break/></text:p>
      <text:p text:style-name="Text_20_body_20_indent">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 </text:p>
      <text:p text:style-name="Text_20_body_20_indent">Первое – гадюкинская баб Тоня и второе – поляна в лесу за рекой. Она выбрала второй вариант и с революционной песней, подсунутой ей подсознанием, пошла к мосту, намереваясь самую малость чеколдыкнуть в мужской компании.</text:p>
      <text:p text:style-name="Text_20_body_20_indent"><text:span text:style-name="T2">Тетка Клавдия, напротив, всю ночь спала как убитая, а с утра восто</text:span><text:span text:style-name="T2">рженно представляла, как противно будет алконавту Кузьме, когда подумает о водке, которая тут же встанет колом поперек луженой его глотки. </text:span></text:p>
      <text:p text:style-name="Text_20_body_20_indent">«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p>
      <text:p text:style-name="Text_20_body_20_indent">– Там вдали, за реко-о-й, уж погасли огни-и, в небе алом заря разгорала-а-сь… – и мощный хор из десятка голосов под гармонь подтягивал:</text:p>
      <text:p text:style-name="Text_20_body_20_indent">– … Десять бедных ханы-ы-г, похмелиться должны-ы… на поляне-е в бутылках остало-о-сь.</text:p>
      <text:p text:style-name="Text_20_body_20_indent">«Вот так рождается народный фольклор», – даже прослезился расчувствовавшийся дядька Кузьма, не замечая жадный взгляд из-за морозовского забора, которым пялился на гармонь здоровенный, весь в татуировках мужик, однажды уже нападавший на него у реки.</text:p>
      <text:h text:style-name="Heading_20_1" text:outline-level="1">* * *</text:h>
      <text:p text:style-name="Text_20_body_20_indent">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p>
      <text:p text:style-name="Text_20_body_20_indent">«Но каковы мотивы? – задумался следователь. – Ни одной крепкой версии, лишь шаткие предположения.</text:p>
      <text:p text:style-name="Text_20_body_20_indent">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text:soft-page-break/>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p>
      <text:p text:style-name="Text_20_body_20_indent">– Товарищ старший советник юстиции, – обратился к следователю Барабас, намного повысив того в чинах.</text:p>
      <text:p text:style-name="Text_20_body_20_indent">Но Бог не фраер, он все видит, потому и подсунул в назидание вруну и подхалиму здоровенную кочку, на которой Барабас здорово ушиб зад и прикусил язык.</text:p>
      <text:p text:style-name="Text_20_body_20_indent">–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p>
      <text:p text:style-name="Text_20_body_20_indent">Пошевелив во рту языком на предмет его целости, участковый продолжил:</text:p>
      <text:p text:style-name="Text_20_body_20_indent">– По всему выходит, что то – цибуля…</text:p>
      <text:p text:style-name="Text_20_body_20_indent">Прокурорский работник глубоко задумался:</text:p>
      <text:p text:style-name="Text_20_body_20_indent">– Какая еще цибуля? </text:p>
      <text:p text:style-name="Text_20_body_20_indent">– Да в семи одежках… Кто раздевает, тот, эта… слезы проливает…</text:p>
      <text:p text:style-name="Text_20_body_20_indent">– Почти угадали… – похвалил его, – но это – бомж! – кив-нул головой в сторону подозреваемых следователь.</text:p>
      <text:p text:style-name="Text_20_body_20_indent">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p>
      <text:p text:style-name="Text_20_body_20_indent">– Ни кола ни двора?!</text:p>
      <text:p text:style-name="Text_20_body_20_indent">Пропылив по Шалопутовке и разнервировав всех местных собак, следак решил понервировать людей и начал с самого Кошмарова. </text:p>
      <text:p text:style-name="Text_20_body_20_indent">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p>
      <text:p text:style-name="Text_20_body_20_indent"><text:span text:style-name="T2">–</text:span><text:span text:style-name="T2">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 </text:span></text:p>
      <text:p text:style-name="Text_20_body_20_indent">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text:soft-page-break/>блохастые хамы… – запрыгнула она в салон. – То ли дело в тарасовском питомнике», – мечтательно закрыла глаза, положив морду на лапы.</text:p>
      <text:p text:style-name="Text_20_body_20_indent">– Фамилия как? – рыкнул Барабас, обращаясь к открыв-шему ему калитку детине.</text:p>
      <text:p text:style-name="Text_20_body_20_indent">– Покемоны мы, – по-деревенски ответил тот.</text:p>
      <text:p text:style-name="Text_20_body_20_indent">– И ксива есть? – оттолкнул его, направляясь в сторону коттеджа, Барабас.</text:p>
      <text:p text:style-name="Text_20_body_20_indent">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p>
      <text:p text:style-name="Text_20_body_20_indent">Игнат Семенович, матерясь в душе, вышел на крыльцо, чтоб встретить припершихся с самого утра визитеров.</text:p>
      <text:p text:style-name="Text_20_body_20_indent">– Гость в дом – радость в дом! – пряча глаза, сказал он, произнося “р” с акцентом деда Пашки.</text:p>
      <text:p text:style-name="Text_20_body_20_indent">«Знамо дело! Милицию все любят», – поздоровался с ним Барабас и спросил по милицейской традиции: – Посторонние есть?</text:p>
      <text:p text:style-name="Text_20_body_20_indent">– Все свои-и, – получил ответ от слонихой выпорхнувшей на крыльцо бесподобной Нинель.</text:p>
      <text:p text:style-name="Text_20_body_20_indent">«Эт-то что за Матильда?» – буратиной одеревенел Карп Барабас и хотел спросить ее про документ, но засмущался.</text:p>
      <text:p text:style-name="Text_20_body_20_indent">– Прошу знакомиться! МОЯ супруга, Нина Матвеевна, – особо выделил слово “моя” Кошмаров.</text:p>
      <text:p text:style-name="Text_20_body_20_indent">«Ишь какой частный собственник», – отодвинув его пле-чом, подошел к даме Барабас и приложился к ручке.</text:p>
      <text:p text:style-name="Text_20_body_20_indent">Наблюдавший за ними кобель, загремев цепью, рухнул в обморок. </text:p>
      <text:p text:style-name="Text_20_body_20_indent">«Присосался как!» – выпустив на лицо лучезарную улыбку “номер один” (встреча налоговых инспекторов), подумал Игнат Семенович и, 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p>
      <text:p text:style-name="Text_20_body_20_indent">–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p>
      <text:p text:style-name="Text_20_body_20_indent">«Где же были мои бесстыжие глаза в первое посещение сего уютного уголка?» – шел он за женщиной, возбужденно краснея лицом. </text:p>
      <text:p text:style-name="Text_20_body_20_indent">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p>
      <text:p text:style-name="Text_20_body_20_indent">Объяснив цель визита, следователь попросил Кошмарова выйти на улицу и оглядеть двух мазуриков на предмет опознания.</text:p>
      <text:p text:style-name="Text_20_body_20_indent"><text:soft-page-break/>«Надо бы, согласно процессуальному кодексу, их среди других мужиков посадить, да ладно… Кошмаров врать не станет!»</text:p>
      <text:p text:style-name="Text_20_body_20_indent">– Нина Матвеевна! – чуть охрипшим голосом позвал женщину участковый. – Вам тоже следует принять участие в опознании преступников. </text:p>
      <text:p text:style-name="Text_20_body_20_indent">Заинтригованная мадам Кошмарова, колыхая мощной грудью, спустилась вниз.</text:p>
      <text:p text:style-name="Text_20_body_20_indent">–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p>
      <text:p text:style-name="Text_20_body_20_indent"><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p>
      <text:p text:style-name="Text_20_body_20_indent">– Это не по наши души, – сделал вывод Колян, наблюдая, как шофер выпихнул из уазика двух барыг. </text:p>
      <text:p text:style-name="Text_20_body_20_indent">«Молодец Нинка, – подумал он, – грамотно мусора охму-рила…» </text:p>
      <text:p text:style-name="Text_20_body_20_indent">В вонючих бомжах своих знакомцев никто, конечно, не признал. </text:p>
      <text:p text:style-name="Text_20_body_20_indent">«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p>
      <text:p text:style-name="Text_20_body_20_indent">Выбираясь перед мостом из транспортного средства, приехавшие услышали где-то в лесу странный шум – будто там проходила первомайская демонстрация трудящихся област-ного, примерно, масштаба. Барабас подозрительно прислу-шивался к песням, мату и трелям гармони.</text:p>
      <text:p text:style-name="Text_20_body_20_indent">– Покурите пока. А я погляжу, что за гам? – произнес он, направляясь к переправе.</text:p>
      <text:p text:style-name="Text_20_body_20_indent">От предложения покурить Тюбетейка с Шапкой-Ушанкой, склонившись, стали дружно блевать.</text:p>
      <text:p text:style-name="Text_20_body_20_indent">Следователь запрыгнул в машину, а кинолог, наоборот, выпрыгнул и пошел за Барабасом, свистнув овчарке.</text:p>
      <text:p text:style-name="Text_20_body_20_indent">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p>
      <text:p text:style-name="Text_20_body_20_indent">«На фотке наглядно проявится, что после моего удара бандит перегнулся, и ему стало дурно…</text:p>
      <text:p text:style-name="Text_20_body_20_indent"><text:soft-page-break/>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p>
      <text:p text:style-name="Text_20_body_20_indent">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тащившую охапку зеленых веток. Некурящий мужик – а это, естественно, был он – увидев мента, поднял руки вверх.</text:p>
      <text:p text:style-name="Text_20_body_20_indent">«А ну как с дури пальнет», – запугивал себя, на всякий случай преданно пялясь в ментовские зенки.</text:p>
      <text:p text:style-name="Text_20_body_20_indent">– Чего несем? – спросил Барабас, с завистью вдохнув ароматный воздух, исходящий от небритого.</text:p>
      <text:p text:style-name="Text_20_body_20_indent">– Веники для бани, господин хорунжий! – громко отрапортовал некурящий, глядевший вчера по телику фильм про казаков.</text:p>
      <text:p text:style-name="Text_20_body_20_indent">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p>
      <text:p text:style-name="Text_20_body_20_indent">Горели два костра, над которыми висели прокопченные чайники, а вокруг них с кружками сидел народ. Правда, один, разметав в стороны руки, валялся на траве.</text:p>
      <text:p text:style-name="Text_20_body_20_indent">«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p>
      <text:p text:style-name="Text_20_body_20_indent">– Чего развалился, как сапог под кроватью?</text:p>
      <text:p text:style-name="Text_20_body_20_indent">– Ше-е-ф-ф! – проникновенно произнес дядька Кузьма. – Фирма веников не вяжет… – с трудом уселся и обнял за плечи соседку в черном.</text:p>
      <text:p text:style-name="Text_20_body_20_indent">«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p>
      <text:p text:style-name="Text_20_body_20_indent"><text:span text:style-name="T2">–</text:span><text:span text:style-name="T2"> Документы имеются, граждане? – строго обратился к ним.</text:span></text:p>
      <text:p text:style-name="Text_20_body_20_indent">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text:soft-page-break/>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p>
      <text:p text:style-name="Text_20_body_20_indent">– Фу-у, фу-у, – орал собаке кинолог, пытаясь оторвать ее от жертвы. </text:p>
      <text:p text:style-name="Text_20_body_20_indent">Мужики, вспоминая прошлое рандеву, вскочив на ноги, боязливо жались друг к другу. </text:p>
      <text:p text:style-name="Text_20_body_20_indent">С помощью Барабаса кинолог оттащил довольную овчарку и привязал ее к дереву.</text:p>
      <text:p text:style-name="Text_20_body_20_indent">– Так как насчет документов? – продолжил прерванный разговор участковый, через минуту разглядывая студенческие билеты в трясущихся руках.</text:p>
      <text:p text:style-name="Text_20_body_20_indent">– Туристо-о-у-у! – на гватемальском диалекте произнес сторож сельсовета, указывая на латиносов.</text:p>
      <text:p text:style-name="Text_20_body_20_indent">– Сам догадался! – блеснул оперативным талантом млад-ший лейтенант Министерства внутренних дел.</text:p>
      <text:p text:style-name="Text_20_body_20_indent">– Приехали перенимать опыт! – добавил кудрявый лати-нос, раненный в ногу еще Буратиной.</text:p>
      <text:p text:style-name="Text_20_body_20_indent">–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p>
      <text:p text:style-name="Text_20_body_20_indent">– Ходють и ходють… ходють и ходють… – возмущалась Кумоха, разглядывая пришедшего.</text:p>
      <text:p text:style-name="Text_20_body_20_indent">– Кто ходит в гости по утрам, тот поступает мудро-о! Тарам-парам, тарам-парам, на то оно и утро-о!.. – бодро про-декламировал домовой Ерошка, взобравшись на шифоньер и наблюдая оттуда, как Мишаня наливает гостю стакан любимого людьми и лешим Лехой напитка.</text:p>
      <text:p text:style-name="Text_20_body_20_indent">– Я на службе… – неуверенно произнес гость.</text:p>
      <text:p text:style-name="Text_20_body_20_indent">– А я на ком? – чокнулся с ним стаканом Мишаня. </text:p>
      <text:p text:style-name="Text_20_body_20_indent">Дятел пробил на разделочной доске тост: «Ну-у, вздрогнем!»</text:p>
      <text:p text:style-name="Text_20_body_20_indent">– Ух ты! – занюхал первый стакан табельным оружием Барабас. – Дрессированная птичка…</text:p>
      <text:p text:style-name="Text_20_body_20_indent">– Да хочу Дуньке за палку отдать! – кивнул в сторону дятлика Мишаня.</text:p>
      <text:p text:style-name="Text_20_body_20_indent">–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p>
      <text:p text:style-name="Text_20_body_20_indent"><text:soft-page-break/>Дятел пробил на доске: «За дам!» Прапорщик же перевел текст как: «Задом!»</text:p>
      <text:p text:style-name="Text_20_body_20_indent">– Тю-ю! Гомик пернатый! – налил себе третий стакан и отправил его в марш-бросок за вторым.</text:p>
      <text:p text:style-name="Text_20_body_20_indent">– Вы бы хоть закусили, товарищ прапорщик, – подсунул ему огурец Мишаня.</text:p>
      <text:p text:style-name="Text_20_body_20_indent">– После третьей – не закусываю! – налил четвертую порцию и глянул на задумавшегося дятла. – Не успевает за нами… Не стало у личного состава смекалки, – вытянул еще один стакан и занюхал огурцом, чтоб все в организме утрамбовалось.</text:p>
      <text:p text:style-name="Text_20_body_20_indent">«Первая – колом, вторая – соколом!» – чуть припозднив-шись, простучал радист.</text:p>
      <text:p text:style-name="Text_20_body_20_indent">– Ага! А третья – дятлом!.. – харкнул в его сторону прапорщик-лейтенант.</text:p>
      <text:p text:style-name="Text_20_body_20_indent"><text:span text:style-name="T2">–</text:span><text:span text:style-name="T2"> Ты смотри, бескультурье… в птичку плюет, – осудила поведение гостя Кумоха. – Не-е-т! Добби так бы не поступил, – тоже взобралась на шифоньер. </text:span></text:p>
      <text:p text:style-name="Text_20_body_20_indent">Обидевшийся дятел сел рядом с ними.</text:p>
      <text:p text:style-name="Text_20_body_20_indent">–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p>
      <text:p text:style-name="Text_20_body_20_indent">Бобик, конечно, увязался за ними и не прогадал, столкнувшись на поляне со своей мохнатой пассией, деловито трепавшей за штаны мужика в тюбетейке.</text:p>
      <text:p text:style-name="Text_20_body_20_indent">«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рифмуется “шиш!” «Не видать мне Жучки как своих ушей», – всхлипнул он, разглядывая процесс опознания и вытирая ушами глаза.</text:p>
      <text:p text:style-name="Text_20_body_20_indent">«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p>
      <text:p text:style-name="Text_20_body_20_indent">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p>
      <text:p text:style-name="Text_20_body_20_indent">Пока прапорщицкий лейтенант, прикрываясь складками местности, перестреливался с тучей, выпустив в нее всю обойму и <text:soft-page-break/>отогнав в район деревни Гадюкино, двое бомжей благополучно явили ноги.</text:p>
      <text:p text:style-name="Text_20_body_20_indent">Причем Хоттабыч по пути спер чью-то кружку, а Шапка-Ушанка и вовсе расстарался, прихватив подвернувшуюся в кустах бутылку с самогоном. </text:p>
      <text:p text:style-name="Text_20_body_20_indent">Латиносы залегли, прикрыв головы руками и уткнув носы в землю, а деревенские мужики с ворожеей, под шумок, сумели распить один чайник теплой самогонки.</text:p>
      <text:p text:style-name="Text_20_body_20_indent">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p>
      <text:p text:style-name="Text_20_body_20_indent"/>
      <text:p text:style-name="Text_20_body_20_indent">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p>
      <text:p text:style-name="Text_20_body_20_indent">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p>
      <text:p text:style-name="Text_20_body_20_indent">Прокурор г. Тарасова обьявил злоумышленников во всероссийский розыск, повесив на мерзопакостников все нераскрытые за пятьдесят лет преступления, числом более десяти тысяч. В отдельное производство выделил убийство президента Кеннеди – вдруг получится выбить командировку в Америку…</text:p>
      <text:h text:style-name="Heading_20_1" text:outline-level="1">* * *</text:h>
      <text:p text:style-name="Text_20_body_20_indent">Кроме криминального оттенка, этот летний день имел и положительный, благоприятный вариант развития событий – отец Епифан вышел из запоя.</text:p>
      <text:p text:style-name="Text_20_body_20_indent">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 </text:p>
      <text:p text:style-name="Text_20_body_20_indent">–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p>
      <text:p text:style-name="Text_20_body_20_indent"><text:soft-page-break/>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p>
      <text:p text:style-name="Text_20_body_20_indent">Старушки вздрогнули от глухого удара и ощутили сотрясение церковных стен.</text:p>
      <text:p text:style-name="Text_20_body_20_indent">– Как дьявол батюшку-то корежит, – закрестились они.</text:p>
      <text:p text:style-name="Text_20_body_20_indent">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p>
      <text:p text:style-name="Text_20_body_20_indent"><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text:span><text:span text:style-name="T2">но показывая всем желающим спину с блекнущим флагом ВМС</text:span><text:span text:style-name="T13"><text:note text:id="ftn7" text:note-class="footnote"><text:note-citation>7</text:note-citation><text:note-body><text:p text:style-name="P5"><text:s/>ВМС – Военно-морские силы России.</text:p></text:note-body></text:note></text:span><text:span text:style-name="T2"> России.</text:span></text:p>
      <text:p text:style-name="Text_20_body_20_indent">–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p>
      <text:p text:style-name="Text_20_body_20_indent">Жители соседней Лопуховки, где не было церкви, щедро подавали страдальцу, а местные, наподобие бизнесмена деда Пашки, лишь иронично хмыкали. </text:p>
      <text:p text:style-name="Text_20_body_20_indent">«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p>
      <text:p text:style-name="Text_20_body_20_indent">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p>
      <text:p text:style-name="Text_20_body_20_indent">– Билл… Ну зачем ты вставил в ухо это кольцо? – задал нескромный вопрос напарник.</text:p>
      <text:p text:style-name="Text_20_body_20_indent">– Эх, Джеки-и. Если бы я знал?.. Подруга нашла его после того, как провел ночь с любовницей… Чтобы выкрутиться, сказал, что это мое… – вздохнул агент Билл.</text:p>
      <text:p text:style-name="Text_20_body_20_indent"><text:soft-page-break/>–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p>
      <text:p text:style-name="Text_20_body_20_indent">– Вот она, ворюга! – тоже увидел изнемогающую от переедания собачку Билл и помчался к ней, чтоб отобрать принадлежащее ему по праву добро.</text:p>
      <text:p text:style-name="Text_20_body_20_indent">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p>
      <text:p text:style-name="Text_20_body_20_indent">– Ты смотри, зараза мохнатая, чего наделал… – склонился над галетами агент Билл, размышляя, что содержимое-то при всем при том не пострадало…</text:p>
      <text:p text:style-name="Text_20_body_20_indent">– Пошли, пошли, – оттащил его агент Джек, – а то станем, как те приятели в Тарасове, которые хотели нам помочь купить антенну. </text:p>
      <text:p text:style-name="Text_20_body_20_indent">Билл, чуть не плача, поплелся за другом, сжимая под мышкой словарь. Другой словарь нес его напарник.</text:p>
      <text:p text:style-name="Text_20_body_20_indent"><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p>
      <text:p text:style-name="Text_20_body_20_indent">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p>
      <text:p text:style-name="Text_20_body_20_indent">– Дуни-и-а-а! Ай ла-а-в ю-у, – заканючил агент Билл.</text:p>
      <text:p text:style-name="Text_20_body_20_indent">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p>
      <text:p text:style-name="Text_20_body_20_indent">«Ишь, лаить хочет!» – подумал пастух, проходя мимо и делая вид, что видит их в первый раз.</text:p>
      <text:p text:style-name="Text_20_body_20_indent">Вспомнив что-то свое, выстраданное, Билл нагнулся, но словаря на месте уже не было, а Евсей, как ему показалось, чего-то листал.</text:p>
      <text:p text:style-name="Text_20_body_20_indent">«Если бы этому пиплу за воровство отрубали бы по пальцу, то уже через неделю пришлось бы рубить протезы», – язвительно подумал агент Билл.</text:p>
      <text:p text:style-name="Text_20_body_20_indent">«Эхе-хе… Спивается народ мериканский, – разглядывал любопытный пастух непонятный текст. – Вон какими каракулями пишут…»</text:p>
      <text:p text:style-name="Text_20_body_20_indent"><text:soft-page-break/></text:p>
      <text:p text:style-name="Text_20_body_20_indent">«Это что за семечки неочищенные?» – озадачился дед Пашка, лицезрея подходящих к церкви негров.</text:p>
      <text:p text:style-name="Text_20_body_20_indent">– Здогово! Шантгапа зулусская! – вежливо поздоровался он.</text:p>
      <text:p text:style-name="Text_20_body_20_indent">Джек полистал словарь, в который вцепился до посинения пальцев, когда мимо проходил Евсей, но перевода не нашел.</text:p>
      <text:p text:style-name="Text_20_body_20_indent">«Наверное, на китайском», – подумал он и сел рядом с дедом, положив под себя книгу.</text:p>
      <text:p text:style-name="Text_20_body_20_indent">– Вука-вука! Йохимба! – выложил дедок весь свой запас иностранных слов. </text:p>
      <text:p text:style-name="Text_20_body_20_indent">С квартирантами он общался, в основном, на русском, помогая себе жестами.</text:p>
      <text:p text:style-name="Text_20_body_20_indent">–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p>
      <text:p text:style-name="Text_20_body_20_indent"><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p>
      <text:p text:style-name="Text_20_body_20_indent">«Такими лапищами только “дездемонов” душить…» – на всякий случай чуток отодвинулся от двух “отеллов”.</text:p>
      <text:p text:style-name="Text_20_body_20_indent">Сердобольные бабушки, к зависти “безрукого”, от всего сердца подавали прочерневшим от солнца “нищим”.</text:p>
      <text:p text:style-name="Text_20_body_20_indent">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коленях трико, в драном пиджаке, в черных круглых очках, палочкой выстукивающего себе дорогу.</text:p>
      <text:p text:style-name="Text_20_body_20_indent">«Ну-у, блин, конкуренция! – совсем спекся “безрукий”. – Даже на поллитру не наберешь…»</text:p>
      <text:p text:style-name="Text_20_body_20_indent">Слепой не спеша подошел к деду Пашке, откашлялся и произнес, повернув голову в сторону агентов:</text:p>
      <text:p text:style-name="Text_20_body_20_indent">– Пьюст сегда бьюдет солнце-е! – и замер, ожидая ответа. </text:p>
      <text:p text:style-name="Text_20_body_20_indent">Агенты растерялись. Очень уж неожиданным было появление связного. Босс проигрывал и такой вариант, если они долго не выйдут на связь.</text:p>
      <text:p text:style-name="Text_20_body_20_indent">–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p>
      <text:p text:style-name="Text_20_body_20_indent">– Насьип графьинчик, – совсем очумел шпион, отвлек-шись от негров, а те, опомнившись, на два голоса напевно заверещали:</text:p>
      <text:p text:style-name="Text_20_body_20_indent"><text:soft-page-break/>– Пьюст седа-а бьюдет небо-о, – а заинтересовавшийся Филимон подыграл им на гармони.</text:p>
      <text:p text:style-name="Text_20_body_20_indent"><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p>
      <text:p text:style-name="Text_20_body_20_indent">– Ипа-а-л! Яки есть, тех и наипал! – резонно ответил продавец.</text:p>
      <text:p text:style-name="Text_20_body_20_indent">«Ху есть ху? – ломал голову церэушник, снимая очки и внимательно вглядываясь в лица. – Мне сказали – двое молодых черных, 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 </text:p>
      <text:p text:style-name="Text_20_body_20_indent">Джек даже встал и сплясал под “Пусть всегда будет солнце”, заработав от благодарных зрителей целый поток мелочи.</text:p>
      <text:p text:style-name="Text_20_body_20_indent">Но расчувствовавшийся дедок, покинув торговую точку и думая, что хрен он уступит молодым, взял у Филимона гармонь и, приплясывая, сбацал:</text:p>
      <text:p text:style-name="Text_20_body_20_indent">– Эх матъ-пегематъ, солнце будем вынимать… Эх, ек-ковалек, доставайте губелек… – довольный, уселся на свое рабочее место, радуясь, что уделал этих чертей… <text:s/>«А то ма-а-ма, ма-а-ма… – дегевня неумытая…»</text:p>
      <text:p text:style-name="Text_20_body_20_indent">Лузгая семечки, “слепой” сказал “безрукому”:</text:p>
      <text:p text:style-name="Text_20_body_20_indent">– А ты чего не сыграешь?..</text:p>
      <text:p text:style-name="Text_20_body_20_indent">«Вычислили…» – онемел “безрукий”, натягивая козырек на лицо.</text:p>
      <text:p text:style-name="Text_20_body_20_indent">– Давай лучше я, – взял свою гармонь Филимон. – Эх ять, переять, – отплясывал он, – небу будем наливать… ать, ать, ать, ать, наша мама хочет спать…</text:p>
      <text:p text:style-name="Text_20_body_20_indent">Крыша у “слепого” пылала, как реактивный двигатель в момент подъема на орбиту ракеты.</text:p>
      <text:p text:style-name="Text_20_body_20_indent">«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p>
      <text:p text:style-name="Text_20_body_20_indent">Вот возле нее все и собрались, только моих олухов нет… “Ети их в локоть”, – сказал бы дедушка.</text:p>
      <text:p text:style-name="Text_20_body_20_indent">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text:soft-page-break/>в задумчивости вытащил из-за пазу-хи руку и почесал нос. – А эти под кого работают?..</text:p>
      <text:p text:style-name="Text_20_body_20_indent">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p>
      <text:p text:style-name="Text_20_body_20_indent">–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p>
      <text:p text:style-name="Text_20_body_20_indent">Джонни, облизываясь, сделал стойку и на лету поймал вкусную конфетку.</text:p>
      <text:p text:style-name="Text_20_body_20_indent">– Это что за господин? – стараясь говорить без акцента, спросил у Филимона “безрукий”.</text:p>
      <text:p text:style-name="Text_20_body_20_indent">– Это не господин. Это – товарищ… Наш бывший секре-тарь парткома. </text:p>
      <text:p text:style-name="Text_20_body_20_indent">Дон Чезаре почувствовал к человеку в форме братскую привязанность.</text:p>
      <text:p text:style-name="Text_20_body_20_indent">–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p>
      <text:p text:style-name="Text_20_body_20_indent">–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p>
      <text:p text:style-name="Text_20_body_20_indent">Дон Чезаре забылся дважды…</text:p>
      <text:p text:style-name="Text_20_body_20_indent">Во-первых, он вытащил из-за пазухи вполне работо-способную и даже холеную, но, по его версии, отрезанную поездом руку с часами “Роллекс” на запястье… и, во-вторых, перекрестился по-католически, слева направо.</text:p>
      <text:p text:style-name="Text_20_body_20_indent"><text:span text:style-name="T2">“</text:span><text:span text:style-name="T2">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span></text:p>
      <text:p text:style-name="Text_20_body_20_indent">Надо съездить в Тарасов, связаться с резидентом и получить подтверждающие инструкции… К кому меня послали – к деду или негритосам?.. Пусть уточнят…</text:p>
      <text:p text:style-name="Text_20_body_20_indent">А если завтра не найду агентов, значит, их арестовал тот “безрукий”, а на меня у него ничего нет… <text:s/>Я просто слепой…»</text:p>
      <text:p text:style-name="Text_20_body_20_indent"><text:soft-page-break/>– А не смотаться ли мне в Тарасов для корректировки зрения? – громко произнес он, попеременно оглядывая негров, “безрукого” и деда Пашку.</text:p>
      <text:p text:style-name="Text_20_body_20_indent">–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p>
      <text:p text:style-name="Text_20_body_20_indent">– Иес! – гавкнул один.</text:p>
      <text:p text:style-name="Text_20_body_20_indent">– О’кей! – произнес другой, окончательно сбив с толку шпиона.</text:p>
      <text:p text:style-name="Text_20_body_20_indent">«Да-а-а! А может, это они фээсбэшники?!» – уставился на заезжих мафиози.</text:p>
      <text:p text:style-name="Text_20_body_20_indent">Марксик под его взглядом радостно покрутил предпо-лагаемым виртуальным хвостом, Энгельс даже внимания не обратил на шпиона – своих забот хватало.</text:p>
      <text:p text:style-name="Text_20_body_20_indent">“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p>
      <text:p text:style-name="Text_20_body_20_indent">–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p>
      <text:p text:style-name="Text_20_body_20_indent">–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p>
      <text:p text:style-name="Text_20_body_20_indent">«Утопить бы слепого козла в Глюкалке!» – было одно-значное мнение агентов ФБР.</text:p>
      <text:p text:style-name="Text_20_body_20_indent">– Грендфаза! Ты настоящий шоумен! Возьми меня своим импресарио, и тебе не надо будет торговать семечками, – похлопал деда Пашку по плечу Джинн-Толик. </text:p>
      <text:p text:style-name="Text_20_body_20_indent">«Какие-то слова у него мудгеные… – “шоу-мяу”… “импгесагио”…»</text:p>
      <text:p text:style-name="Text_20_body_20_indent">– Толян! Яму-то под согтиг копаешь? – спрыгнул с заоблачных высот на грешную землю дилер подсолнечной продукции.</text:p>
      <text:p text:style-name="Text_20_body_20_indent">–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p>
      <text:p text:style-name="Text_20_body_20_indent">Дон Чезаре, внимательно оглядев напоследок филимоновскую гармонь, собрал левой рукой мелочь и, поднявшись, подошел к деревенскому большевику.</text:p>
      <text:p text:style-name="Text_20_body_20_indent"><text:soft-page-break/>–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p>
      <text:p text:style-name="Text_20_body_20_indent">Пшенин подозрительно оглядел инвалида, и суровые глаза его потеплели, скользнув по фуфайке и зеленым галифе, заправленным, как у него, в сапоги.</text:p>
      <text:p text:style-name="Text_20_body_20_indent">– Я бывший секретарь парткома тарасовского болто-заклепочного завода им. В. И. Ленина, – заговорщицки зашептал дон Чезаре в ухо местному коммунисту, – вынужден жить в подполье и готовить революцию, чтоб отнять у буржуев награбленное и отдать бедным, – потыкал пальцем в свою грудь.</text:p>
      <text:p text:style-name="Text_20_body_20_indent">– Здравствуй, товарищ… – проникновенно пожал ему руку Пшенин.</text:p>
      <text:p text:style-name="Text_20_body_20_indent"><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p>
      <text:p text:style-name="Text_20_body_20_indent">– То-о-ва-а-ри-и-щ! – чуть не обнял “безрукого” Пшенин. – Ведь и мой дедушка нес вместе с Владимиром Ильичом это бревно.</text:p>
      <text:p text:style-name="Text_20_body_20_indent">– Твой с какой стороны стоял? – заинтересовался дон Чезаре.</text:p>
      <text:p text:style-name="Text_20_body_20_indent">– С левой, ближе к краю, – получил ответ.</text:p>
      <text:p text:style-name="Text_20_body_20_indent">–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p>
      <text:p text:style-name="Text_20_body_20_indent">– Да какой разговор! Живи, сколько хочешь, друг, – прослезился бывший колхозный секретарь парткома.</text:p>
      <text:p text:style-name="Text_20_body_20_indent">– Вон они! – указал глазами на пьяных латиносов, шаткой походкой тащившихся мимо церкви к базару разжиться продуктами.</text:p>
      <text:p text:style-name="Text_20_body_20_indent">– Точно… Мафия! – заскрипел зубами Пшенин, разглядывая смуглых мужиков в шортах и прожженных рубахах.</text:p>
      <text:p text:style-name="Text_20_body_20_indent">– Хлеб, посыпанный опием!.. – торжественно поднял недоеденную Джеком булочку с маком хромой, уделанный еще Буратиной латинос.</text:p>
      <text:p text:style-name="Text_20_body_20_indent">– Значит… выращивают тут опиумный мак! – сделал вывод опаленный жестокой российской действительностью бригадир Педро.</text:p>
      <text:p text:style-name="Text_20_body_20_indent">«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p>
      <text:p text:style-name="Text_20_body_20_indent"><text:soft-page-break/>– Христос выгнал из храма нечестивых торговцев, – указал пальцем на деда Пашку шалопутовский пастырь, – так и я…</text:p>
      <text:p text:style-name="Text_20_body_20_indent">–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 </text:p>
      <text:p text:style-name="Text_20_body_20_indent">Двое квартирантов еле поспевали за ним.</text:p>
      <text:p text:style-name="Text_20_body_20_indent">Так же быстро, но в другую сторону уходил отряд коммунистов из двух человек.</text:p>
      <text:p text:style-name="Text_20_body_20_indent">За партячейкой потянулись и агенты.</text:p>
      <text:p text:style-name="Text_20_body_20_indent">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p>
      <text:p text:style-name="Text_20_body_20_indent">«Где же это Евсейка ее спер?» – подумал он.</text:p>
      <text:p text:style-name="Text_20_body_20_indent">В том, что в деле замешан пастух, Филимон даже не сомневался.</text:p>
      <text:h text:style-name="Heading_20_1" text:outline-level="1">* * *</text:h>
      <text:p text:style-name="Text_20_body_20_indent">– Ое-ей, мамо-о-чки-и! – придя из церкви, убивался по украденной гармони дед Пашка.</text:p>
      <text:p text:style-name="Text_20_body_20_indent">Двое его квартирантов внимательно слушали жутчайшую историю похищения века в изложении дугообразной бабки.</text:p>
      <text:p text:style-name="Text_20_body_20_indent">–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икону. – Шасть туды, шасть щюды… мужикальный штрумент, ирод, увидал, ажно затряшша вещь… цоп ево и был таков… Ое-ей, мамочки-и! Гоге-то како-о-е-е.</text:p>
      <text:p text:style-name="Text_20_body_20_indent">– А ты, стагуха, не могла яво ухватом оггетъ… али поленом каким ошагашить?.. Видишь, вгажина мужнюю гагмонь тянет бессовестно…</text:p>
      <text:p text:style-name="Text_20_body_20_indent">– Или головой его в живот… – засверкал глазами и замахал руками Джинн-Толик.</text:p>
      <text:p text:style-name="Text_20_body_20_indent">– Или за ногу укусить… – поддержал друга Дорофей.</text:p>
      <text:p text:style-name="Text_20_body_20_indent"><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p>
      <text:p text:style-name="Text_20_body_20_indent">– Евшейка крышку от бака шпер и в город подалша ш дружками, – подтвердила бабка.</text:p>
      <text:p text:style-name="Text_20_body_20_indent"><text:soft-page-break/>– Вот там-то он мою гагмонь и пгодаст… – смикитил дед и засуетился.</text:p>
      <text:p text:style-name="Text_20_body_20_indent">– Сынки! Помогите вогюгу отмудохать…</text:p>
      <text:p text:style-name="Text_20_body_20_indent">“Сынки” радостно согласились.</text:p>
      <text:p text:style-name="Text_20_body_20_indent">«А то че-то все нас, да нас…»</text:p>
      <text:p text:style-name="Text_20_body_20_indent">– Мои предки были пионеры Дикого Запада. Hе то еще видели, – похвалился Джинн-Толик.</text:p>
      <text:p text:style-name="Text_20_body_20_indent">–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p>
      <text:p text:style-name="Text_20_body_20_indent">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 </text:p>
      <text:p text:style-name="Text_20_body_20_indent">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p>
      <text:p text:style-name="Text_20_body_20_indent">– Куси! Куси его! – подбадривал дед Пашка озверевшего квартиранта. </text:p>
      <text:p text:style-name="Text_20_body_20_indent"><text:span text:style-name="T2">Джинн-Толик, не тратя понапрасну слов на разбирательства, мутузил двух других мужиков</text:span><text:span text:style-name="T1">.</text:span></text:p>
      <text:p text:style-name="Text_20_body_20_indent"><text:span text:style-name="T1">Дед Пашка, покряхтывая, шустро собирал разбросанные </text:span><text:span text:style-name="T2">бутылки, кои посчитал справедливой компенсацией за украденную гармонь. </text:span></text:p>
      <text:p text:style-name="Text_20_body_20_indent">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p>
      <text:p text:style-name="Text_20_body_20_indent">– Дедуля-а! – козликом скаканул к нему внучек. – Да ты стал гэкетигом! – пнул по пути поднимающегося с земли мужичка пятиклассник.</text:p>
      <text:p text:style-name="Text_20_body_20_indent">– Да что ты, гадость моя, каким гэкетигом? – не знал, как обнять родную кровиночку, ибо все карманы и руки были заняты бутылками.</text:p>
      <text:p text:style-name="Text_20_body_20_indent">– Я гогжусь тобой, дедуля! – сам обнял старикана внучек.</text:p>
      <text:p text:style-name="Text_20_body_20_indent"/>
      <text:p text:style-name="Text_20_body_20_indent">Шедшие из леса ханурики издалека глядели на разборку, но вмешиваться не спешили, видя, что силы не равны.</text:p>
      <text:p text:style-name="Text_20_body_20_indent">– Было бы нас человек хотя бы на пяток поболе, – пожалел один из собутыльников.</text:p>
      <text:p text:style-name="Text_20_body_20_indent">Дядька Кузьма узнал громилу, который наезжал и на него.</text:p>
      <text:p text:style-name="Text_20_body_20_indent"><text:soft-page-break/>– Вот что в деревне творится… – вздохнул он, – совсем приезжие оборзели, местных без зазрения совести метелят.</text:p>
      <text:p text:style-name="Text_20_body_20_indent">– Это они обознались, – таинственно произнесла ворожея, направляясь домой.</text:p>
      <text:p text:style-name="Text_20_body_20_indent">Досмотрев драку и позавидовав деду Пашке, мужики разошлись по хатам. </text:p>
      <text:p text:style-name="Text_20_body_20_indent"/>
      <text:p text:style-name="Text_20_body_20_indent">Дома дядьку Кузьму тоже ожидала серьезная разборка.</text:p>
      <text:p text:style-name="Text_20_body_20_indent">– Где ты все шляешься? – высказывала ему супруга. – Тебя добрые люди днем с огнем сыскать не могут…</text:p>
      <text:p text:style-name="Text_20_body_20_indent">– Хто? – пучил глазки дядька Кузьма.</text:p>
      <text:p text:style-name="Text_20_body_20_indent">– Дед Пыхто! <text:s/>Сам Кошмаров… На работу хочет тебя, ханыгу, нанять. На трактор посадить.</text:p>
      <text:p text:style-name="Text_20_body_20_indent">– На кого-о?</text:p>
      <text:p text:style-name="Text_20_body_20_indent">– Тьфу! Глаза б мои алкаша не видели, – хлопнула она дверью.</text:p>
      <text:p text:style-name="Text_20_body_20_indent">–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p>
      <text:p text:style-name="Text_20_body_20_indent"><text:span text:style-name="T2">Умирающие от голода агенты ФБР</text:span><text:span text:style-name="T2"> – так как булочки из организма вышли, а остался один мак – на чем свет стоит материли “слепого” своего коллегу из ЦРУ.</text:span></text:p>
      <text:p text:style-name="Text_20_body_20_indent">– Сидорова обезьяна! – орал, брызгая голодной слюной, агент Джек.</text:p>
      <text:p text:style-name="Text_20_body_20_indent">– Русские говорят: сидорова коза, – поправил его агент Билл и сам заорал: – Тере-е-шкин страус!..</text:p>
      <text:p text:style-name="Text_20_body_20_indent">– Ешкин кот! – поправил его Джек.</text:p>
      <text:p text:style-name="Text_20_body_20_indent">– А мне по хрену!</text:p>
      <text:p text:style-name="Text_20_body_20_indent">– Где тебе по хрену, мне по щиколотке, – возвысил свою личность Джек.</text:p>
      <text:p text:style-name="Text_20_body_20_indent">– Ети ма-а-ть! Есть русская идея!..</text:p>
      <text:p text:style-name="Text_20_body_20_indent">– Снял штаны – садись на толчок? – вопросительно глядел на друга Джек.</text:p>
      <text:p text:style-name="Text_20_body_20_indent">– Не так! У русских сказал “а”, бляха муха, говори “бэ-э…” Усек?</text:p>
      <text:p text:style-name="Text_20_body_20_indent">– Ты коленом-то пятку не чеши… выкладывай идею, – в нетерпении подгонял напарника агент Джек.</text:p>
      <text:p text:style-name="Text_20_body_20_indent">–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p>
      <text:p text:style-name="Text_20_body_20_indent">– Денег-то у них – одна медь. Давай лучше сменяем, – загорелся агент Джек.</text:p>
      <text:p text:style-name="Text_20_body_20_indent"><text:soft-page-break/>–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p>
      <text:p text:style-name="Text_20_body_20_indent">У реки они увидели стадо.</text:p>
      <text:p text:style-name="Text_20_body_20_indent">– О-у-у! Дуни-и-а-а! – затрубил Билл, разглядев свою любовь, выгонявшую из воды корову.</text:p>
      <text:p text:style-name="Text_20_body_20_indent">– Да чтоб тебя! Зитка, ну-ка иди на берег, – шлепала ладонью по круглому рыжему боку заменившая уехавшего в командировку пастуха Дунька. </text:p>
      <text:p text:style-name="Text_20_body_20_indent">Корова, задумчиво что-то пережевывая, не спеша вышла из воды.</text:p>
      <text:p text:style-name="Text_20_body_20_indent">– Ты чего там долго стояла? – поинтересовалась у товарки Гита.</text:p>
      <text:p text:style-name="Text_20_body_20_indent">– Размышляла!</text:p>
      <text:p text:style-name="Text_20_body_20_indent">– Бе-е-е-е! – проблеял козел.</text:p>
      <text:p text:style-name="Text_20_body_20_indent">– Яшка-то, урод, как на вымя пялится!.. И о чем, интересно, ты размышляла?</text:p>
      <text:p text:style-name="Text_20_body_20_indent">– Оказывается, мы не даем молоко, у нас его – забирают!</text:p>
      <text:p text:style-name="Text_20_body_20_indent">Бык Мишка, тупо двигая нижней челюстью, безразлично глядел на коров и людей.</text:p>
      <text:p text:style-name="Text_20_body_20_indent">– Все чего-то жуют! – позавидовал Джек, с опаской поглядывая на быка.</text:p>
      <text:p text:style-name="Text_20_body_20_indent">–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 </text:p>
      <text:p text:style-name="Text_20_body_20_indent">Крупные груди ее колыхались в такт шагам. </text:p>
      <text:p text:style-name="Text_20_body_20_indent">Потом он опомнился и суетливо принялся рвать ромашки.</text:p>
      <text:p text:style-name="Text_20_body_20_indent">– Дуня-а! Ай лав ю-у! – протянул ей букет.</text:p>
      <text:p text:style-name="Text_20_body_20_indent">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p>
      <text:p text:style-name="Text_20_body_20_indent">– Спасибо! – потупившись, взяла букет. – А что такое «Ай лав ю?»</text:p>
      <text:p text:style-name="Text_20_body_20_indent">– Это по-русски… – защелкал пальцами Билл, вспоминая перевод, – это по-русски – лублу… – произнес он и улыбнулся еще шире, почти сомкнув уголки рта на затылке.</text:p>
      <text:p text:style-name="Text_20_body_20_indent">«Мишаня мне таких слов не говорил», – покраснела она.</text:p>
      <text:p text:style-name="Text_20_body_20_indent">– Лублу, лублу – блу-блу, блу-блу, – отстранил приятеля Джек.</text:p>
      <text:p text:style-name="Text_20_body_20_indent">– Дуни-и-я-а? Мы пришли поужинать речной водой, – листал словарь, подбирая слова.</text:p>
      <text:p text:style-name="Text_20_body_20_indent">Билл застеснялся своей бедности, и краска бросилась ему в лицо, сделав из негра индейца.</text:p>
      <text:p text:style-name="Text_20_body_20_indent"><text:soft-page-break/>– Бедненькие… – правильно поняла Джека доярка. – Давайте, я вас накормлю, – от души предложила она.</text:p>
      <text:p text:style-name="Text_20_body_20_indent"><text:span text:style-name="T2">–</text:span><text:span text:style-name="T2"> Ноу, ноу, ноу, – покрутил из стороны в сторону головой агент Джек.</text:span></text:p>
      <text:p text:style-name="Text_20_body_20_indent">Агент Билл вновь стал полноценным негром.</text:p>
      <text:p text:style-name="Text_20_body_20_indent">– Мы хотим смеяться… – сказал он.</text:p>
      <text:p text:style-name="Text_20_body_20_indent">– Ну так смейтесь, – простодушно разрешила Дуня.</text:p>
      <text:p text:style-name="Text_20_body_20_indent">– Сменяться! – полистав словарь, поправил друга Джек.</text:p>
      <text:p text:style-name="Text_20_body_20_indent">– Мы… – задумался Билл, – нашли случайно кое-какое оружие… и хотим сменять его на жратву.</text:p>
      <text:p text:style-name="Text_20_body_20_indent">– Продукты питания, – блеснул эрудицией Джек, захлопнув словарь.</text:p>
      <text:p text:style-name="Text_20_body_20_indent">– А это не вы, случайно, прилетели на парашютах? – сразу замкнулась доярка.</text:p>
      <text:p text:style-name="Text_20_body_20_indent">«Ведь передо мной шпионы!» – ужаснулась она.</text:p>
      <text:p text:style-name="Text_20_body_20_indent">– Ноу-ноу-ноу, – опять закрутил башкой Джек.</text:p>
      <text:p text:style-name="Text_20_body_20_indent">– Йес-йес-йес, – закивал Билл. – Как можно лгать любимой женщине… Но мы ноу, как это… шампиньоны… мы не хотим вреда России… Напротив, хотим помочь…</text:p>
      <text:p text:style-name="Text_20_body_20_indent">Глянув в честные глаза влюбленного негра, девушка поверила ему. </text:p>
      <text:p text:style-name="Text_20_body_20_indent">В это время сопящий Шарик, распихивая своих чернокожих кормильцев, подкатился к доярке с кнутом в зубах.</text:p>
      <text:p text:style-name="Text_20_body_20_indent">–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p>
      <text:p text:style-name="Text_20_body_20_indent">«Мужики, хоть какого они цвета, народ бестолковый… все им надо подсказывать», – подумала она.</text:p>
      <text:p text:style-name="Text_20_body_20_indent">– О’ кей! – облегченно произнес Джек.</text:p>
      <text:p text:style-name="Text_20_body_20_indent">– О-о, Дуни-и-а-а! – возопил Билл.</text:p>
      <text:p text:style-name="Text_20_body_20_indent">Через час они встретились, и девушка самолично проверила, как неумехи завернули товар.</text:p>
      <text:p text:style-name="Text_20_body_20_indent">– Мэйд ин ЮСА, – прочитала бирку на брезенте.</text:p>
      <text:p text:style-name="Text_20_body_20_indent">«Китай знаю, Турцию знаю… а что это за ЮСА?» – подумала она. </text:p>
      <text:p text:style-name="Text_20_body_20_indent">– Упаковали прилично, – похвалила негров. – А теперь идите за мной, но немножко подальше, будто претесь сами по ceбe, – пошла вдоль реки. </text:p>
      <text:h text:style-name="Heading_20_1" text:outline-level="1">* * *</text:h>
      <text:p text:style-name="Text_20_body_20_indent">– Куда это их баба повела? – наблюдали за теплой черно-белой компашкой с того берега фээсбэшники.</text:p>
      <text:p text:style-name="Text_20_body_20_indent">– Станок приличный! – произнес Железнов.</text:p>
      <text:p text:style-name="Text_20_body_20_indent">– Думаешь, станок для печатания поддельных денег волокут? – приник к биноклю Иван Крутой.</text:p>
      <text:p text:style-name="Text_20_body_20_indent"><text:soft-page-break/>– Да это он про телку базарит, – подсказал капитану Буратино.</text:p>
      <text:p text:style-name="Text_20_body_20_indent">– А-а-а! – стал разглядывать “станок” фээсбэшник. – Идем параллельным курсом, – отдал он команду.</text:p>
      <text:p text:style-name="Text_20_body_20_indent">– Черно-белая компашка, прошлепав примерно половину пути до моста, заметила за собой слежку.</text:p>
      <text:p text:style-name="Text_20_body_20_indent">– Какой-то метр в кепке за нами идет, – глянув на негров, произнесла доярка.</text:p>
      <text:p text:style-name="Text_20_body_20_indent">– Срисовали уже, – обернулся к преследователю Джек, но никого не увидел. Только у самой воды трепыхались кусты.</text:p>
      <text:p text:style-name="Text_20_body_20_indent">– Шарик, наверное, – подняв каменюку, швырнул его в кустарник Билл.</text:p>
      <text:p text:style-name="Text_20_body_20_indent">Там что-то хрюкнуло, кусты буйно затряслись, но через минуту все стихло, и больше их никто не преследовал. </text:p>
      <text:p text:style-name="Text_20_body_20_indent">Зато почти у моста натолкнулись на странную парочку. Один амбал возвышался у самой воды, а другой рядом с ним стоял раком.</text:p>
      <text:p text:style-name="Text_20_body_20_indent">– Обойдем педерастов, – предложил Джек.</text:p>
      <text:p text:style-name="Text_20_body_20_indent">– Вот и у вас появились, – с удовлетворением в голосе произнес Билл.</text:p>
      <text:p text:style-name="Text_20_body_20_indent">– Да это не наши, это какие-то залетные… у деда Пашки живут, – внесла ясность в “голубой” вопрос Дуняха. – Нашим мужикам, кроме выпивона, уже ничего не надо…</text:p>
      <text:p text:style-name="Text_20_body_20_indent">– Бляха-муха! – тихонько пнул в гузку Джонни-Дорофея Джинн-Толик, указывая на агентов ФБР.</text:p>
      <text:p text:style-name="Text_20_body_20_indent">– И бляха, и муха, и еще кто-то с ними, – подтвердил тот.</text:p>
      <text:p text:style-name="Text_20_body_20_indent">– Ой, мамочки, тут мне страшно, я пойду рядом, – перейдя мост, пристроилась между мужчинами роскошная доярка.</text:p>
      <text:p text:style-name="Text_20_body_20_indent"><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p>
      <text:p text:style-name="Text_20_body_20_indent">– Вон там какие-то отблески между деревьев, – враз осевшим голосом прошептала Дунька и прижалась к гиганту Биллу.</text:p>
      <text:p text:style-name="Text_20_body_20_indent">– Со мной, как это по-русски – не дрейфь, – тоже осипшим голосом прошептал он, ощущая телом теплое и податливое женское бедро.</text:p>
      <text:p text:style-name="Text_20_body_20_indent">Джек, чтоб не быть голословным, шустро зарядил М-16 и положил в карманы парочку гранат.</text:p>
      <text:p text:style-name="Text_20_body_20_indent">–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p>
      <text:p text:style-name="Text_20_body_20_indent">Дунька, чтоб не участвовать в таком ужасе, мигом потеряла сознание и оказалась на руках у Билла. </text:p>
      <text:p text:style-name="Text_20_body_20_indent"><text:soft-page-break/>– Я пошути-и-л! – подал голос хромоногий, доставая из-за пояса “Магнум” сорок пятого колибра.</text:p>
      <text:p text:style-name="Text_20_body_20_indent">– Из винтореза одиночными шмальнули, – по звуку определил Иван Крутой, доставая из наплечной кобуры пистолет “Стечкина”. – Вмешиваться пока не станем.</text:p>
      <text:p text:style-name="Text_20_body_20_indent">– Были бы мы без дамы, я бы сделал из этого шутника хронического меланхолика, а теперь, Джеки, бежим вперед по тропинке. </text:p>
      <text:p text:style-name="Text_20_body_20_indent">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p>
      <text:p text:style-name="Text_20_body_20_indent">– Мать моя – родина, – только и успел произнести бедненький Буратинка, как какая-то сила, закрутив его винтом, хряпнула о дерево, прилепив носом к стволу.</text:p>
      <text:p text:style-name="Text_20_body_20_indent">– Чего это пацан раскувыркался? – удивился Иван Крутой.</text:p>
      <text:p text:style-name="Text_20_body_20_indent">–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p>
      <text:p text:style-name="Text_20_body_20_indent">– Куда дальше-то? – одышливо произнес Билл.</text:p>
      <text:p text:style-name="Text_20_body_20_indent">– А вон указатель висит, – кивнул Джек на пришпиленного к березе Буратино, колпачок которого торчал в сторону сторожки.</text:p>
      <text:p text:style-name="Text_20_body_20_indent">Когда шпионы исчезли в указанном им направлении, Егор Железнов спрятал в кобуру пистолет и, отряхивая брюки, позвал:</text:p>
      <text:p text:style-name="Text_20_body_20_indent">– Господин Буратино, хватит маскироваться…</text:p>
      <text:p text:style-name="Text_20_body_20_indent">Но деревянный чекист ничего не ответил.</text:p>
      <text:p text:style-name="Text_20_body_20_indent">– В жмурки, что ли, играет? – тоже отряхиваясь, произнес Крутой, направляясь к замершему коллеге.</text:p>
      <text:p text:style-name="Text_20_body_20_indent">– Скорее – в жмурики! – высказал свое мнение старлей. – Ба-а! Да у него дополнительное отверстие образовалось… – засунул он мизинец в пулевую пробоину.</text:p>
      <text:p text:style-name="Text_20_body_20_indent">–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p>
      <text:p text:style-name="Text_20_body_20_indent">– Тогда уж не гинеколог, а проктолог, – поправил шефа старлей. – Блин! Да он еще и сифилитик… – хохотнул Железнов, – все сорок удовольствий.</text:p>
      <text:p text:style-name="Text_20_body_20_indent">–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text:soft-page-break/>росшую рядом сосну без верхушки и, сорвав две небольшие шишки, заткнул раны.</text:p>
      <text:p text:style-name="Text_20_body_20_indent">–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p>
      <text:p text:style-name="Text_20_body_20_indent">Через минуту пришедший в себя Буратино с ужасом ощутил вместо прекрасного, гладкого, острого носа какой-то шершавый отросток.</text:p>
      <text:p text:style-name="Text_20_body_20_indent">– Папин партсигар! – пробормотал он, опустив глаза книзу и увидев там торчавшую из штанов молодую зеленую шишку.</text:p>
      <text:p text:style-name="Text_20_body_20_indent"><text:span text:style-name="T2">–</text:span><text:span text:style-name="T2"> По-моему, малый от твоих экспериментов опять отключился, – сообщил другу старлей.</text:span></text:p>
      <text:p text:style-name="Text_20_body_20_indent">– Ну-у, Мальвины у нас нет, чтоб в чувство его привести, потащим раненого на руках, как те два негритоса свою бабу, – направились они следом за шпионами.</text:p>
      <text:p text:style-name="Text_20_body_20_indent">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p>
      <text:p text:style-name="Text_20_body_20_indent">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p>
      <text:p text:style-name="Text_20_body_20_indent">– Тьфу! Пропасть тебя возьми… на самом интересном месте, – стучала ногами по шифоньеру Кумоха.</text:p>
      <text:p text:style-name="Text_20_body_20_indent">–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p>
      <text:p text:style-name="Text_20_body_20_indent">– Да все эти, то-о-у-у-ри-и-сты! Вот упыри! Костры жгут… Стреляют… Дак и до пожара недалеко…</text:p>
      <text:p text:style-name="Text_20_body_20_indent">– Али до смертоубийства… – указал домовой на бездыханную Дуняху, прижавшуюся к негру.</text:p>
      <text:p text:style-name="Text_20_body_20_indent">«А это что за юные натуралисты?» – вглядывался в негритосов и их ношу Мишаня и вдруг понял, кого они несли.</text:p>
      <text:p text:style-name="Text_20_body_20_indent">– Что с ней? – задохнувшись, бросился к ним.</text:p>
      <text:p text:style-name="Text_20_body_20_indent">–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p>
      <text:p text:style-name="Text_20_body_20_indent">– А это кто такие? – неприязненно разглядывал негров Мишаня. </text:p>
      <text:p text:style-name="Text_20_body_20_indent">Особую антипатию вызвал у него Билл.</text:p>
      <text:p text:style-name="Text_20_body_20_indent">«Рикша черномазый», – вспомнил иностранное слово из общеобразовательной географической передачи.</text:p>
      <text:p text:style-name="Text_20_body_20_indent"><text:soft-page-break/>– Наш-то… Уме-е-н!.. Куды-ы та-а-м! – похвалился перед Лехой домовой. Не то что твои забулдыги, десятком слов пользуются, остальные за ненадобностью забыли.</text:p>
      <text:p text:style-name="Text_20_body_20_indent">– Ох, толста… толста девка… – высунула из трубы всклокоченную голову Кумоха.</text:p>
      <text:p text:style-name="Text_20_body_20_indent">– А на мой так скус… и ничего… – заступился за Дуняху леший.</text:p>
      <text:p text:style-name="Text_20_body_20_indent">– На твой скус и синие русалки хороши… – съязвила Кумоха.</text:p>
      <text:p text:style-name="Text_20_body_20_indent">–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p>
      <text:p text:style-name="Text_20_body_20_indent">–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p>
      <text:p text:style-name="Text_20_body_20_indent"/>
      <text:p text:style-name="Text_20_body_20_indent">– Мы есть то-о-у-у-ри-сты-ы… – выступил вперед Джек, догадываясь, что стоявший перед ним симпатичный парень с кустистыми бровями неровно дышит к сельской пастушке, вернее, доярке.</text:p>
      <text:p text:style-name="Text_20_body_20_indent">–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p>
      <text:p text:style-name="Text_20_body_20_indent">–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 </text:p>
      <text:p text:style-name="Text_20_body_20_indent">У Мишани второй раз за вечер, выражаясь поэтически, в зобу дыханье сперло.</text:p>
      <text:p text:style-name="Text_20_body_20_indent">– Классный винторез, – забыв про изменщицу, схватил он винтовку и, пощелкав затвором, прицелился в сторону крыши.</text:p>
      <text:p text:style-name="Text_20_body_20_indent">Ахнув, Кумоха Мумоховна нырнула в трубу, Леха ловко провалился сквозь рубероид, лишь один Ероха, разодрав на груди рубаху, как недавно видел по “ящику”, подставил свою волосатую грудь под винтовочный ствол.</text:p>
      <text:p text:style-name="Text_20_body_20_indent"><text:span text:style-name="T2">–</text:span><text:span text:style-name="T2"> На что меняешь? – задал материально-практический вопрос бывший десантник, прикидывая, что с этой американской “дурой” будет намного безопаснее. </text:span></text:p>
      <text:p text:style-name="Text_20_body_20_indent">«А то полон лес посторонних», – подбросил на ладони гранату.</text:p>
      <text:p text:style-name="Text_20_body_20_indent">– Два мешка картошки, – стал загибать пальцы Джек.</text:p>
      <text:p text:style-name="Text_20_body_20_indent">– Луку, луку проси, – подсказал Билл, облизывая губу.</text:p>
      <text:p text:style-name="Text_20_body_20_indent"><text:soft-page-break/>– Пшена пару-тройку килов, – отмахнулся от него Джек.</text:p>
      <text:p text:style-name="Text_20_body_20_indent">– Огурчиков, огурчиков не забудь, – волновался агент Билл, с шумом сглатывая слюну.</text:p>
      <text:p text:style-name="Text_20_body_20_indent">– Пер-р-екуем мечи на орала! – вспомнил советский лозунг Мишаня.</text:p>
      <text:p text:style-name="Text_20_body_20_indent">– Когда я на тебя орала? – обиделась Дунька. </text:p>
      <text:p text:style-name="Text_20_body_20_indent">Но егерь опять уже щелкал затвором.</text:p>
      <text:p text:style-name="Text_20_body_20_indent">– Ржавая! – сделал вывод. – На один мешок картошки тянет…</text:p>
      <text:p text:style-name="Text_20_body_20_indent">После долгого торга ударили по рукам.</text:p>
      <text:p text:style-name="Text_20_body_20_indent">–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 </text:p>
      <text:p text:style-name="Text_20_body_20_indent">– Позор-р пр-р-едателю!</text:p>
      <text:p text:style-name="Text_20_body_20_indent">– Гуля-гуля-гуля! – позвал его хозяин, но дятел осуждающе покосился на него единственным глазом и гордо отвернулся.</text:p>
      <text:p text:style-name="Text_20_body_20_indent">– О-о! Кутузов прилетел! – высказала свое необъективное мнение вездесущая, словно журналист-криминальщик, кукушка.</text:p>
      <text:p text:style-name="Text_20_body_20_indent">«Трахнуть бы тебя как следует… о дерево! – замечталось дятлу. – Навсегда про кукуй бы забыла…»</text:p>
      <text:p text:style-name="Text_20_body_20_indent">Видя, что птичку не достать, Мишаня стал собираться к матери за хаваниной для голодающей Америки. Что туристы из США, он ничуть не сомневался…</text:p>
      <text:p text:style-name="Text_20_body_20_indent">«Штаты сейчас дружественная страна, – думал он, – хотя прапорщик Барабас в это до сих пор не верит».</text:p>
      <text:p text:style-name="Text_20_body_20_indent">– Уже темнеет, поплывем на лодке, – отдал распоряжение. – Причем я буду капитаном, а вы – гребцами, – на правах владельца плавсредства распределил роли.</text:p>
      <text:p text:style-name="Text_20_body_20_indent">– Мишаня, а кем же буду я? – капризным голоском, чтоб напомнить о себе, произнесла Дуняха.</text:p>
      <text:p text:style-name="Text_20_body_20_indent">– Пассажиркой, естес-с-твенно!..</text:p>
      <text:p text:style-name="Text_20_body_20_indent">– Не хочу пассажиркой, хочу рулевой.</text:p>
      <text:p text:style-name="Text_20_body_20_indent">– Слушай, Дунька! Еще одно слово, и ты станешь водоплавающей княжной Степана Разина… Недосуг мне сейчас… – обидел доярку.</text:p>
      <text:p text:style-name="Text_20_body_20_indent">– Паразит ты, Мишаня.</text:p>
      <text:p text:style-name="Text_20_body_20_indent">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p>
      <text:p text:style-name="Text_20_body_20_indent">– Мамоньки-кумохоньки, – всплеснула руками Кумоха Мумоховна, – никак нашего знакомца тащуть…</text:p>
      <text:p text:style-name="Text_20_body_20_indent"><text:soft-page-break/>На наблюдательном пункте тут же возник Ерошка.</text:p>
      <text:p text:style-name="Text_20_body_20_indent">– Левин жук! – ошалело произнес он, почесывая пониже живота. – Брачный период у него, что ль, наступил? Шишки по всему организму торчат…</text:p>
      <text:p text:style-name="Text_20_body_20_indent">– Ну что ты чешешься, как вшивый леший, – сделала Мумоховна замечание домовому, заодно плюнув в душу Лехе.</text:p>
      <text:p text:style-name="Text_20_body_20_indent">«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p>
      <text:p text:style-name="Text_20_body_20_indent">Мишаня, расплатившись с поставщиками оружия, вернулся обратно, даже не попрощавшись с Дунькой.</text:p>
      <text:p text:style-name="Text_20_body_20_indent">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 </text:p>
      <text:p text:style-name="Text_20_body_20_indent">Заволновавшись, что приятеля долго нет – уж не попал ли в лапы Евсея, – Джек выглянул из двери и обомлел, наблюдая, как лучший друг жрет и не подавится домашнюю выпечку. Обомлевание, однако, исчезло, когда в ненасытной пасти исчезло еще одно кулинарное изделие.</text:p>
      <text:p text:style-name="Text_20_body_20_indent"><text:span text:style-name="T2">–</text:span><text:span text:style-name="T2"> Напарник! С чем пирожки? – закипая от гнева, произнес он.</text:span></text:p>
      <text:p text:style-name="Text_20_body_20_indent">– С котятами. Ты такие не любишь… – алчно набивал рот Билл. </text:p>
      <text:p text:style-name="Text_20_body_20_indent">Бросившись на обжору, Джек сумел отбить один целый и еще половинку пирожка, которую вырвал из практически бездонной утробы.</text:p>
      <text:p text:style-name="Text_20_body_20_indent"/>
      <text:p text:style-name="Text_20_body_20_indent">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 </text:p>
      <text:p text:style-name="Text_20_body_20_indent">«Нашли подопытного хомячка…» – матерился он.</text:p>
      <text:p text:style-name="Text_20_body_20_indent">Не придя ни к какому решению, понуро побрел к берегу и забил влажным песком заднюю дырку, как следует его утрамбовав методом трения о дерево.</text:p>
      <text:p text:style-name="Text_20_body_20_indent">«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p>
      <text:p text:style-name="Text_20_body_20_indent">– А вот и простреленный боец! – обрадовался Железнов. – Я уж подумал, ты утопился… – жизнерадостно сообщил он, подкладывая в костер ветку.</text:p>
      <text:p text:style-name="Text_20_body_20_indent"><text:soft-page-break/>– За дровами ходил? – намного ласковее произнес Крутой, вынесший с поля боя товарища.</text:p>
      <text:p text:style-name="Text_20_body_20_indent">– Зачем ему дрова? Он и сам может нести людям тепло, – плотоядно ухмыльнулся старлей.</text:p>
      <text:p text:style-name="Text_20_body_20_indent">–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p>
      <text:p text:style-name="Text_20_body_20_indent">«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p>
      <text:p text:style-name="Text_20_body_20_indent">– Хиппуешь, дружище?! – встретил беднягу Леха, завистливо разглядывая сосновые причиндалы.</text:p>
      <text:p text:style-name="Text_20_body_20_indent">– Прикрой срам-то! – заворчала Кумоха, но, впрочем, беззлобно, скорее, по обязанности старой девы.</text:p>
      <text:p text:style-name="Text_20_body_20_indent">– Залазь к нам! – пригласил гостя Ероха, хлопая около себя по верхней крышке шифоньера, и подвинулся, уступая место.</text:p>
      <text:p text:style-name="Text_20_body_20_indent">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p>
      <text:p text:style-name="Text_20_body_20_indent">– Зато приобрел кое-что другое, – завистливо поглядел на зеленую сосновую шишку леший.</text:p>
      <text:p text:style-name="Text_20_body_20_indent">Героический эпос в самом интересном месте прервала Кумоха:</text:p>
      <text:p text:style-name="Text_20_body_20_indent">– Белоснежкой буду… Ероха, из тебя песок сыплется!..</text:p>
      <text:p text:style-name="Text_20_body_20_indent">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p>
      <text:p text:style-name="Text_20_body_20_indent">– Сомнений нет! Натуральный речной песок…</text:p>
      <text:p text:style-name="Text_20_body_20_indent">– Это не старость! – попытался подбодрить его Буратино. – Это просто мочекаменная болезнь…</text:p>
      <text:p text:style-name="Text_20_body_20_indent">– Это я что? – совсем сник домовой. – Скоро буду камнями… эта… на двор ходить?</text:p>
      <text:p text:style-name="Text_20_body_20_indent">– Да нет! – успокоила его Кумоха. – Просто у тебя в почках песок образовалси.</text:p>
      <text:p text:style-name="Text_20_body_20_indent"><text:span text:style-name="T2">–</text:span><text:span text:style-name="T2"> Да с чего-о? Окромя чая, ничего не пью!.. Ладно бы у Лехи… С алкашами самогонку жрет безмерно…</text:span></text:p>
      <text:p text:style-name="Text_20_body_20_indent"><text:soft-page-break/>– Но! Но! Не надо переходить на личности, – как-то чересчур уж болезненно отреагировал лешак.</text:p>
      <text:p text:style-name="Text_20_body_20_indent">– Хоть я и из неблагополучной семьи, – заткнул складками штанишек отверстие Буратино, освободив палец, – но вот, однако ж, не спился… и Леху пронесет…</text:p>
      <text:p text:style-name="Text_20_body_20_indent">– Это в каком смысле? – насторожился леший.</text:p>
      <text:p text:style-name="Text_20_body_20_indent">– Станешь еще председателем шалопутовского общества трезвости, – обнадежил его Буратино.</text:p>
      <text:p text:style-name="Text_20_body_20_indent">– Ха! – по своей бабской привычке все опошлить взяла слово Кумоха. – А председателем общества дружбы народов Шалопутовки и Гвинеи-Бисау он не станет?..</text:p>
      <text:p text:style-name="Text_20_body_20_indent">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p>
      <text:p text:style-name="Text_20_body_20_indent">«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p>
      <text:h text:style-name="Heading_20_1" text:outline-level="1">* * *</text:h>
      <text:p text:style-name="Text_20_body_20_indent">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p>
      <text:p text:style-name="Text_20_body_20_indent">– И Ле-е-ни-и-н такой молодо-о-й, и юный октябрь впереди-и, – вполголоса пели они, попеременно смахивая слезы.</text:p>
      <text:p text:style-name="Text_20_body_20_indent">– Что творится в деревне?... Черт не разберет! – разлил по стаканам философский напиток Пшенин.</text:p>
      <text:p text:style-name="Text_20_body_20_indent">– В чем дьяволино должен разобраться? – задал логичный вопрос дон Чезаре, поднимая граненый стакан.</text:p>
      <text:p text:style-name="Text_20_body_20_indent">– Да соседки базарят – какие-то двое туристов – один все время раком передвигается – отхреначили местных мужиков и отняли водку…</text:p>
      <text:p text:style-name="Text_20_body_20_indent">«Халтурщики! – подумал дон Чезаре. – Водка-то им зачем? Гармонь нужна!»</text:p>
      <text:p text:style-name="Text_20_body_20_indent">– За интернационал! – предложил он тост.</text:p>
      <text:p text:style-name="Text_20_body_20_indent">Зажевав огурцом и ржаным хлебом, порадовался: «Фигурка-то у меня юношеская станет!»</text:p>
      <text:p text:style-name="Text_20_body_20_indent">– Ну а как у тебя, товарищ секретарь парткома, обстоят дела на личном фронте? – сделал хватательное движение пятерней дон Чезаре.</text:p>
      <text:p text:style-name="Text_20_body_20_indent">– Глухо как в танке! – ответил Пшенин, закусывая алкогольную дозу круто посоленной картошкой.</text:p>
      <text:p text:style-name="Text_20_body_20_indent">– Это как? – удивился глава преступного синдиката “Опиумный кругляшок”.</text:p>
      <text:p text:style-name="Text_20_body_20_indent">«Оружием, что ли, подторговывает?» – удвоил внимание.</text:p>
      <text:p text:style-name="Text_20_body_20_indent"><text:soft-page-break/>– Все бы ничего… Да вот… достает один гад звонками про золото партии.</text:p>
      <text:p text:style-name="Text_20_body_20_indent">У Дона Чезаре выпрыгнул изо рта огурец.</text:p>
      <text:p text:style-name="Text_20_body_20_indent">– И ты знаешь, где оно?..</text:p>
      <text:p text:style-name="Text_20_body_20_indent">–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p>
      <text:p text:style-name="Text_20_body_20_indent">– Тогда попроси у него что-нибудь самое нужное… – подскочил к аппарату дон Чезаре.</text:p>
      <text:p text:style-name="Text_20_body_20_indent">«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p>
      <text:p text:style-name="Text_20_body_20_indent">– Верни-и колхозную печать! – суровым тоном тарасовского прокурора рявкнул Пшенин.</text:p>
      <text:p text:style-name="Text_20_body_20_indent">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p>
      <text:p text:style-name="Text_20_body_20_indent"><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p>
      <text:p text:style-name="Text_20_body_20_indent">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Шварценеггера. Появившийся следом Колян только и успел прокомментировать:</text:p>
      <text:p text:style-name="Text_20_body_20_indent">– Мальчик на стройке в песочек играл… сзади к нему подошел самосвал… Не раздалося ни крика, ни стона – только ручонка торчит из бетона…</text:p>
      <text:p text:style-name="Text_20_body_20_indent">Стоявший за его плечом Вовчик неожиданно для себя вспомнил Маяковского:</text:p>
      <text:p text:style-name="Text_20_body_20_indent">– Мне бы жить и жить, сквозь годы мчась, но в конце хочу – других желаний нету… Встретить я хочу свой смертный час так, как встретил смерть товарищ Нетте.</text:p>
      <text:p text:style-name="Text_20_body_20_indent">–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указал на задницу с выглядывающими из-под нее тонкими <text:soft-page-break/>ножками, – напишите на обелиске: “Покемону от братков”, – в голос зарыдал над плоским телом товарища.</text:p>
      <text:p text:style-name="Text_20_body_20_indent">– Что вы с ним сделали?! – завопила Нинель, указывая на сплющенное ведро. – Кто-то ломится в дверь, а у меня нет тары…</text:p>
      <text:p text:style-name="Text_20_body_20_indent">– Е-е-сть! – положив трубку, дернул локтем назад Пшенин, как видел в каком-то иностранном фильме.</text:p>
      <text:p text:style-name="Text_20_body_20_indent">– Мы их сделали! – резко топнул ногой дон Чезаре, с удивлением разглядывая, как удлиняется лицо его товарища по партии.</text:p>
      <text:p text:style-name="Text_20_body_20_indent">Когда оно стало величиной с лошадиное, поинтересовался:</text:p>
      <text:p text:style-name="Text_20_body_20_indent">– Что-о?</text:p>
      <text:p text:style-name="Text_20_body_20_indent">–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p>
      <text:p text:style-name="Text_20_body_20_indent">– О-о, горе мне-е! – даже перекричал убивающуюся по ведру Нинель.</text:p>
      <text:p text:style-name="Text_20_body_20_indent">Взяв из безвольно разжавшейся руки товарища раздавленное сокровище и прочтя дарственную надпись, дон Чезаре сделал широкий жест.</text:p>
      <text:p text:style-name="Text_20_body_20_indent">– А вот прими от американской мафии… тьфу, прости </text:p>
      <text:p text:style-name="Text_20_body_20_indent">о-осподи, от Итальянской компартии, ценный подарок, – отстегнул с правой руки “Роллекс” и нацепил на левую руку Пшенина.</text:p>
      <text:p text:style-name="Text_20_body_20_indent">Награжденный большевик испытал ступор второй степени, от которого деревенеют не только ноги-руки, но и все остальное.</text:p>
      <text:p text:style-name="Text_20_body_20_indent">– Эт-то мне?</text:p>
      <text:p text:style-name="Text_20_body_20_indent">– Тебе, товарищ!</text:p>
      <text:p text:style-name="Text_20_body_20_indent">– А почему от Итальянской компартии, а не от партактива болто-заклепочного завода им. Ленина?</text:p>
      <text:p text:style-name="Text_20_body_20_indent">–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p>
      <text:p text:style-name="Text_20_body_20_indent">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p>
      <text:p text:style-name="Text_20_body_20_indent">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p>
      <text:p text:style-name="Text_20_body_20_indent">Найдя по точному описанию Джека стойбище фэбээровцев, он постучал в дверь и со словами:</text:p>
      <text:p text:style-name="Text_20_body_20_indent"><text:soft-page-break/>– Хэлло-о-у-у, шпики-и, – зашел в коровник, стараясь спрятать на затылке брезгливое выражение лица, – Пьюст сегда бьюдет солнце-е, – постучал бадиком по полу.</text:p>
      <text:p text:style-name="Text_20_body_20_indent"><text:span text:style-name="T2">Агенты (по укоренившейся привычке) храпели в обнимку на столе, не желая обращать на вошедшего вн</text:span><text:span text:style-name="T2">имания.</text:span></text:p>
      <text:p text:style-name="Text_20_body_20_indent">«Жаль, фотоаппарат слепым не положен, – всхлипнул церэушник, – всю жизнь бы безбедно жил, шантажируя этих приматов».</text:p>
      <text:p text:style-name="Text_20_body_20_indent">– Гомо-о, гомо-о сапиенсы-ы, подъем! – зашумел он, под “сапиенсами” подразумевая нечто другое.</text:p>
      <text:p text:style-name="Text_20_body_20_indent">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p>
      <text:p text:style-name="Text_20_body_20_indent">– Фа-а-к! – только и сумел произнести он, роняя палочку и хватаясь за лоб.</text:p>
      <text:p text:style-name="Text_20_body_20_indent">– Ети ма-а-ть! – зевнул Билл. – Нет покоя от этих шпионов!..</text:p>
      <text:p text:style-name="Text_20_body_20_indent">– А я вам еще денежки принес, – жалостливо произнес “слепой”.</text:p>
      <text:p text:style-name="Text_20_body_20_indent">– В баксах? – поинтересовался, потягиваясь, Джек.</text:p>
      <text:p text:style-name="Text_20_body_20_indent">– В деревянных… – ответил поверженный рыцарь трико и кинжала.</text:p>
      <text:p text:style-name="Text_20_body_20_indent">– И сколько? – дотошно выяснял финансовый вопрос бухгалтер Джек.</text:p>
      <text:p text:style-name="Text_20_body_20_indent">–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p>
      <text:p text:style-name="Text_20_body_20_indent">– Засунь их себе в… забыл это слово по-русски.</text:p>
      <text:p text:style-name="Text_20_body_20_indent">– Как? – возмутился шпион, присаживаясь на край стола. – Вы должны их взять и расписаться за пять, – скосив глаза к переносице, рассматривал расплющивший нос здоровенный кукиш. – Когда сделаете дело, выдам на обратную дорогу…</text:p>
      <text:p text:style-name="Text_20_body_20_indent">– И хватит только до Тарасова, и то, если на лошадях поедем… – раскусил церэушника Джек. – Де-е-ньги-и давай! – выставил два пальца. – А то и взаправду ослепнешь…</text:p>
      <text:p text:style-name="Text_20_body_20_indent">– Да берите-е! – выложил на стол пять “штук” перепуганный лазутчик. – Для вас же старался… чтоб не тратили понапрасну…</text:p>
      <text:p text:style-name="Text_20_body_20_indent">«Пусть все-е-гда буде-е-т солнце-е», – услышали неподалеку и, мигом выскочив из двери, увидели бодро шагавшего певца.</text:p>
      <text:p text:style-name="Text_20_body_20_indent">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p>
      <text:p text:style-name="Text_20_body_20_indent"><text:soft-page-break/>Туда-то и направлялся ничего не подозревавший Филимон, сокращая себе путь игрой на гармони.</text:p>
      <text:p text:style-name="Text_20_body_20_indent">К тому же краем уха он слыхал, что в Лопуховке назревает свадьба…</text:p>
      <text:p text:style-name="Text_20_body_20_indent">«Вдруг гармонист и сгодится…» </text:p>
      <text:p text:style-name="Text_20_body_20_indent"><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p>
      <text:p text:style-name="Text_20_body_20_indent">– Э-эй, дядья-а, сти-и-ий! – голосом евнуха, увидавшего в гареме постороннего мужика, завопил он.</text:p>
      <text:p text:style-name="Text_20_body_20_indent">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p>
      <text:p text:style-name="Text_20_body_20_indent">Он не знал, что преследователь тоже здорово ослаблен. Держась за сердце, задохнувшийся от бега церэушник привалился к углу постройки.</text:p>
      <text:p text:style-name="Text_20_body_20_indent">«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p>
      <text:p text:style-name="Text_20_body_20_indent"><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p>
      <text:p text:style-name="Text_20_body_20_indent">«Вырвался, слава богу, – вытирал он потный лоб и почесывал спину. – Зато на охоту идти не придется, а то получится флaг Великобритании», – нашел положительный штрих в так погано начавшемся утре. </text:p>
      <text:p text:style-name="Text_20_body_20_indent">А в это время – как любил писать Дюма-отец – “слепой” шпион курочил гармонь, пытаясь найти формулу наркотика из навоза. Но нашел только дохлую муху.</text:p>
      <text:p text:style-name="Text_20_body_20_indent">«Как же она попала внутрь?» – недоумевал он, стараясь не смотреть на нагло улыбающиеся фэбээровские рожи.</text:p>
      <text:p text:style-name="Text_20_body_20_indent"><text:soft-page-break/>Они-то знали, так как сидели рядом, что ни “иксов”, ни “игреков”, ни иных каких тайных знаков на гармони нет.</text:p>
      <text:h text:style-name="Heading_20_1" text:outline-level="1">* * *</text:h>
      <text:p text:style-name="Text_20_body_20_indent">С первыми лучами солнца жизнь в Шалопутовке закипела, приобретая оттенок украинского борща.</text:p>
      <text:p text:style-name="Text_20_body_20_indent">«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p>
      <text:p text:style-name="Text_20_body_20_indent">– У-у-ух! Как я ненавижу эти пиликалки, – передернулся он, подбираясь к двери.</text:p>
      <text:p text:style-name="Text_20_body_20_indent">«Кузьма с утра куда-то слинял, баба его поперлась в сельпо, а гармошка-то… вот она, проклятая», – вошел в полумрак сеней, где 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p>
      <text:p text:style-name="Text_20_body_20_indent">– Это еще что за олух царя небесного пришкандыбал? – отвлекся от Кумохиных патл цирюльник, пощелкав в воздухе виртуальными ножницами. </text:p>
      <text:p text:style-name="Text_20_body_20_indent">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p>
      <text:p text:style-name="Text_20_body_20_indent">– А-а-а! У-у-у! – на все голоса заверещал маньяк, юлою крутясь на месте и с содроганием ощущая скрежет стали и хруст волос.</text:p>
      <text:p text:style-name="Text_20_body_20_indent">–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p>
      <text:p text:style-name="Text_20_body_20_indent">– А-а-а-а! – еще громче завизжала перепуганная Кумоха.</text:p>
      <text:p text:style-name="Text_20_body_20_indent">– Бл-л-л-л! – защелоктил языком материализовавшийся над головой маньяка Леха, подставляя к гнилой клубнике, служившей пока еще носом, корень хрена.</text:p>
      <text:p text:style-name="Text_20_body_20_indent">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text:soft-page-break/>макушке окно вместе с рамой и вывалился наружу, ощутив задницей прощальный пинок от потустороннего тезки дядьки Кузьмы.</text:p>
      <text:p text:style-name="Text_20_body_20_indent"/>
      <text:p text:style-name="Text_20_body_20_indent">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p>
      <text:p text:style-name="Text_20_body_20_indent">«С нами крестная сила», – шептали они.</text:p>
      <text:p text:style-name="Text_20_body_20_indent"><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p>
      <text:p text:style-name="Text_20_body_20_indent">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p>
      <text:p text:style-name="Text_20_body_20_indent">«Вот она, сила Креста Господня», – возрадовался батюшка, наблюдая, как исцеленный поднялся с колен, перекрестился на церковь и, вытирая слезы, молча побрел вдоль улицы, оставив инструмент лежать на земле. </text:p>
      <text:p text:style-name="Text_20_body_20_indent">«Клянусь отрезанным посохом великомученика Пантелеймона, я научился изгонять бесов!» – возликовал отец Епифан. </text:p>
      <text:p text:style-name="Text_20_body_20_indent">Потом он поднял гармонь и отнес ее в дом.</text:p>
      <text:p text:style-name="Text_20_body_20_indent">«Наверное, юродивый в подарок оставил, вспомнив, что мою недавно тиснули… Ох, жаден, жаден припадочный… Вон как с вещью трудно расстается».</text:p>
      <text:h text:style-name="Heading_20_1" text:outline-level="1">* * *</text:h>
      <text:p text:style-name="First_20_line_20_indent"><text:span text:style-name="T2">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span></text:p>
      <text:p text:style-name="First_20_line_20_indent">– В Лумумбу мать! – высказал по этому поводу свое мнение опаленный жизнью Педро.</text:p>
      <text:p text:style-name="First_20_line_20_indent">– …ети-и! – дополнил его размышление хромоногий латинос.</text:p>
      <text:p text:style-name="First_20_line_20_indent">– Вот еще один придурок! – разглядывал бригадир заплаканного человека в плаще.</text:p>
      <text:p text:style-name="First_20_line_20_indent">–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p>
      <text:p text:style-name="First_20_line_20_indent">–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p>
      <text:p text:style-name="First_20_line_20_indent"><text:soft-page-break/></text:p>
      <text:p text:style-name="First_20_line_20_indent">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p>
      <text:p text:style-name="First_20_line_20_indent">Но так как форсировать Глюкалку вплавь не хотелось, надумали переправиться на Мишаниной яхте, для чего и пошли к его сторожке. </text:p>
      <text:p text:style-name="First_20_line_20_indent">Калитка оказалась на запоре.</text:p>
      <text:p text:style-name="First_20_line_20_indent">– Эй, еге-е-рь! – что есть мочи заорал Крутой.</text:p>
      <text:p text:style-name="First_20_line_20_indent">– Не так! – остудил его Железнов и в свою очередь, подставив ладони ко рту, завопил дуриком:</text:p>
      <text:p text:style-name="First_20_line_20_indent">– Го-о-о-спо-о-о-ди-и-н шки-и-пе-е-р!</text:p>
      <text:p text:style-name="First_20_line_20_indent">Бобик, отбежав подальше от калитки – как бы не вышибли, озорники, а то ведь и придавить может, – залился истошным лаем.</text:p>
      <text:p text:style-name="First_20_line_20_indent">Возникший на наблюдательном пункте Ероха в сердцах плюнул: «Шляются по брадобреям, а мне тут одному избу обороняй…»</text:p>
      <text:p text:style-name="First_20_line_20_indent">Вышедший с ружьем на крыльцо Мишаня, зевнув, пальнул для острастки в воздух:</text:p>
      <text:p text:style-name="First_20_line_20_indent">–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p>
      <text:p text:style-name="First_20_line_20_indent">– Лодка позарез нужна, вот тебя и зовем, а ты тут стрельбу затеял… Выручай, братан!</text:p>
      <text:p text:style-name="First_20_line_20_indent">«Тамбовский дятел тебе братан!» – зевнул Мишаня.</text:p>
      <text:p text:style-name="First_20_line_20_indent">– Мы пятьдесят рублей заплатим, если на тот берег перевезешь, – помахал бумажкой Крутой. – Рано нам еще раскрываться, – шепнул коллеге.</text:p>
      <text:p text:style-name="First_20_line_20_indent">– Так бы сразу и сказали-и, – пошел за ключами от замка с цепью. – Но обратно я вас не повезу…</text:p>
      <text:p text:style-name="First_20_line_20_indent"><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p>
      <text:p text:style-name="First_20_line_20_indent">«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p>
      <text:p text:style-name="First_20_line_20_indent">Пожав друг другу руки, абориген и пилигримы разбежались в разные стороны.</text:p>
      <text:p text:style-name="First_20_line_20_indent"/>
      <text:p text:style-name="First_20_line_20_indent">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p>
      <text:p text:style-name="First_20_line_20_indent">– Душегуб я и изверг, – скрежетал он зубами.</text:p>
      <text:p text:style-name="First_20_line_20_indent">Через полчаса, проломив лбом половицу, немного успокоился и поднялся с колен.</text:p>
      <text:p text:style-name="First_20_line_20_indent">– Tьфу на вас! – плюнул на свое отражение в мутном зеркале с усами на маковке и, увидев связанные шнурком копыта, стал ими колошматить Ивана Грозного. </text:p>
      <text:p text:style-name="First_20_line_20_indent">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p>
      <text:p text:style-name="First_20_line_20_indent">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p>
      <text:p text:style-name="First_20_line_20_indent"><text:soft-page-break/>А где-то там, глубоко под землей, он видел чертей, растапливавших котел и точивших на него свои вилы.</text:p>
      <text:p text:style-name="First_20_line_20_indent">Человек в плаще поднял глаза вверх, к небесам, и заслушался заливистыми переборами божественной гармони.</text:p>
      <text:p text:style-name="First_20_line_20_indent">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p>
      <text:p text:style-name="First_20_line_20_indent">–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p>
      <text:p text:style-name="First_20_line_20_indent">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p>
      <text:p text:style-name="First_20_line_20_indent">–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p>
      <text:p text:style-name="First_20_line_20_indent">Остальные латиносы тут же последовали примеру своего бригадира. Огнестрельное оружие в вояж по огородам они не брали.</text:p>
      <text:p text:style-name="First_20_line_20_indent">–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p>
      <text:p text:style-name="First_20_line_20_indent">«Так я и думал!..» – тяжело вздохнул Педро, отпрыгивая метра на два от маньяка.</text:p>
      <text:p text:style-name="First_20_line_20_indent">То же самое проделали его подельники.</text:p>
      <text:p text:style-name="First_20_line_20_indent">– Окружай длинного! – скомандовал он, сам, однако, не спеша нападать.</text:p>
      <text:p text:style-name="First_20_line_20_indent">«Запрыгали бесы на сковородке!» – махнул саблей человек в плаще, и один из латиносов схватился за порезанный живот.</text:p>
      <text:p text:style-name="First_20_line_20_indent">–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p>
      <text:p text:style-name="First_20_line_20_indent"><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p>
      <text:p text:style-name="First_20_line_20_indent">Наслаждившись страданиями своего шефа – не одному мне хромать, – кучерявый латинос, когда враг повернулся к нему спиной, ловко метнул мачете. </text:p>
      <text:p text:style-name="First_20_line_20_indent">– И ставя-а-т… и ставя-а-т… им градусники-и… – растягивая слова, произнес человек в плаще, чувствуя, как по спине струится кровь.</text:p>
      <text:p text:style-name="First_20_line_20_indent"/>
      <text:p text:style-name="First_20_line_20_indent">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p>
      <text:p text:style-name="First_20_line_20_indent">«Что там происходит? – сморщил мозги. – Наверное, Барабас приехал», – решил он, направляясь в сторону гама-тарарама. </text:p>
      <text:p text:style-name="First_20_line_20_indent">«Мать честная! Аж клинья клинит…»</text:p>
      <text:p text:style-name="First_20_line_20_indent"><text:soft-page-break/>–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p>
      <text:p text:style-name="First_20_line_20_indent">«Ведет себя, как глухонемой певец», – оскорбился Мишаня.</text:p>
      <text:p text:style-name="First_20_line_20_indent">– Чего орешь, как пьяный карась? – рявкнул на бригадира и тут увидел, что у того отсутствуют кончики пальцев.</text:p>
      <text:p text:style-name="Text_20_body_20_indent">– Со-о-се-е-д?! – услышал он голос человека в плаще. – Бери гармонь, а я их задержу… Отдашь потом батюшке… Его струмент…</text:p>
      <text:p text:style-name="Text_20_body_20_indent">Восприняв просьбу как команду, Мишаня звезданул кулаком несчастного прыгуна, ловко вывернул руку хромоногому латиносу и схватил гармонь.</text:p>
      <text:p text:style-name="Text_20_body_20_indent">– Беги в тот проулок! – задыхаясь и почти теряя сознание, выкрикнул человек в плаще.</text:p>
      <text:p text:style-name="Text_20_body_20_indent">– Десант ни от кого не убегает! – гордо на бегу сообщил Мишаня, примечая, как вся шатия-братия, оставив в покое казака, ринулась за ним.</text:p>
      <text:p text:style-name="Text_20_body_20_indent">«Ну почему я не прихватил парочку гранат?» – что есть мочи чесал он к мосту. Дикая орда, визжа и подвывая, неслась за ним. </text:p>
      <text:p text:style-name="Text_20_body_20_indent">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p>
      <text:p text:style-name="Text_20_body_20_indent">– Гав… гаврмонь! – прогавкал, делая стойку, Джонни-Дорофей.</text:p>
      <text:p text:style-name="Text_20_body_20_indent">– О’кей! Не первый год замужем, – бросил лопату Джинн-Толик. – По-моему, на ее планках нанесены какие-то оккультные знаки… Может даже, – “икс” с “игреком”, – разволновался землекоп, наблюдая, как какой-то латинос с перевязанными обрывками платка рукой и ногой догоняет убегающую шоблу на расхлябанном велосипеде. </text:p>
      <text:p text:style-name="Text_20_body_20_indent">«Авто, никак, у деревенского “шопа” позаимствовано», – подумал он, спрыгивая в глубоченную ямищу.</text:p>
      <text:p text:style-name="Text_20_body_20_indent">–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p>
      <text:p text:style-name="Text_20_body_20_indent"><text:s/>– Да-а! Это тебе не хухры-мухры! – назидательно надавил на нос беспородной псине.</text:p>
      <text:p text:style-name="Text_20_body_20_indent">Джонни-Дорофей, усевшись, надолго задумался над “хухрами” и “мухрами”, отстраненно перебирая колорадских жучков.</text:p>
      <text:p text:style-name="Text_20_body_20_indent"><text:soft-page-break/>«А еще дедушка говорил про какой-то ексель-моксель… – потряс лохматой башкой. – Вот бы все это увидеть… – мечтательно подумал он, – особенно Кудыкину гору…</text:p>
      <text:p text:style-name="Text_20_body_20_indent">В Америке разве на это полюбуешься?..</text:p>
      <text:p text:style-name="Text_20_body_20_indent"><text:span text:style-name="T2">А тут есть даже хрен в золотой оправе</text:span><text:span text:style-name="T2">… Не в Шалопутовке, конечно, в Москве это чудо находится. И еще ширли-мырли… По словам дедушки, где-то совсем рядом ходят Шерочка и Машерочка… Семь чудес света – и все в России. Замечательная страна!..»</text:span></text:p>
      <text:p text:style-name="Text_20_body_20_indent"/>
      <text:p text:style-name="Text_20_body_20_indent"><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 </text:span></text:p>
      <text:p text:style-name="Text_20_body_20_indent">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p>
      <text:p text:style-name="Text_20_body_20_indent">Плавать он, конечно, не умел…</text:p>
      <text:p text:style-name="Text_20_body_20_indent">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p>
      <text:p text:style-name="Text_20_body_20_indent">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p>
      <text:p text:style-name="Text_20_body_20_indent">Сам велогонщик, добежав по дну до берега, синий от холода, с интересом следил за своим спасением, попутно размышляя – на хрена падре гармонь…</text:p>
      <text:p text:style-name="Text_20_body_20_indent">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p>
      <text:p text:style-name="Text_20_body_20_indent">Из двух оставшихся претендентов один на велосипеде не ездил даже во сне. Он-то как раз и выиграл пари.</text:p>
      <text:p text:style-name="Text_20_body_20_indent"><text:soft-page-break/>Усадив беднягу на седло, товарищи разогнали средство передвижения и отпустили его на волю судьбы.</text:p>
      <text:p text:style-name="Text_20_body_20_indent">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p>
      <text:p text:style-name="Text_20_body_20_indent">С душераздирающим воплем, бальзамом умастившим сердце и раны бригадира, пилот “формулы один” пролетел мимо Мишани, протаранив башкой соседнее дерево.</text:p>
      <text:p text:style-name="Text_20_body_20_indent">«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p>
      <text:p text:style-name="Text_20_body_20_indent">Растолкав подчиненных, вперед пробился инвалид Педро, с точностью рассчитав, что безоружная жертва не сможет оказать ему достойного сопротивления.</text:p>
      <text:p text:style-name="Text_20_body_20_indent">– Вендет-т-а-а! – завопил он, выставив перед собой мачете.</text:p>
      <text:p text:style-name="Text_20_body_20_indent">«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p>
      <text:p text:style-name="Text_20_body_20_indent">Подчиняясь какому-то чувству, стал рукой разбрасывать землю, до конца еще не осознавая, зачем ему это надо.</text:p>
      <text:p text:style-name="Text_20_body_20_indent"><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oft-page-break/><text:span text:style-name="T8">висевшей между ног амбиции, тут же сунув под нос согнувшемуся террористу Митяев носок.</text:span></text:p>
      <text:p text:style-name="Text_20_body_20_indent">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p>
      <text:p text:style-name="Text_20_body_20_indent">Впрочем, он был не одинок. Рядом с ним, согласно штатному расписанию наркокартеля, лежали отключившиеся боевики.</text:p>
      <text:p text:style-name="Text_20_body_20_indent">–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p>
      <text:p text:style-name="Text_20_body_20_indent">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 </text:p>
      <text:p text:style-name="Text_20_body_20_indent">«Бойкие, как сперматозоиды», – оглянулся им вслед Мишаня.</text:p>
      <text:p text:style-name="Text_20_body_20_indent">– Видала, мой-то каков? – похвалился кукушке с глазами филина кривой дятел. </text:p>
      <text:p text:style-name="Text_20_body_20_indent">«Чем это пахнет-то?» – поклевал он кору дерева.</text:p>
      <text:p text:style-name="Text_20_body_20_indent">– Ты че, мать, выпучилась? – наконец сообразил, что в облике пернатой истерички что-то не так.</text:p>
      <text:p text:style-name="Text_20_body_20_indent">– Голова-а кружится-а… – томно сообщила та, падая сверху на святого Педро. </text:p>
      <text:p text:style-name="Text_20_body_20_indent">– Вижу! – похвалился своей наблюдательностью стукачок.</text:p>
      <text:h text:style-name="Heading_20_1" text:outline-level="1">* * *</text:h>
      <text:p text:style-name="Text_20_body_20_indent">Фээсбэшники, принимая все меры предосторожности, подкрались к мутному окошку и заглянули в шпионскую гостиницу.</text:p>
      <text:p text:style-name="Text_20_body_20_indent">– Век майора не видать, коли там не слепой диверсант, которого пасли в Москве, – отвалился от окна капитан.</text:p>
      <text:p text:style-name="Text_20_body_20_indent">–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p>
      <text:p text:style-name="Text_20_body_20_indent">– Ничего я тебе не дам, – отрезал капитан, – ты мне еще сам должен…</text:p>
      <text:p text:style-name="Text_20_body_20_indent">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p>
      <text:p text:style-name="Text_20_body_20_indent"><text:soft-page-break/>– В свинарнике и живут, – подтвердил старлей, убирая пистолет.</text:p>
      <text:p text:style-name="Text_20_body_20_indent">–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p>
      <text:p text:style-name="Text_20_body_20_indent">– Бежим! – помахав отбитым кулаком, крикнул Железнов капитану и рванул к лодке.</text:p>
      <text:p text:style-name="Text_20_body_20_indent">– Рассекретился! – обогнал его командир. – Влеплю выговор по самые не хочу, – на бегу пообещал он.</text:p>
      <text:p text:style-name="Text_20_body_20_indent">Когда они гребли обратно, заметили плывущую по направлению к селу собаку.</text:p>
      <text:p text:style-name="Text_20_body_20_indent">– Егеря пес, – с ходу определил Железнов. – Подстрелим, чтобы не выдал?</text:p>
      <text:p text:style-name="Text_20_body_20_indent"><text:span text:style-name="T2">–</text:span><text:span text:style-name="T2"> Гляди, чтоб самого не подстрелили, – указал на двух негроидов, грозивших им с шалопутовского берега.</text:span></text:p>
      <text:p text:style-name="Text_20_body_20_indent">Лодка метеором пронеслась мимо собаки, закрутив ее в водяной воронке.</text:p>
      <text:p text:style-name="Text_20_body_20_indent">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 </text:p>
      <text:p text:style-name="Text_20_body_20_indent">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влажной земле огорода, спаниель посидел рядом с хозяйкой, послушал сумбурную речь тетки Клавдии и, ничего не поняв, почесал за ухом и потрусил к себе, в родную свою конуру. </text:p>
      <text:p text:style-name="Text_20_body_20_indent">«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p>
      <text:p text:style-name="Text_20_body_20_indent"/>
      <text:p text:style-name="Text_20_body_20_indent">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text:soft-page-break/>себя вид напустил – словно мысли запутались в частоколе извилин… Тоже мне, философ Сковорода…»</text:p>
      <text:p text:style-name="Text_20_body_20_indent">– Товарищ, можно сказать, старший советник юстиции, – поймал взгляд следователя Барабас, – разрешите, так сказать, обратиться, – поправил берет.</text:p>
      <text:p text:style-name="Text_20_body_20_indent">«Тьфу! – передернулся прокурорский работник. – <text:s/>Дразнит, наверное… о Тюбетейке напоминает…Точно! Поэтому и берет вместо фуражки напялил, червяк».</text:p>
      <text:p text:style-name="Text_20_body_20_indent">– Обращайтесь, если, конечно, по существу вопроса.</text:p>
      <text:p text:style-name="Text_20_body_20_indent">– Еще как по существу! – горячо ответил бывший прапорщик. – Я всю ночь не спал и размышлял…</text:p>
      <text:p text:style-name="Text_20_body_20_indent">– Мультфильм о Масяне, что ли, поглядел?</text:p>
      <text:p text:style-name="Text_20_body_20_indent">– Никак нет! Раздумья связаны по вопросу о версии: «Ни кола! Hи двора!»</text:p>
      <text:p text:style-name="Text_20_body_20_indent">– А-а-а! Ну и к какой мысли вы пришли?</text:p>
      <text:p text:style-name="Text_20_body_20_indent">– К мысли я не ходил, нет у меня такой знакомой… </text:p>
      <text:p text:style-name="Text_20_body_20_indent">– Разгадка проста, товарищ участковый… Это – бомж-импотент!..</text:p>
      <text:p text:style-name="Text_20_body_20_indent">«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p>
      <text:p text:style-name="Text_20_body_20_indent">– А ведь верно! – восторженно хлопнул в ладоши Барабас. – Ни кола… ни двора… О-о-о! Чего-то народ толпится, – оборвал смех и приник к окну.</text:p>
      <text:p text:style-name="Text_20_body_20_indent">– Водитель, остановите машину, – распорядился прокурорский работник и первым вышел у дома дядьки Кузьмы.</text:p>
      <text:p text:style-name="Text_20_body_20_indent">– А говорят, наша милиция не работает! – кинулась к нему тетка Клавдия.</text:p>
      <text:p text:style-name="Text_20_body_20_indent">– Ограби-и-ли-и! – вдруг в голос заблажила она. – Средь бела-а дня-а!</text:p>
      <text:p text:style-name="Text_20_body_20_indent">– А что пропало? – задал резонный вопрос следователь, разглядывая глазницу окна и битое стекло на земле.</text:p>
      <text:p text:style-name="Text_20_body_20_indent"><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p>
      <text:p text:style-name="Text_20_body_20_indent">– Так и есть!– в азарте затрясся следователь. – Чеченский след! – упав на колени, с помощью лупы разглядывал отпечатки лап.</text:p>
      <text:p text:style-name="Text_20_body_20_indent">– Да не-е-т, это Бобик наследил, – остудила разогнавшееся воображение прокурорского работника Василиса Трофимовна, – кобелишка мой, – спрятала руки под фартук.</text:p>
      <text:p text:style-name="Text_20_body_20_indent"><text:soft-page-break/>– Сейчас разберемся! – строго ответил следователь, поднимаясь с колен. – Младший лейтенант Карабас, уберите со двора посторонних.</text:p>
      <text:p text:style-name="Text_20_body_20_indent"><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 </text:span></text:p>
      <text:p text:style-name="Text_20_body_20_indent">«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p>
      <text:p text:style-name="Text_20_body_20_indent">–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p>
      <text:p text:style-name="Text_20_body_20_indent">«Что такое “общественное спокойствие”, я еще понимаю… но вот – человеческая нравственность?..» – убрал в карман бумажку.</text:p>
      <text:p text:style-name="Text_20_body_20_indent">Постепенно добрались до крепкого дома шалопутовского пастыря. Присоединившийся к опергруппе кинолог с собакой так и не сумел затащить четвероногую подопечную на святое подворье. Овчарке после встречи со священнослужителем часто снились по ночам кошмары. </text:p>
      <text:p text:style-name="Text_20_body_20_indent">К тому же испортил настроение этот вислоухий развратник. «То – люблю-люблю… – а как взял свое от честной девушки, так в конуру… Все они, кобели, такие!..»</text:p>
      <text:p text:style-name="Text_20_body_20_indent">–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p>
      <text:p text:style-name="Text_20_body_20_indent">– А нельзя ли на нее глянуть? – сразу насторожился прокурорский работник.</text:p>
      <text:p text:style-name="Text_20_body_20_indent">– Отчего же нельзя? Ради Бога, – с кряхтеньем поднявшись, прошел в дом отец Епифан и вынес гармонь.</text:p>
      <text:p text:style-name="Text_20_body_20_indent">– По всем приметам и описаниям – это и есть похищенный вещдок, – шепнул участковому следак.</text:p>
      <text:p text:style-name="Text_20_body_20_indent"><text:soft-page-break/>– Отче. Гармонь конхиск-к-фую, – запнулся Барабас на трудном слове.</text:p>
      <text:p text:style-name="Text_20_body_20_indent">– Не волнуйтесь. Мы дадим вам расписку и все занесем в протокол, – несколько смягчил ментовскую прямоту работник прокуратуры.</text:p>
      <text:p text:style-name="Text_20_body_20_indent">–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 </text:p>
      <text:p text:style-name="Text_20_body_20_indent">«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p>
      <text:p text:style-name="Text_20_body_20_indent">–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p>
      <text:p text:style-name="Text_20_body_20_indent">Очнувшаяся овчарка свою лапу пастырю не подала.</text:p>
      <text:p text:style-name="Text_20_body_20_indent">– Совсем другой человек! – похвалил отца Епифана прокурорский работник.</text:p>
      <text:p text:style-name="Text_20_body_20_indent">– Да потому что с похмелья не болеет! – высказал догадку кинолог.</text:p>
      <text:p text:style-name="Text_20_body_20_indent"/>
      <text:p text:style-name="Text_20_body_20_indent">Открыв калитку, прошли к маленькой беленой хате хохлацкого бирюка и увидели, что дверь – нараспашку.</text:p>
      <text:p text:style-name="Text_20_body_20_indent">– Эй! Кто-нибудь есть? – прорычал Барабас, хватаясь за оружие. – Я спрашиваю: “Эй! Кто-нибудь есть?” – повторил он, входя в дом.</text:p>
      <text:p text:style-name="Text_20_body_20_indent">«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 </text:p>
      <text:p text:style-name="Text_20_body_20_indent">«Чего он увидал?» – отшвырнул с полосатой дорожки копыта и подошел к измочаленной картинке.</text:p>
      <text:p text:style-name="Text_20_body_20_indent">– У! У! У! – мычал, указывая в пол, прокурорский работник.</text:p>
      <text:p text:style-name="Text_20_body_20_indent">– Что – у-у-y-y… товарищ микросоветник юстиции? – разозлился Барабас.</text:p>
      <text:p text:style-name="Text_20_body_20_indent">– Вы копыта отбросили! – выговорил наконец “микросоветник”.</text:p>
      <text:p text:style-name="Text_20_body_20_indent">«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p>
      <text:p text:style-name="Text_20_body_20_indent"><text:soft-page-break/>Трясущимися руками следователь прокуратуры поднял за шнурок копыта и тихонько заскулил от обуревавших его чувств.</text:p>
      <text:p text:style-name="Text_20_body_20_indent">– Ба-а-рби! – похлопал по гулкой ментовской груди. – Сфотографируй меня с главной уликой в руках.</text:p>
      <text:p text:style-name="Text_20_body_20_indent">Но милицейская мумия молчала.</text:p>
      <text:p text:style-name="Text_20_body_20_indent">– А-а-й! – махнул на него рукой великий сыщик, в ученики которому с некоторой натяжкой годились Шерлок Холмс, Мегре, Пуаро и мисс Марпл.</text:p>
      <text:p text:style-name="Text_20_body_20_indent">«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p>
      <text:p text:style-name="Text_20_body_20_indent">–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p>
      <text:p text:style-name="Text_20_body_20_indent">–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p>
      <text:p text:style-name="Text_20_body_20_indent">Матерясь в душе, милиционеры первым делом вынесли своего собрата и поставили у калитки в позе мумии фараона Тутанхамона. Потом стали загружать УАЗ.</text:p>
      <text:p text:style-name="Text_20_body_20_indent">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p>
      <text:p text:style-name="Text_20_body_20_indent">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p>
      <text:p text:style-name="Text_20_body_20_indent">– Здравствуйте, товарищ участковый, – потрогала за рукав милицейской тужурки застывшего фараона.</text:p>
      <text:p text:style-name="Text_20_body_20_indent">–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p>
      <text:p text:style-name="Text_20_body_20_indent">Но все испортил мальчуган в пионерском галстуке, подбежавший к Барабасу и тоже дернувший его за рукав.</text:p>
      <text:p text:style-name="Text_20_body_20_indent">– Дяденька милиционег, дяденька милиционег, – закартавил он, – у меня для вас важное донесение…</text:p>
      <text:p text:style-name="Text_20_body_20_indent"><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p>
      <text:p text:style-name="Text_20_body_20_indent"><text:soft-page-break/>– Дяденька милиционег, я газнюхал гнездо самогонщиков…</text:p>
      <text:p text:style-name="Text_20_body_20_indent">– Барабас, ты едешь? – окликнул его следователь.</text:p>
      <text:p text:style-name="Text_20_body_20_indent">–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p>
      <text:p text:style-name="Text_20_body_20_indent">– Э-э, нет! Вы мне пгежде дайте пистолет подегжать, – выдвинул свое условие юный сексот.</text:p>
      <text:p text:style-name="Text_20_body_20_indent">– Ну-у, теперь говори, – удовлетворил его просьбу Барабас.</text:p>
      <text:p text:style-name="Text_20_body_20_indent">– Э-э, нет! За губежом инфогмацию оплачивают… Гоните чегвонец, скажу.</text:p>
      <text:p text:style-name="Text_20_body_20_indent">– Слуша-а-й, мальчи-и-к, а не пойти ли тебе-е…</text:p>
      <text:p text:style-name="Text_20_body_20_indent">– Ну ладно, пятегик, – сбавил ставку Павлик Морозов.</text:p>
      <text:p text:style-name="Text_20_body_20_indent">Видя, что “мусор” повернулся и собирается уходить, что есть мочи завопил:</text:p>
      <text:p text:style-name="Text_20_body_20_indent">– Гу-у-бль, гу-у-бль!</text:p>
      <text:p text:style-name="Text_20_body_20_indent">– На, подавись, вымогатель, – ухватил пацана за руку, чтоб случаем не слинял с заработанным рублем.</text:p>
      <text:p text:style-name="Text_20_body_20_indent">–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p>
      <text:p text:style-name="Text_20_body_20_indent">«Буду я еще сам по себе гулять… – возмутился в душе младший лейтенант. – Тут на ногу-то наступишь – и то как больно…»</text:p>
      <text:p text:style-name="Text_20_body_20_indent">Между тем мухоморный отрок, перейдя мост, приближался к знакомой участковому поляне, где в прошлый раз он выдержал неравный бой с огромной черной тучей.</text:p>
      <text:p text:style-name="Text_20_body_20_indent">– Да это же честные труженики, – указал в сторону голосов Барабас.</text:p>
      <text:p text:style-name="Text_20_body_20_indent">– Тгу-у-женики-и! – язвительно повторил пионер. – А пгойдите чуть дальше и найдете бидоны с бгагой… Ну-у, мне пога, – стреканул в сторону реки.</text:p>
      <text:p text:style-name="Text_20_body_20_indent">«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p>
      <text:p text:style-name="Text_20_body_20_indent">– Нина-а-а, нина-а-а… – услышал с поляны и на карачках пополз туда, попутно поскрипывая зубами от ревности.</text:p>
      <text:p text:style-name="Text_20_body_20_indent">«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 </text:p>
      <text:p text:style-name="Text_20_body_20_indent"><text:soft-page-break/>– Нина-а-а...</text:p>
      <text:p text:style-name="Text_20_body_20_indent">Сторож сельсовета – а это был, естественно, он – вдруг узрел, что кустарник имеет усы, нос картофелиной и обличающий взгляд.</text:p>
      <text:p text:style-name="Text_20_body_20_indent">– Нина-а-да-а печа-а-литься-а, вся-а жи-и-сть впереди-и, – завопил он, размахивая в такт стаканом и в раздумье закрывая глаза.</text:p>
      <text:p text:style-name="Text_20_body_20_indent">«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p>
      <text:p text:style-name="Text_20_body_20_indent">Хорошо, что он не обернулся, потому как дубово-березовый кустарник с усами передислоцировался ему за спину.</text:p>
      <text:p text:style-name="Text_20_body_20_indent">«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p>
      <text:p text:style-name="Text_20_body_20_indent">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p>
      <text:p text:style-name="Text_20_body_20_indent">«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p>
      <text:p text:style-name="Text_20_body_20_indent"><text:span text:style-name="T2">–</text:span><text:span text:style-name="T2"> Hе сыпь мне-е со-о-ль на ра-а-ны-ы, они еще боля-а-т, – неслышно для людей напевала кукушка, мечтая об обратном.</text:span></text:p>
      <text:p text:style-name="Text_20_body_20_indent">«… Точно! Жрут, ироды, самогон, – пришел к правильному выводу участковый. – Ой как выпить захотелось!» – хлопнул по плечу поднесшего ко рту полный стакан сторожа:</text:p>
      <text:p text:style-name="Text_20_body_20_indent">– Оставь половину! – произнес проникновенно.</text:p>
      <text:p text:style-name="Text_20_body_20_indent">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p>
      <text:p text:style-name="Text_20_body_20_indent">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p>
      <text:p text:style-name="Text_20_body_20_indent">«Эдак все разбегутся, надо успокоить людей», – проанализировал ситуацию Барабас и, выхватив пистолет, пальнул в воздух, заорав что есть мочи:</text:p>
      <text:p text:style-name="Text_20_body_20_indent"><text:soft-page-break/>– Сиде-е-ть, суки-и, а не то всех замочу-у, – выстрелил еще раз для подтверждения слов.</text:p>
      <text:p text:style-name="Text_20_body_20_indent">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нарушение его команды не понравилось, и со словами «Ты че-е, тормоз?!» – он с удовольствием выстрелил в третий раз.</text:p>
      <text:p text:style-name="Text_20_body_20_indent">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p>
      <text:p text:style-name="Text_20_body_20_indent">– Как фамилия? – схватил за шкирку хромоногого латиноса Барабас.</text:p>
      <text:p text:style-name="Text_20_body_20_indent">– Лумумба, господин капрал, – четко отрапортовал тот, что очень понравилось участковому.</text:p>
      <text:p text:style-name="Text_20_body_20_indent">«Капрал – это, по-ихнему, видать, капитан», – погордился он.</text:p>
      <text:p text:style-name="Text_20_body_20_indent"/>
      <text:p text:style-name="Text_20_body_20_indent">– Чтой-то опять в лесу палят… – возмутился леший, любуясь своим новым носом.</text:p>
      <text:p text:style-name="Text_20_body_20_indent">– Дайкось и я чуток погляжусь на новый свой имидж, – оттолкнула его от ведра с водой Кумоха.</text:p>
      <text:p text:style-name="Text_20_body_20_indent">–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Кумуке Мумуковне вон все когти поотрубал, – вздрогнул от еще одного выстрела.</text:p>
      <text:p text:style-name="Text_20_body_20_indent">–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p>
      <text:p text:style-name="Text_20_body_20_indent">Барабас озадаченно поднял голову вверх и замер, соображая, что это такое падает на него.</text:p>
      <text:p text:style-name="Text_20_body_20_indent">«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text:soft-page-break/>и выражения, как что-то мохнатое шмякнуло его прям в морду лица и, скатываясь по груди вниз, заверещало:</text:p>
      <text:p text:style-name="Text_20_body_20_indent"><text:span text:style-name="T8">–</text:span><text:span text:style-name="T8"> Вот он, мой носик! – и цепкие лапки чувствительно ухватили прапорщика за стратегически важный объект.</text:span></text:p>
      <text:p text:style-name="Text_20_body_20_indent">Когда, придя в себя, он открыл глаза, костер погас, опохмелившийся контингент исчез, унеся с собой бидоны и чайники.</text:p>
      <text:p text:style-name="Text_20_body_20_indent"><text:span text:style-name="T2">«Да-а-а! – подытожила события кукушка. – Крутой боевик в стиле: “</text:span><text:span text:style-name="T6">XX</text:span><text:span text:style-name="T2"> век Фокс”».</text:span></text:p>
      <text:h text:style-name="Heading_20_1" text:outline-level="1">* * *</text:h>
      <text:p text:style-name="Text_20_body_20_indent">Рыжий пакостник Бобик, пока его меховая пассия гуляла с проводником по деревне, сидел не дыша в самом дальнем углу будки.</text:p>
      <text:p text:style-name="Text_20_body_20_indent">«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конечности. Чихнув и встряхнувшись, лениво побрел поглазеть, кого принес чертов ротвейлер.</text:p>
      <text:p text:style-name="Text_20_body_20_indent">Три машины тормознули у дома Кошмарова. Причем одна – с красным крестом.</text:p>
      <text:p text:style-name="Text_20_body_20_indent">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p>
      <text:p text:style-name="Text_20_body_20_indent">«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p>
      <text:p text:style-name="Text_20_body_20_indent">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p>
      <text:p text:style-name="Text_20_body_20_indent">– Ну чего ощерился, как дохлый кабан? В дом веди, – распорядилась дама.</text:p>
      <text:p text:style-name="Text_20_body_20_indent">Получив болезненный тычок от телохранителя, Кошмаров засуетился, пропуская крестную мать-перемать вперед себя и <text:soft-page-break/>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p>
      <text:p text:style-name="Text_20_body_20_indent">«Эх, худоба, – позавидовала она приезжей, – не то что мы с Нинкой… Гербалайфу ба мне… килов с десяток… а то куды так растолстела…» </text:p>
      <text:p text:style-name="Text_20_body_20_indent">Почуяв какой-то незнакомый, но приятный запах, охрипший сторож высунул один глаз из-за конуры и обомлел, ощутив, что даже блохи на спине подавились кровью.</text:p>
      <text:p text:style-name="Text_20_body_20_indent">«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p>
      <text:p text:style-name="Text_20_body_20_indent">Вот наступит амнистия… кошаном буду… всех переимею», – размечтался он, вновь выглянув из-за конуры и наткнувшись взглядом на Хавронью.</text:p>
      <text:p text:style-name="Text_20_body_20_indent">«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 </text:p>
      <text:p text:style-name="Text_20_body_20_indent">И загрустил, вспомнив другой анекдот: «Ты кормил нашу собаку? Да. Ты кормил – ты и закапывай!»</text:p>
      <text:p text:style-name="Text_20_body_20_indent"/>
      <text:p text:style-name="Text_20_body_20_indent"><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p>
      <text:p text:style-name="Text_20_body_20_indent">«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 </text:p>
      <text:p text:style-name="Text_20_body_20_indent">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p>
      <text:p text:style-name="Text_20_body_20_indent"><text:soft-page-break/>–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p>
      <text:p text:style-name="Text_20_body_20_indent">Дабы продемонстрировать шестеркам человеколюбие, сочиняя в уме спич, который произнесет на похоронах, супербандерша вышла из калитки, с трудом протиснувшись мимо брюха замешкавшегося Копмарова.</text:p>
      <text:p text:style-name="Text_20_body_20_indent">Телохранитель, гремя оружием, шагнул к председателю, но женщина взмахом руки остановила его – грех драться при потенциальном покойнике.</text:p>
      <text:p text:style-name="Text_20_body_20_indent">– От пива, что ли, живот распух? – снизошла до замечания толстому борову.</text:p>
      <text:p text:style-name="Text_20_body_20_indent"><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p>
      <text:p text:style-name="Text_20_body_20_indent">–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p>
      <text:p text:style-name="Text_20_body_20_indent">– Тяжело в леченье – легко в раю! – помахал рукой отъезжавшей больничной тачке Колян.</text:p>
      <text:p text:style-name="Text_20_body_20_indent">Обвешанный оружием гоблин, увидев, что какой-то рыжий, ушастый песик под шумок кинулся к хозяйской собаке, с удовольствием пнул его ногой. </text:p>
      <text:p text:style-name="Text_20_body_20_indent">«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дых, подравняв затем коленом когда-то сломанный нос. Хрюкнув, с грохотом набитого посудой трехстворчатого шкафа, гоблин уткнулся носом в землю.</text:p>
      <text:p text:style-name="Text_20_body_20_indent">“Крестная мама” с любопытством разглядывала деревенского геракла.</text:p>
      <text:p text:style-name="Text_20_body_20_indent">«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p>
      <text:p text:style-name="Text_20_body_20_indent">– Не сме-е-ть! – сверкнула глазами в сторону доставшего пистолет телохранителя.</text:p>
      <text:p text:style-name="Text_20_body_20_indent">Мишаня, собравшийся было подрихтовать Коляну нос, замер, обернувшись на женщину, и опустил руку.</text:p>
      <text:p text:style-name="Text_20_body_20_indent">– Тебя как зовут? – непосредственно поинтересовался он у стройной, гордой дамы.</text:p>
      <text:p text:style-name="Text_20_body_20_indent"><text:soft-page-break/>– Мари! – почему-то не возмутившись, ответила та, зардевшись лицом.</text:p>
      <text:p text:style-name="Text_20_body_20_indent">– Ма-а-шка, значит, – нахально хмыкнул парень.</text:p>
      <text:p text:style-name="Text_20_body_20_indent">– Чего ты к ним привязался? – в душе вознегодовала она, но не стала настаивать на “Мари”.</text:p>
      <text:p text:style-name="Text_20_body_20_indent">– А чего собачку обижают? – вопросом на вопрос ответил Мишаня. </text:p>
      <text:p text:style-name="Text_20_body_20_indent">«Он прав! Попробовал бы кто мою Альму обидеть…»</text:p>
      <text:p text:style-name="Text_20_body_20_indent">«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p>
      <text:p text:style-name="Text_20_body_20_indent"><text:span text:style-name="T5">–</text:span><text:span text:style-name="T5"> Пошли! – приказала разбитому воинству “крестная мама” и, заходя в калитку, еще раз обернулась на Мишаню.</text:span></text:p>
      <text:p text:style-name="Text_20_body_20_indent">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p>
      <text:p text:style-name="Text_20_body_20_indent">Причаливая, вздохнул, услыхав стрельбу где-то в районе поляны. «Совсем народ оборзел, с утра до ночи палят, как в Америке какой», – направился он к сторожке.</text:p>
      <text:p text:style-name="Text_20_body_20_indent">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p>
      <text:p text:style-name="Text_20_body_20_indent">– Кого там нелегкая несет? Ща черепушку расколю, – вполне миролюбивым голосом пообещал непрошеному визитеру.</text:p>
      <text:p text:style-name="Text_20_body_20_indent">– Ты, Мишаня, брови-то не топорщи, – тоже беззлобно возразил Барабас. – Чего запираться стал?</text:p>
      <text:p text:style-name="Text_20_body_20_indent">– Това-а-рищ прапорщик! – отомкнул калитку егерь.</text:p>
      <text:p text:style-name="Text_20_body_20_indent">– А документик на мериканскую винтовку е-е? – ожил младший лейтенант милиции.</text:p>
      <text:p text:style-name="Text_20_body_20_indent">– В лесу нашел, – расстроенно сморщился Мишаня, – как раз хотел тебе нести.</text:p>
      <text:p text:style-name="Text_20_body_20_indent">–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p>
      <text:p text:style-name="Text_20_body_20_indent">Достав энзешную поллитру самогонки, Мишаня выставил ее на стол.</text:p>
      <text:p text:style-name="Text_20_body_20_indent">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p>
      <text:p text:style-name="Text_20_body_20_indent"><text:soft-page-break/>Но долго спать Мишане не пришлось. Кривой дятел, усевшись над его головой, стал долбить клювом по трухлявой доске сарая.</text:p>
      <text:p text:style-name="Text_20_body_20_indent">– О-о-о, дятлик! – привстал егерь и стал вслушиваться в четкие звуки азбуки Морзе.</text:p>
      <text:p text:style-name="Text_20_body_20_indent">«Гости! Гости!» – выстукивал дятел.</text:p>
      <text:p text:style-name="Text_20_body_20_indent">– Спасибо! – рывком поднялся Мишаня и, пройдя в сторожку, взял из рук спящего участкового свою винтовку.</text:p>
      <text:p text:style-name="Text_20_body_20_indent">«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p>
      <text:p text:style-name="Text_20_body_20_indent">– Миру-мир! – подвывал он в такт хромоногой походке.</text:p>
      <text:p text:style-name="Text_20_body_20_indent">Вся башка его была в волдырях. Без ворожеи бригадир давно бы откинул свои колумбийские копыта. Та намазала его какой-то дрянью и заговорила раны.</text:p>
      <text:p text:style-name="Text_20_body_20_indent">– Убирайтесь в пампасы! – вместо приветствия выкрикнул Мишаня, недвусмысленно передергивая затвор.</text:p>
      <text:p text:style-name="Text_20_body_20_indent">– Мы безоружны-ы! – поднял руки Педро, и бредущие за ним латиносы тоже продемонстрировали пустые ладони.</text:p>
      <text:p text:style-name="Text_20_body_20_indent">–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p>
      <text:p text:style-name="Text_20_body_20_indent">– Господин лесник, – остановился перед ним Педро, – голову даю на отсечение, – скрестил он пальцы рук и с трудом переплел ноги, – что мы не тронем тебя…</text:p>
      <text:p text:style-name="Text_20_body_20_indent">«Еще одной башки мне не хватало… После митяевской тыквы неприятности никак не развеются», – обернулся на дом, где спал товарищ прапорщик.</text:p>
      <text:p text:style-name="Text_20_body_20_indent">–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p>
      <text:p text:style-name="Text_20_body_20_indent"><text:span text:style-name="T8">–</text:span><text:span text:style-name="T8"> Это опытный образец, – решил поторговаться егерь. – Такого в мире больше нет… и не будет… – подумав, добавил он.</text:span></text:p>
      <text:p text:style-name="Text_20_body_20_indent">– Проси что хочешь! – упал на колени Педро.</text:p>
      <text:p text:style-name="Text_20_body_20_indent">– Несите сюда свои ножички и все, что у вас есть из оружия, – выдвинул справедливые, на его взгляд, условия нарко-владелец.</text:p>
      <text:p text:style-name="Text_20_body_20_indent">Оглянувшись на своих товарищей, Педро послал за оружием велосипедиста и хромоногого латиноса.</text:p>
      <text:p text:style-name="Text_20_body_20_indent">– Сейчас принесу-у-т… – в трансе закатив глаза, шептал он. </text:p>
      <text:p text:style-name="Text_20_body_20_indent"><text:soft-page-break/>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p>
      <text:p text:style-name="Text_20_body_20_indent">Бригадир Педро отхватил себе самую душистую, нижнюю часть изделия. Восторженно вопя и натыкаясь на деревья, разоружившийся наркокартель исчез в лесу.</text:p>
      <text:p text:style-name="Text_20_body_20_indent">– Шо у тебя, волки, што ли, появились?.. Да и несет чем-то знакомым… – зевая, возник на крыльце участковый и тут же замер с открытым ртом над горой оружия.</text:p>
      <text:p text:style-name="Text_20_body_20_indent">– Туристы принесли… В лесу нашли, – честными глазами глядя на прапорщика, сообщил Мишаня.</text:p>
      <text:p text:style-name="Text_20_body_20_indent">– А фотоаппарат у тебя е-е? – спросил Барабас, перенявший дурную привычку у прокурорского работника.</text:p>
      <text:p text:style-name="Text_20_body_20_indent"/>
      <text:p text:style-name="Text_20_body_20_indent">– Ну и вонишша была! – пришел в сознание домовой.</text:p>
      <text:p text:style-name="Text_20_body_20_indent">– Всю среду обитания изгадили! – зажимая нос, нырнула в трубу Кумоха Мумоховна.</text:p>
      <text:h text:style-name="Heading_20_1" text:outline-level="1">* * *</text:h>
      <text:p text:style-name="Text_20_body_20_indent">За делами незаметно наступил вечер.</text:p>
      <text:p text:style-name="Text_20_body_20_indent">Пришедший с работы дядька Кузьма вмиг протрезвел, когда узнал, что лишился гармони.</text:p>
      <text:p text:style-name="Text_20_body_20_indent">–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гармонь, о чем сразу же сообщил Кузьме главный деревенский браконьер, с внутренней гордостью демонстрируя пересекающиеся синие полосы.</text:p>
      <text:p text:style-name="Text_20_body_20_indent">«Утро вечера мудренее!» – вспомнил дядька Кузьма, пораньше укладываясь спать, чтоб набраться сил перед грядущими боевыми действиями.</text:p>
      <text:p text:style-name="Text_20_body_20_indent">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p>
      <text:p text:style-name="Text_20_body_20_indent">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p>
      <text:p text:style-name="Text_20_body_20_indent">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text:soft-page-break/>чудесным видом переливающейся в лунном свете воды и густой зелени дерева, окунавшего свои ветви в реку.</text:p>
      <text:p text:style-name="Text_20_body_20_indent">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волн, ласкающих берег, и прекрасная, нагая женщина, выходящая из воды…</text:p>
      <text:p text:style-name="Text_20_body_20_indent">Он почувствовал себя Богом. Древним, как Мирозданье, и юным, как Любовь! </text:p>
      <text:p text:style-name="Text_20_body_20_indent">Медленно скинув одежду, он вошел в воду, раздвигая струи сильным торсом…</text:p>
      <text:p text:style-name="Text_20_body_20_indent">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 </text:p>
      <text:p text:style-name="Text_20_body_20_indent"><text:span text:style-name="T2">Они с</text:span><text:span text:style-name="T2">ошлись и тесно прижались друг к другу.</text:span></text:p>
      <text:p text:style-name="Text_20_body_20_indent">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p>
      <text:p text:style-name="Text_20_body_20_indent">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p>
      <text:p text:style-name="Text_20_body_20_indent"/>
      <text:p text:style-name="Text_20_body_20_indent">Соратники по партии начали вечер обыденно и тривиально. </text:p>
      <text:p text:style-name="Text_20_body_20_indent">Пили водку.</text:p>
      <text:p text:style-name="Text_20_body_20_indent">На этот раз – “Фронтовую”. Разговоры вели соответственно названию напитка.</text:p>
      <text:p text:style-name="Text_20_body_20_indent">– Мой папа был четырежды Героем, – выцедив соточку из алюминиевой кружки и занюхав селедочной головой, информировал дона Чезаре Пшенин.</text:p>
      <text:p text:style-name="Text_20_body_20_indent">– Мама мия! – восхитился глава преступного синдиката “Опиумный кругляшок”, наполняя в очередной раз кружки.</text:p>
      <text:p text:style-name="Text_20_body_20_indent">–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p>
      <text:p text:style-name="Text_20_body_20_indent">– А кто такой Ваня Сусанин? – занюхивал селедочным хвостом свою дозу дон Чезаре.</text:p>
      <text:p text:style-name="Text_20_body_20_indent">–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p>
      <text:p text:style-name="Text_20_body_20_indent"><text:soft-page-break/>– Понятно! – кивнул головой дон Чезаре, готовя к новому “партвзносу” кружки.</text:p>
      <text:p text:style-name="Text_20_body_20_indent">–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 </text:p>
      <text:p text:style-name="Text_20_body_20_indent">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p>
      <text:p text:style-name="Text_20_body_20_indent">–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пшенинским носом отпрыск национального героя Италии. – Бил фашистов в партизанском отряде имени Спартака.</text:p>
      <text:p text:style-name="Text_20_body_20_indent">– Я тоже за “Спартак” болею! – сообщил другу бывший колхозный секретарь парткома.</text:p>
      <text:p text:style-name="Text_20_body_20_indent">– Споем нашу, партизанскую… – предложил дон Чезаре и, размахивая пустой кружкой, завопил: – Белла, чао, Белла, чао, Белла, чао, чао, чао… </text:p>
      <text:p text:style-name="Text_20_body_20_indent">Разучив слова, Пшенин влился в ряды партизанского хора.</text:p>
      <text:p text:style-name="Text_20_body_20_indent">Пропев “Белла, чао” раз пятьдесят, они дербалызнули еще по одной, раскупорив следом другую бутылку под названием “Пшеничная”.</text:p>
      <text:p text:style-name="Text_20_body_20_indent">– В честь меня назвали! – похвалился Пшенин.</text:p>
      <text:p text:style-name="Text_20_body_20_indent">–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p>
      <text:p text:style-name="Text_20_body_20_indent">– Океюшки! – бодро произнесли собутыльники.</text:p>
      <text:p text:style-name="Text_20_body_20_indent">– Говорите по одному! – с трудом выговорил дон Чезаре и стал слушать левого Пшенина.</text:p>
      <text:p text:style-name="Text_20_body_20_indent">–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p>
      <text:p text:style-name="Text_20_body_20_indent"><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p>
      <text:p text:style-name="Text_20_body_20_indent"><text:soft-page-break/>–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 </text:p>
      <text:p text:style-name="Text_20_body_20_indent">Услышав про гармони, дон Чезаре вздрогнул и внутренне подобрался, отметив для себя, что правый Пшенин куда-то вышел.</text:p>
      <text:p text:style-name="Text_20_body_20_indent">– … Мой враг Кошмаров почему-то не стал звонить из своего дома, а пришел в сельсовет и просил на коммутаторе соединить его с 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p>
      <text:p text:style-name="Text_20_body_20_indent">Чувствует, кровосос, номенклатуру рынка, – сквозь зубы, нехотя, похвалил гадского кулака и мироеда бывший секретарь парткома.</text:p>
      <text:p text:style-name="Text_20_body_20_indent">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p>
      <text:p text:style-name="Text_20_body_20_indent">–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 </text:p>
      <text:p text:style-name="Text_20_body_20_indent">Не только наши отцы партизанили, – подмигнул товарищу. – А ты, друг, позвони Кошмарову в сельсовет, где он ждет транспорт с товаром, и спроси что-нибудь душещипательное, – попрощавшись за руку, дон Чезаре пошел в партизанский рейд.</text:p>
      <text:p text:style-name="Text_20_body_20_indent">«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p>
      <text:p text:style-name="Text_20_body_20_indent">Дверь оказалась не заперта. Дед Пашка никого не боялся с тех пор, как у него поселились двое квартирантов.</text:p>
      <text:p text:style-name="Text_20_body_20_indent">– Хэллоу… мать вашу растудыт! – поздоровался с русскими и американцами дон Чезаре.</text:p>
      <text:p text:style-name="Text_20_body_20_indent">– Здогово на четыге ветга, – ответствовал дед Пашка, удивляясь, почему такой опытный сторож как Дорофей пропустил в избу чужака.</text:p>
      <text:p text:style-name="Text_20_body_20_indent">Рисовавший карту местонахождения клада юный пионер внимательно вгляделся в незваного гостя, что-то прикидывая в уме.</text:p>
      <text:p text:style-name="Text_20_body_20_indent"><text:soft-page-break/>– Откедова будем? – задал вопрос дед Пашка и, кося под глухого, подставил к уху ладонь.</text:p>
      <text:p text:style-name="Text_20_body_20_indent">«Пень дремучий. Чего придуряется?» – нелицеприятно подумал о старом черте дон Чезаре и, слащаво улыбнувшись, ответил:</text:p>
      <text:p text:style-name="Text_20_body_20_indent">– Странник Божий. Хожу по земле. Вот к вам забрел водички попить.</text:p>
      <text:p text:style-name="Text_20_body_20_indent">– Ну-у, воды нам не жалко. Пей хоть целое ведро, – расщедрился дед Пашка, поднимаясь со стула.</text:p>
      <text:p text:style-name="Text_20_body_20_indent">– А чего это ямища-то у вас во дворе? – задал интересующий его вопрос дон Чезаре, незаметно кивая головой в сторону двери своим шестеркам.</text:p>
      <text:p text:style-name="Text_20_body_20_indent">– Яма? Яма глыбокая и емкая… самая что надо под сог-тиг, – похвалил старикан творение Джинна-Толика.</text:p>
      <text:p text:style-name="Text_20_body_20_indent">Дон Чезаре сделал вид, что поверил.</text:p>
      <text:p text:style-name="Text_20_body_20_indent">– Спасибо за воду, – выдул он полкружки для маскировки, – нет, нет, не провожайте… молодежь укажет дорогу, чтоб в яму не упал, – попрощался с хозяином глава далекого наркокартеля.–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p>
      <text:p text:style-name="Text_20_body_20_indent">Тот зарычал, но вовремя опомнился и, указывая большим пальцем на спину, произнес:</text:p>
      <text:p text:style-name="Text_20_body_20_indent">– Хронический радикулит! Наследие русской техники.</text:p>
      <text:p text:style-name="Text_20_body_20_indent">Дед Пашка тут же кивнул внучку, и тот, настроив дешевенький магнитофон, подкрался с микрофоном к приоткрытой двери и стал записывать разговор.</text:p>
      <text:p text:style-name="Text_20_body_20_indent">– Сегодня ночью какой-то Гогия повезет в Шалопутовку целый грузовик с баянами… Поедет брошенной дорогой через лес… Вот там его и взорвете !..</text:p>
      <text:p text:style-name="Text_20_body_20_indent">Что про искомый объект узнали? А то с алкашами деретесь, бутылки отнимаете… Глядите у меня, – поднял гимнастерку, показав рукоять револьвера.</text:p>
      <text:p text:style-name="Text_20_body_20_indent">Ошалелые от неожиданной встречи с боссом, боевики лишь неопределенно пожимали плечами.</text:p>
      <text:p text:style-name="Text_20_body_20_indent">– Да-а, так для чего, говорите, штольня-то?</text:p>
      <text:p text:style-name="Text_20_body_20_indent">– Босс. Канализации тут нет, так это у русских хранилище для навоза, – в подтверждение слов перекрестился Джинн-Толик. – Век Америки не видать.</text:p>
      <text:p text:style-name="Text_20_body_20_indent">«Сговорились, наверное, – размышлял по дороге домой дон Чезаре, – никому верить нельзя… Особенно деду…</text:p>
      <text:p text:style-name="Text_20_body_20_indent"><text:soft-page-break/>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 </text:p>
      <text:p text:style-name="Text_20_body_20_indent">Нет! Никому верить нельзя, кроме господина Пьетро Беретты… </text:p>
      <text:p text:style-name="Text_20_body_20_indent">Вот хороший человек был… Умелец!»</text:p>
      <text:p text:style-name="Text_20_body_20_indent">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p>
      <text:p text:style-name="Text_20_body_20_indent">–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p>
      <text:p text:style-name="Text_20_body_20_indent">Игнат Семенович в панике плюхнулся толстым задом на расшатанную табуретку и в голос завопил, ощутив ягодицей любопытную шляпку гвоздя. </text:p>
      <text:p text:style-name="Text_20_body_20_indent">«Кто-то под меня копает… – трясся он, – наверное, КГБ…»</text:p>
      <text:p text:style-name="Text_20_body_20_indent">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p>
      <text:p text:style-name="Text_20_body_20_indent">– Туда-сюда-обгатно, тебе и мне – пгиятно?! – спрашивал у них, – не, не, не, не это! – отрицательно тряс головой. – Катаются на качелях! – давал правильный ответ.</text:p>
      <text:p text:style-name="Text_20_body_20_indent">Внучек, краснея, пошел спать.</text:p>
      <text:p text:style-name="Text_20_body_20_indent">Джинн-Толик перегнулся от хохота, а Джонни-Дорофей, в восторге опрокинувшись на спину, болтал в воздухе всеми пятью конечностями.</text:p>
      <text:p text:style-name="Text_20_body_20_indent">– Давай еще… – отсмеявшись, просили квартиранты.</text:p>
      <text:p text:style-name="Text_20_body_20_indent">– Ну-у еще, так еще-е, – соглашался дед. – Волос к волосу, тело к телу… и начинается темное дело?..</text:p>
      <text:p text:style-name="Text_20_body_20_indent">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p>
      <text:p text:style-name="Text_20_body_20_indent">– О чем? – прикинулись олигофренами псевдотуристы.</text:p>
      <text:p text:style-name="Text_20_body_20_indent">–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p>
      <text:p text:style-name="Text_20_body_20_indent"><text:soft-page-break/>– Он наш патрон, – раскололись квартиранты. – Но в этот раз мы будем работать не столько на него, сколько на себя, – как могли, рассказали деду свою историю.</text:p>
      <text:p text:style-name="Text_20_body_20_indent"><text:span text:style-name="T2">–</text:span><text:span text:style-name="T2"> А оно вам надо? – немного успокоился старичок, включая телевизор, чтоб отвлечься.</text:span></text:p>
      <text:p text:style-name="Text_20_body_20_indent">«Ну-у, если Кошмарову хотят нагадить, то пускай», – совсем успокоился он.</text:p>
      <text:p text:style-name="Text_20_body_20_indent">У двух поколений, к тому же из разных стран, произошло взаимопроникновение “культур”.</text:p>
      <text:p text:style-name="Text_20_body_20_indent">Глядя по “ящику” рекламу, Джинн-Толик сбацал:</text:p>
      <text:p text:style-name="Text_20_body_20_indent">– Раньше глядя в телевизор, мы не ведали беды… А теперь одна жувачка и прокладки для … ушей.</text:p>
      <text:p text:style-name="Text_20_body_20_indent">– Ва-а-у-у! – опешил дед Пашка.</text:p>
      <text:p text:style-name="Text_20_body_20_indent">«Моя школа!» – загордился он.</text:p>
      <text:h text:style-name="Heading_20_1" text:outline-level="1">* * *</text:h>
      <text:p text:style-name="Text_20_body_20_indent">Ночью взрывотехники, одевшись, вышли на дело.</text:p>
      <text:p text:style-name="Text_20_body_20_indent">«Подложим свинью нашим врагам!» – направились они безлюдной улицей к дому Кошмарова.</text:p>
      <text:p text:style-name="Text_20_body_20_indent">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 </text:p>
      <text:p text:style-name="Text_20_body_20_indent">«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p>
      <text:p text:style-name="Text_20_body_20_indent"><text:span text:style-name="T2">Мари, лежа в постели на втором этаже, грезила о вечно женском! Как она ни пыталась уснуть и забыться, в голове 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p>
      <text:p text:style-name="Text_20_body_20_indent">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p>
      <text:p text:style-name="Text_20_body_20_indent">«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p>
      <text:p text:style-name="Text_20_body_20_indent"><text:soft-page-break/>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p>
      <text:p text:style-name="Text_20_body_20_indent">В этот момент его ладонь наткнулась на какой-то предмет, и он стал соображать – что это такое.</text:p>
      <text:p text:style-name="Text_20_body_20_indent">«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Ага! Первый час ночи», – глянул на стрелки и, поколдовав, выставил время взрыва в двенадцать дня.</text:p>
      <text:p text:style-name="Text_20_body_20_indent">Водворив часы на место, резко закрыл ставню, успевшую только хрюкнуть, и навесил амбарный замок.</text:p>
      <text:p text:style-name="Text_20_body_20_indent">– Уходим! – велел напарнику, сидевшему в обнимку с псиной.</text:p>
      <text:p text:style-name="Text_20_body_20_indent">–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p>
      <text:p text:style-name="Text_20_body_20_indent">– Опаздываем, цигель… цигель, ай-люлю, – торопил друга Джинн-Толик.</text:p>
      <text:p text:style-name="Text_20_body_20_indent">–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p>
      <text:p text:style-name="Text_20_body_20_indent">Миновав мост, углубились по заросшей травой нехоженой дороге в чащу.</text:p>
      <text:p text:style-name="Text_20_body_20_indent">–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компьютеризация… тьфу, а это – милое дело, душа радуется – поджег и бахнул… Будто в юности своего папы побывал.</text:p>
      <text:p text:style-name="Text_20_body_20_indent"><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p>
      <text:p text:style-name="Text_20_body_20_indent">– В двенадцать ноль-ноль, – радостно хлопнул в ладоши специалист по взрывам, окончательно разбудив спавшего на суку дятла.</text:p>
      <text:p text:style-name="Text_20_body_20_indent">«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p>
      <text:p text:style-name="Text_20_body_20_indent"><text:soft-page-break/>– Дятел, что ли, над нами сидит? – встав на карачки, прислушался к стуку Джонни-Дорофей и попробовал почесать ногой за ухом.</text:p>
      <text:p text:style-name="Text_20_body_20_indent">Но у него ничего не получилось.</text:p>
      <text:p text:style-name="Text_20_body_20_indent">– Значит, как кукушка на часах за ставней прокричит двенадцать раз, в доме у Кошмарова рванет? – потерся спиной о дерево. – Жалят комарики-то…</text:p>
      <text:p text:style-name="Text_20_body_20_indent">– Рванет, рванет… – стал внимательно глядеть на дорогу Джинн-Толик, заметив вдалеке всполохи света, а вскоре услыхав и шум работающего двигателя.</text:p>
      <text:p text:style-name="Text_20_body_20_indent">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p>
      <text:p text:style-name="Text_20_body_20_indent">«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p>
      <text:p text:style-name="Text_20_body_20_indent">Автомобиль вдруг сильно тряхнуло, и шофер ощутил, что все четыре колеса оторвались от дороги и грузовик в воздухе заваливается набок.</text:p>
      <text:p text:style-name="Text_20_body_20_indent">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p>
      <text:p text:style-name="Text_20_body_20_indent">Террористы, один стоя, другой на корточках, с удивлением обнаружили торчавшие из обоих окошек огромные сандалии.</text:p>
      <text:p text:style-name="Text_20_body_20_indent">– Видать, напополам Гогию развалило, – вслух размышлял Джинн-Толик.</text:p>
      <text:p text:style-name="Text_20_body_20_indent">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p>
      <text:p text:style-name="Text_20_body_20_indent"><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text:s/>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p>
      <text:p text:style-name="Text_20_body_20_indent">– Издевается, что ли, над нами? – предположил Джонни-Дорофей, отмахиваясь от комаров рубахой.</text:p>
      <text:p text:style-name="Text_20_body_20_indent"><text:soft-page-break/>– Бьюсь об заклад, что сейчас покажется колено, – с глубоким вниманием вглядывался в разбитое окошко Джинн-Толик.</text:p>
      <text:p text:style-name="Text_20_body_20_indent">– Ноу, ноу, – в волнении перешел на родной язык его четвероногий друг, – спорим на доллар, что он высунет руку.</text:p>
      <text:p text:style-name="Text_20_body_20_indent">Но пари проиграли оба, так как непредсказуемый Гогия вновь удивил их, совсем исчезнув из вида.</text:p>
      <text:p text:style-name="Text_20_body_20_indent">Через пять минут не в этом, а в соседнем окошке появился здоровенный горбатый нос, а следом – лысая голова с кучерявой окантовкой но краям.</text:p>
      <text:p text:style-name="Text_20_body_20_indent"><text:span text:style-name="T2">Раз двадцать </text:span><text:span text:style-name="T2">“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span></text:p>
      <text:p text:style-name="Text_20_body_20_indent">Наконец весь Гогия оказался снаружи.</text:p>
      <text:p text:style-name="Text_20_body_20_indent">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p>
      <text:p text:style-name="Text_20_body_20_indent">Гогия замер, начисто забыв о машине и баянах, прикидывая лишь, в какую сторону ему збрызнуть, чтобы не достаться на шашлык людоедам.</text:p>
      <text:p text:style-name="Text_20_body_20_indent">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p>
      <text:p text:style-name="Text_20_body_20_indent"/>
      <text:p text:style-name="Text_20_body_20_indent">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p>
      <text:p text:style-name="Text_20_body_20_indent">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и Мишаня вынес ее из самого пекла, прижимая к себе упругое, нежное тело.</text:p>
      <text:p text:style-name="Text_20_body_20_indent">На самом интересном месте, когда он опустил ее на землю, и Мари, стоя перед ним и подняв лицо, тянулась губами к его губам, вдруг ахнул взрыв.</text:p>
      <text:p text:style-name="Text_20_body_20_indent">Усевшись на диване, Мишаня прислушался, но, кроме далекого топота ног, больше ничего не услышал.</text:p>
      <text:p text:style-name="Text_20_body_20_indent">«Туристы веселятся, – опять улегся он. – Теперь не узнаю, поцеловала она меня или нет…» – укрылся одеялом, пытаясь заснуть и досмотреть сон.</text:p>
      <text:p text:style-name="Text_20_body_20_indent"><text:soft-page-break/>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p>
      <text:p text:style-name="Text_20_body_20_indent">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p>
      <text:p text:style-name="Text_20_body_20_indent">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p>
      <text:p text:style-name="Text_20_body_20_indent">«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не смогут добраться даже долбанутые пилигримы… Чего они пьют, грим, что ли?» – задумался над словом Леха, отвлекшись на время от тягот лесной жизни.</text:p>
      <text:p text:style-name="Text_20_body_20_indent">– Что, что, что здесь произошло? – пулей примчалась на место громкого преступления кукушка.</text:p>
      <text:p text:style-name="Text_20_body_20_indent">– Да так, пустячки для нашего леса – машину взорвали, – указал дятел на перевернутое авто и двух мужиков, копающихся в баянах.</text:p>
      <text:p text:style-name="Text_20_body_20_indent">– Кого-нибудь разнесло в клочья? – с надеждой спросила пернатая садистка, с отвращением разглядывая двух уцелевших людей.</text:p>
      <text:p text:style-name="Text_20_body_20_indent">–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p>
      <text:p text:style-name="Text_20_body_20_indent">«Везет же некоторым раздолбаям…» – позавидовала кукушка.</text:p>
      <text:p text:style-name="Text_20_body_20_indent">– Нет, это ж надо, все интересное мимо меня пролетает, – расстроилась она. – Так вот жизнь пролетит, и ничего не увидишь, – сгорбилась на ветке.</text:p>
      <text:p text:style-name="Text_20_body_20_indent"><text:span text:style-name="T2">–</text:span><text:span text:style-name="T2"> А ты хочешь полюбоваться на взрыв? – простодушно поинтересовался дятел.</text:span></text:p>
      <text:p text:style-name="Text_20_body_20_indent">«Нет! Я хочу на твою пустую башку любоваться», – подумала кричалка, а вслух произнесла:</text:p>
      <text:p text:style-name="Text_20_body_20_indent">– Да хоть на са-а-мый плюгавенький взрывчик…</text:p>
      <text:p text:style-name="Text_20_body_20_indent">–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p>
      <text:p text:style-name="Text_20_body_20_indent"><text:soft-page-break/>У живой кукушки от удовольствия аж перья дыбом встали.</text:p>
      <text:p text:style-name="Text_20_body_20_indent">–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p>
      <text:p text:style-name="Text_20_body_20_indent">– Дятел – птица конкретная! – обиделся стукач. – Клянусь изнасилованной кукушкой.</text:p>
      <text:p text:style-name="Text_20_body_20_indent">– Ну ладно, ладно, – пропустила насчет насилия, – а как выглядел тот, что убежал? Наверное, ни рук ни ног не было? – балдела она.</text:p>
      <text:p text:style-name="Text_20_body_20_indent">–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p>
      <text:h text:style-name="Heading_20_1" text:outline-level="1">* * *</text:h>
      <text:p text:style-name="Text_20_body_20_indent">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 </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text:soft-page-break/>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 </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p>
      <text:p text:style-name="Text_20_body_20_indent">Генерал Потапов, получив донесение о выявленном шпионе, решил нанести в Шалопутовку тайный визит, чтобы на месте во всем разобраться.</text:p>
      <text:p text:style-name="Text_20_body_20_indent">– Будьте готовы оказать содействие, – лично позвонил начальнику тарасовского ФСБ.</text:p>
      <text:p text:style-name="Text_20_body_20_indent">– Товарищ генерал, как только прибудете в наш город, мы вас, соблюдая инкогнито, в лучшем виде доставим на “мерседесе” в деревню.</text:p>
      <text:p text:style-name="Text_20_body_20_indent">–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p>
      <text:p text:style-name="Text_20_body_20_indent"><text:span text:style-name="T2">А лучше сразу, минуя село, прибыть на место дислокации моей группы в квадрат… э-э-э</text:span><text:span text:style-name="T2">… короче, напротив брошенных </text:span><text:soft-page-break/><text:span text:style-name="T2">ферм. Так что договоритесь, полковник, с военными о вертолете, – начальственным тоном распорядился он.</text:span></text:p>
      <text:p text:style-name="Text_20_body_20_indent">Надев парадную форму со всеми регалиями, попрощался с супругой, и черная “Волга” отвезла его в аэропорт.</text:p>
      <text:p text:style-name="Text_20_body_20_indent">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p>
      <text:p text:style-name="Text_20_body_20_indent">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p>
      <text:p text:style-name="Text_20_body_20_indent">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 </text:p>
      <text:p text:style-name="Text_20_body_20_indent">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p>
      <text:p text:style-name="Text_20_body_20_indent">Благодаря подсветке генерал сориентировался на местности и распорядился лететь в сторону леса, а сам стал пристегивать парашют.</text:p>
      <text:p text:style-name="Text_20_body_20_indent">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p>
      <text:p text:style-name="Text_20_body_20_indent">«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 </text:p>
      <text:p text:style-name="Text_20_body_20_indent">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p>
      <text:p text:style-name="Text_20_body_20_indent">Он точно знал, что из геликоптера сбросили еще одного шпиёна и поутру обязательно найдет парашют. </text:p>
      <text:p text:style-name="Text_20_body_20_indent">«Делить ни с кем не стану», – сладостно мечталось ему.</text:p>
      <text:p text:style-name="Text_20_body_20_indent">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p>
      <text:p text:style-name="Text_20_body_20_indent"><text:soft-page-break/>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p>
      <text:p text:style-name="Text_20_body_20_indent">«А это что еще за группенфюрер СС?» – завис перед задумчивым ликом генерала и, материализовавшись, подставил лапы к ушам, сделав языком: </text:p>
      <text:p text:style-name="Text_20_body_20_indent">“Б-л-л-л-л!”</text:p>
      <text:p text:style-name="Text_20_body_20_indent">«Что за сказки Венского леса?! – плюнул в мохнатую рожу Потапов. – Перепил я сегодня и перекувыркался», – закрыл он глаза. </text:p>
      <text:p text:style-name="Text_20_body_20_indent">Когда открыл, то с душевной теплотой увидел на соседней ветке симпатягу Буратино.</text:p>
      <text:p text:style-name="Text_20_body_20_indent">– Джузеппо-о! – почему-то воскликнул деревянный чекист и полез выше, с намерением подпилить сук, за который зацепился парашют шефа.</text:p>
      <text:p text:style-name="Text_20_body_20_indent">Но ветвь обломилась сама, и воздухоплаватель брякнулся на землю. Выбравшись из-под купола, Потапов вновь увидел своего спасителя.</text:p>
      <text:p text:style-name="Text_20_body_20_indent">«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 </text:p>
      <text:p text:style-name="Text_20_body_20_indent"><text:span text:style-name="T8">Поприветствовав подчиненных, Потапов торжественно о</text:span><text:span text:style-name="T8">ткашлялся и рявкнул:</text:span></text:p>
      <text:p text:style-name="Text_20_body_20_indent">– Смир-р-р-на!</text:p>
      <text:p text:style-name="Text_20_body_20_indent">Буратино мигом шмыгнул к напрягшимся фээсбэшникам и вытянулся во фрунт.</text:p>
      <text:p text:style-name="Text_20_body_20_indent">– Товарищ Буратино, выйти из строя! – приказал генерал и зачитал приказ, из текста коего Крутой с Железновым поняли, что этой деревяшке, которую только вместо поплавка использовать на рыбной ловле, присвоили звание майора.</text:p>
      <text:p text:style-name="Text_20_body_20_indent">–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p>
      <text:p text:style-name="Text_20_body_20_indent">– И побыстре-е-й! – рявкнул на подчиненных майор Буратино.</text:p>
      <text:p text:style-name="Text_20_body_20_indent">– Похмыкав над фотографиями, генерал задумался.</text:p>
      <text:p text:style-name="Text_20_body_20_indent">– Поутру будем бандгруппу брать! – принял он решение и обернулся, услыхав за спиной треск и топот.</text:p>
      <text:p text:style-name="Text_20_body_20_indent">Фээсбэшники рассредоточились и выхватили пистолеты.</text:p>
      <text:p text:style-name="Text_20_body_20_indent">– Хто такие, мать вашу?! – выскочил на поляну Барабас, потрясая винтовкой М-16.</text:p>
      <text:p text:style-name="Text_20_body_20_indent">Следом за ним появился Мишаня с наставленным на врагов экспроприированным автоматом “Алкон”.</text:p>
      <text:p text:style-name="Text_20_body_20_indent"><text:soft-page-break/>–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p>
      <text:p text:style-name="Text_20_body_20_indent">–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p>
      <text:p text:style-name="Text_20_body_20_indent">– Вольно, вольно… – похлопал по плечу Барабаса генерал. – Молодец!</text:p>
      <text:p text:style-name="Text_20_body_20_indent">– Служу России! – счастливым голосом рыкнул младший лейтенант милиции.</text:p>
      <text:p text:style-name="Text_20_body_20_indent">– Вы-то, товарищи, нам и нужны, – посвятил их в свои планы московский начальник.</text:p>
      <text:p text:style-name="Text_20_body_20_indent"/>
      <text:p text:style-name="Text_20_body_20_indent">Оплеванный Леха, скрипя зубами, покружил над гребаным атеистом и махнул за речку – пугать влюбленную парочку.</text:p>
      <text:p text:style-name="Text_20_body_20_indent">– Лехи-Кумохи! Да ведь это Мишанина Дуняха с какой-то головешкой спуталась, – парил над одевшимися уже людьми леший.</text:p>
      <text:p text:style-name="Text_20_body_20_indent">– Я тебя лу-у-блу-у, – услышал он мужской бас, – женись на мне…</text:p>
      <text:p text:style-name="Text_20_body_20_indent">– Не женись, а выходи замуж, – поправила его женщина и чмокнула в щеку. – Я подумаю, – убегая и неизвестно чему смеясь, выкрикнула она.</text:p>
      <text:p text:style-name="Text_20_body_20_indent">«Лублу-у – блу-блу», – сплюнул леший и рванул к сторожке, чтоб скорее поделиться увиденным и пережитым.</text:p>
      <text:p text:style-name="Text_20_body_20_indent">– О-о-й! Мамоньки-кумохоньки. Ну это, прям, пароненормальное явление. Не удастся, видать, нынче поспать, – неласково встретила его Кумоха. </text:p>
      <text:p text:style-name="Text_20_body_20_indent"><text:span text:style-name="T1">–</text:span><text:span text:style-name="T2"> Здорово еще раз, предрассудок, – поприветствовал дружбана домовой. – А песок из меня больше не сыпется, – похвалился он.</text:span></text:p>
      <text:p text:style-name="Text_20_body_20_indent"><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p>
      <text:p text:style-name="Text_20_body_20_indent">– Да что ты, окромя своих алкашей, видишь? – стала провоцировать его тетка.</text:p>
      <text:p text:style-name="Text_20_body_20_indent">– Да много чаво… – не кололся Леха, видя, что баба заинтересовалась.</text:p>
      <text:p text:style-name="Text_20_body_20_indent">– Ну говори, говори, сплетник, – не выдержала наконец Кумоха, усаживаясь на шкаф.</text:p>
      <text:p text:style-name="Text_20_body_20_indent">– Видел я Дуньку на реке…</text:p>
      <text:p text:style-name="Text_20_body_20_indent">– Уже и за девками подглядывать стал, обормот, мало тебе русалок, – перебила его Кумоха Мумоховна.</text:p>
      <text:p text:style-name="Text_20_body_20_indent"><text:soft-page-break/>– Ты, Мумуковна, увянь! – велел ей Ероха. – Пущай человек выскажется.</text:p>
      <text:p text:style-name="Text_20_body_20_indent">– 0-ох уж, челове-е-к… Пережиток прошлого… Нашли тоже человека-а… – обиженно бурчала она.</text:p>
      <text:p text:style-name="Text_20_body_20_indent"><text:span text:style-name="T2">–</text:span><text:span text:style-name="T2"> … А рядом с ней здоровенного голого негритоса, вот с таким… – замолчал Леха.</text:span></text:p>
      <text:p text:style-name="Text_20_body_20_indent">– Носом!.. – продолжил его мысль домовой.</text:p>
      <text:p text:style-name="Text_20_body_20_indent">– Ага! – согласился лешак. – Только не зеленым, как у Буратино, а черным…</text:p>
      <text:p text:style-name="Text_20_body_20_indent">–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p>
      <text:p text:style-name="Text_20_body_20_indent">– Я Лехе верю! Все вы, бабы, такие… Яйцом Кощея Бессмертного клянусь, – цинично сплюнул домовой.</text:p>
      <text:p text:style-name="Text_20_body_20_indent">– Ты еще тремя пустыми головами Змея Горыныча поклянись, пожарных на него нет… Я своему Добби не изменю, хошь ты Али-Бабой клянись…</text:p>
      <text:p text:style-name="Text_20_body_20_indent"><text:span text:style-name="T1">– Али б</text:span><text:span text:style-name="T3">а</text:span><text:span text:style-name="T1">-а-бой? – расстороился домовой. </text:span><text:span text:style-name="T8">– Совсем во мне мушшину не видит.</text:span></text:p>
      <text:p text:style-name="Text_20_body_20_indent">До Кумохи постепенно начал доходить смысл сказанного.</text:p>
      <text:p text:style-name="Text_20_body_20_indent">– Ну и Дунька! – покачала она головой. – Да неужли в афро-чукчу втрескалась? Да еще и в черного?</text:p>
      <text:p text:style-name="Text_20_body_20_indent"/>
      <text:p text:style-name="Text_20_body_20_indent">–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p>
      <text:p text:style-name="Text_20_body_20_indent">– Таежник еще нашелси-и… чалдон мохнатый, лучше расскажи, че оне там делали?.. Может, просто болтали?..</text:p>
      <text:p text:style-name="Text_20_body_20_indent">– Ага-а! При луне и голые, – хохотнул Ероха.</text:p>
      <text:p text:style-name="Text_20_body_20_indent">–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p>
      <text:p text:style-name="Text_20_body_20_indent">– Да ты ведь тоже в зеленого Добби врюхалась, – съязвил Ерошка, – почаму жа она не могет?..</text:p>
      <text:p text:style-name="Text_20_body_20_indent">–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 </text:p>
      <text:h text:style-name="Heading_20_1" text:outline-level="1">* * *</text:h>
      <text:p text:style-name="Text_20_body_20_indent">Над Шалопутовкой вставало хмурое серое утро.</text:p>
      <text:p text:style-name="Text_20_body_20_indent"><text:soft-page-break/>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p>
      <text:p text:style-name="Text_20_body_20_indent">«Узнать бы, кто заложил участковому самогонно-питьевую базу… СПБ, если коротко», – размышляли они.</text:p>
      <text:p text:style-name="Text_20_body_20_indent">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p>
      <text:p text:style-name="Text_20_body_20_indent">Зиту и Гиту выгнал недоенными, огрел кнутом инфантильного Мишку и пинком вышвырнул на улицу козла Яшку.</text:p>
      <text:p text:style-name="Text_20_body_20_indent">Под вторым и третьим номерами значились жизнелюбцы: дядька Кузьма и флагман российского флота – Филимон. </text:p>
      <text:p text:style-name="Text_20_body_20_indent">Их окрыляла жажда жестокой мести.</text:p>
      <text:p text:style-name="Text_20_body_20_indent">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p>
      <text:p text:style-name="Text_20_body_20_indent">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p>
      <text:p text:style-name="Text_20_body_20_indent">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p>
      <text:p text:style-name="Text_20_body_20_indent"><text:span text:style-name="T2">Пока натренированные им </text:span><text:span text:style-name="T2">фээсбэшники тряслись у костра, он на всякий случай держался от них и огня подальше.</text:span></text:p>
      <text:p text:style-name="Text_20_body_20_indent">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p>
      <text:p text:style-name="Text_20_body_20_indent">Тем временем речные волки – Мишаня с боцманом Барабасом – подогнали яхту “Дуня” к месту дислокации группы захвата и ждали пробуждения его высочества.</text:p>
      <text:p text:style-name="Text_20_body_20_indent">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p>
      <text:p text:style-name="Text_20_body_20_indent"><text:soft-page-break/><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text:s/>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p>
      <text:p text:style-name="Text_20_body_20_indent">Со словами «Плавает тут всякая екибана!» боцман мощным ударом весла затопил гербарий вместе с Евсеем.</text:p>
      <text:p text:style-name="Text_20_body_20_indent">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p>
      <text:p text:style-name="Text_20_body_20_indent">«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p>
      <text:p text:style-name="Text_20_body_20_indent"/>
      <text:p text:style-name="Text_20_body_20_indent">В стане лазутчиков в это раннее утро царило веселье. Правда, смеялись и радовались только две трети состава шпионского гнезда, точнее – фэбээровцы.</text:p>
      <text:p text:style-name="Text_20_body_20_indent">Церэушник же плакал горькими слезами, так как чувствовал острую резь при отправлении естественной надобности.</text:p>
      <text:p text:style-name="Text_20_body_20_indent">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p>
      <text:p text:style-name="Text_20_body_20_indent">– Переусердствовал на работе в Тарасове, – заржал над ним агент Джек.</text:p>
      <text:p text:style-name="Text_20_body_20_indent">– Издержки производства, как говорят у русских, – поддержал друга агент Билл.</text:p>
      <text:p text:style-name="Text_20_body_20_indent">– Мне за вредность молоко должны давать, – с трудом выдавил еще одну каплю на войлочный ботинок полуслепой шпион. </text:p>
      <text:p text:style-name="Text_20_body_20_indent">Но радость фэбээровцев была недолгой… </text:p>
      <text:p text:style-name="Text_20_body_20_indent">Судьба вновь погрозила им атрофированным пальцем пастуха Евсея. Плотоядно урча двигателями, к ним приближались комбайн и трактор “Кировец”.</text:p>
      <text:p text:style-name="Text_20_body_20_indent">Джек сразу почувствовал, что дело – табак.</text:p>
      <text:p text:style-name="Text_20_body_20_indent">Агент Билл, отвлекаемый от действительности мыслями о Дуньке, не придал приближающимся монстрам значения.</text:p>
      <text:p text:style-name="Text_20_body_20_indent">«Дуни-и-а-а! Я лублу-у тебя-а», – пела наивная его душа.</text:p>
      <text:p text:style-name="Text_20_body_20_indent"><text:soft-page-break/>–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p>
      <text:p text:style-name="Text_20_body_20_indent">Филимон на “Кировце” занялся злосчастным больным, отнявшим намедни его гармонь.</text:p>
      <text:p text:style-name="Text_20_body_20_indent">–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p>
      <text:p text:style-name="Text_20_body_20_indent">Немного поразмыслив, с криком:</text:p>
      <text:p text:style-name="Text_20_body_20_indent">– Вот вам русский размер! – передвинул левую с локтя на плечо и помахал правой ручищей.</text:p>
      <text:p text:style-name="Text_20_body_20_indent">«Явно с пальцем не сравнить! – отпрыгнул от комбайна и забежал в помещение фермы агент Джек. – Пусть даже это атрофированный перст пастуха Евсея».</text:p>
      <text:p text:style-name="Text_20_body_20_indent">Филимон, почему-то вспомнив первого президента, с криком:</text:p>
      <text:p text:style-name="Text_20_body_20_indent">– Консенсуса мы не сыщем! – загнал другого шпиона внутрь фермы.</text:p>
      <text:p text:style-name="Text_20_body_20_indent">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p>
      <text:p text:style-name="Text_20_body_20_indent">Рыча моторами у забрызганной стены, дядька Кузьма и Филимон по-быстрому перекурили, поплевали на ладони и ринулись на штурм шпионской цитадели.</text:p>
      <text:p text:style-name="Text_20_body_20_indent"/>
      <text:p text:style-name="Text_20_body_20_indent">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p>
      <text:p text:style-name="Text_20_body_20_indent">«Что там за странные звуки? – думал Потапов, сверяя по карте маршрут движения. – Может, у них самолет, и они хотят улететь?» – начал волноваться он.</text:p>
      <text:p text:style-name="Text_20_body_20_indent">В этот момент с адским грохотом произошло разрушение стены, и из пыли выскочили три фигуры, шустро ломанувшие в сторону реки.</text:p>
      <text:p text:style-name="Text_20_body_20_indent">«На ловца и зверь бежит», – возликовал генерал, поднимаясь во весь рост и размахивая рукой с пистолетом, как видел в кино про Отечественную войну.</text:p>
      <text:p text:style-name="Text_20_body_20_indent">Обалдев от грохота рухнувшей стены, бык Мишка крутил балдой то в сторону бегущих от фермы людей, то глазел на тех, кто двигался по направлению к ферме.</text:p>
      <text:p text:style-name="Text_20_body_20_indent"><text:soft-page-break/>«Не дают спокойно травку пощипать! – стала закипать в нем дурная кровь. – А ведь в этом коровнике я родился!» – громко засопел и начал копытом рыть землю.</text:p>
      <text:p text:style-name="Text_20_body_20_indent">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p>
      <text:p text:style-name="Text_20_body_20_indent">«Ме-е-е, ме-е-е-сть!» – мемекнул он, ринувшись бодать нарядное пугало с побрякушками на груди. </text:p>
      <text:p text:style-name="Text_20_body_20_indent">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 </text:p>
      <text:p text:style-name="Text_20_body_20_indent">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p>
      <text:p text:style-name="Text_20_body_20_indent">Отпустив козлиную морду, Буратино спрыгнул на землю и, схватив Яшку за бороду, сунул кулачком ему в нос.</text:p>
      <text:p text:style-name="Text_20_body_20_indent">– Смотри у меня, козел вонючий… – предупредил он противника и кинулся на помощь своим.</text:p>
      <text:p text:style-name="Text_20_body_20_indent"><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text:s/>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юность и служба в рядах воздушно-десантных войск, которая и вдохновила его на битву с шалопутовским Минотавром.</text:span></text:p>
      <text:p text:style-name="Text_20_body_20_indent"><text:span text:style-name="T2">Собрав всю мошь в правом кулаке и внушив, что перед ним мыльный пузырь, кхекнув, он нанес пятитонный удар пр</text:span><text:span text:style-name="T2">омеж рогов. Бык встал как вкопанный и мысленно переместился в довэдээнховское детство, ощутив во рту вкус </text:span><text:soft-page-break/><text:span text:style-name="T2">материнского молока. Потом перед его взором предстала мать, а потом вдруг он взлетел и стал парить в воздухе. </text:span></text:p>
      <text:p text:style-name="Text_20_body_20_indent">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p>
      <text:p text:style-name="Text_20_body_20_indent">Несмотря на спущенные скаты, грозная техника неумолимо приближалась к убегавшим шпионам.</text:p>
      <text:p text:style-name="Text_20_body_20_indent">– Бра-а-ть живы-ы-ми-и! – что есть мочи заорал Потапов, с содроганием представляя налитые кровью бычьи глаза и изогнутые рога на широкой башке.</text:p>
      <text:p text:style-name="Text_20_body_20_indent">Железнов с Крутым, особо не торопясь, двигались в форватере боцманского зада.</text:p>
      <text:p text:style-name="Text_20_body_20_indent">Растерявшиеся шпионы остановились, оглянувшись на приближающуюся с тыла урчащую технику и на бегущих к ним с фронта двух здоровяков.</text:p>
      <text:p text:style-name="Text_20_body_20_indent">– Умрем, но не сдадимся! – выдал лозунг момента инфицированный шпион, поднимая вверх руки и прикидывая, к кому выгоднее попасть в плен. </text:p>
      <text:p text:style-name="Text_20_body_20_indent">Взгляд его упал на орденоносного генерала.</text:p>
      <text:p text:style-name="Text_20_body_20_indent">«Вот ему-то я и сдамся!» – обрадовалось бактериологическое оружие ЦРУ.</text:p>
      <text:p text:style-name="Text_20_body_20_indent">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p>
      <text:p text:style-name="Text_20_body_20_indent">– Гитле-е-р капу-у-т! – заорал он.</text:p>
      <text:p text:style-name="Text_20_body_20_indent">– Еще издевается, морда шпионская! – обиделся Крутой, ставя для симметрии фонарь под другой глаз церэушника.</text:p>
      <text:p text:style-name="Text_20_body_20_indent">Рассыпая вокруг искры, слепой шпион поднял вверх руки и заголосил:</text:p>
      <text:p text:style-name="Text_20_body_20_indent">– Хэпи-и без дэ-э-й ту-у ю-у… хэ-э-пи бе-е-з дэ-э-й ту-у ю-у-у…</text:p>
      <text:p text:style-name="Text_20_body_20_indent">Но так как у него от страха нарушилась дикция и к тому же он словил в челюсть от Железнова, то у него появился русский акцент, и “ту-у ю-у” он стал произносить как нечто, что в переводе означает: “Кто вы?”</text:p>
      <text:p text:style-name="Text_20_body_20_indent">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p>
      <text:p text:style-name="Text_20_body_20_indent">Десантники же наткнулись на отчаянное сопротивление. </text:p>
      <text:p text:style-name="Text_20_body_20_indent"><text:soft-page-break/>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p>
      <text:p text:style-name="Text_20_body_20_indent">Барабас в это время молотил чернокожего молодца Джека. Негр приседал, уклонялся, падал, подпрыгивал, но все же пропускал удары, гася их блоками.</text:p>
      <text:p text:style-name="Text_20_body_20_indent">Скумекав, что надолго его не хватит, с воплем «Гудба-а-й, Америка-а!» он попытался впиться зубами в плечо русского бойца.</text:p>
      <text:p text:style-name="Text_20_body_20_indent">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p>
      <text:p text:style-name="Text_20_body_20_indent">Что только тот ни делал с бульдогом – бил его под дых, стучал лбом о лоб, отвешивал щелбаны и подзатыльники – все было тщетно.</text:p>
      <text:p text:style-name="Text_20_body_20_indent"><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p>
      <text:p text:style-name="Text_20_body_20_indent">– Глуши мотор-р-ры! Ма-а-ть вашу в комбайн ети-и, в трактор “Кировец” растуды-ы-т!..</text:p>
      <text:p text:style-name="Text_20_body_20_indent">Услышав родную речь, дядька Кузьма с Филимоном пришли в себя и застопорили двигатели.</text:p>
      <text:p text:style-name="Text_20_body_20_indent">Через минуту сникший от безысходности Барабас обозрел другую грудь, пышную и мягкую, которая заслонила от ефрейтора Бурундукова противника.</text:p>
      <text:p text:style-name="Text_20_body_20_indent"><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Люблю! И выхожу за него замуж! – при всех обняла тяжело дышавшего Билла и крепко поцеловала в толстые губы.</text:span></text:p>
      <text:p text:style-name="Text_20_body_20_indent">– Ду-у-нька-а! – опешил Мишаня. – Что ты делаешь, ведь он – шпио-о-н…</text:p>
      <text:p text:style-name="Text_20_body_20_indent">– Он мой! И я выхожу за него замуж, – с вызовом повторила она.</text:p>
      <text:p text:style-name="Text_20_body_20_indent"><text:soft-page-break/>–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p>
      <text:p text:style-name="Text_20_body_20_indent">Неожиданно для себя он почувствовал даже облегчение и какую-то внутреннюю свободу.</text:p>
      <text:p text:style-name="Text_20_body_20_indent">«Неужели я не любил ее?» – подумал он, без ревности наблюдая, как доярка обтирает потное, черное лицо и целует его в глаза и губы.</text:p>
      <text:p text:style-name="Text_20_body_20_indent">– Тьфу! – сплюнул, глядя на происходящий разврат, дядька Кузьма. </text:p>
      <text:p text:style-name="Text_20_body_20_indent">Мысленно вместе с ним был и будущий таежник.</text:p>
      <text:p text:style-name="Text_20_body_20_indent">–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p>
      <text:p text:style-name="Text_20_body_20_indent">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p>
      <text:p text:style-name="Text_20_body_20_indent">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p>
      <text:p text:style-name="Text_20_body_20_indent">– Что это у вас, товарищ майор? – указал он на зеленую шишку.</text:p>
      <text:p text:style-name="Text_20_body_20_indent">–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p>
      <text:p text:style-name="Text_20_body_20_indent">–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p>
      <text:p text:style-name="Text_20_body_20_indent"/>
      <text:p text:style-name="Text_20_body_20_indent">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p>
      <text:p text:style-name="Text_20_body_20_indent">– Стоять, прокуратура! – выставил в его сторону служебное удостоверение следователь, но был сбит с ног и практически затоптан бегущим.</text:p>
      <text:p text:style-name="Text_20_body_20_indent">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p>
      <text:p text:style-name="Text_20_body_20_indent">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text:soft-page-break/>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p>
      <text:p text:style-name="Text_20_body_20_indent"><text:span text:style-name="T2">Здесь-то запыхавшийся, но радостно улюлюка</text:span><text:span text:style-name="T2">юший ОМОН и нагнал его, с чувством исполненного долга поколотив беднягу “демократизаторами” и от души набрызгав в рожу слезоточивого газа “Черемуха”.</text:span></text:p>
      <text:p text:style-name="Text_20_body_20_indent">Через десяток минут дергающий ногами преступник был доставлен в прокуратуру и посажен в обезьянник, где, немного придя в себя, занялся бегом на месте.</text:p>
      <text:p text:style-name="Text_20_body_20_indent">О погоне тут же пронюхали журналисты, и районный журнал “Чекушкинск тудей-растудей” поместил в газете статью о том, что в городе пойман человек-кенгуру.</text:p>
      <text:p text:style-name="Text_20_body_20_indent">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p>
      <text:p text:style-name="Text_20_body_20_indent"/>
      <text:p text:style-name="Text_20_body_20_indent">Генерал связался по мобильному телефону с тарасовским отделом ФСБ и вызвал <text:s/>транспорт.</text:p>
      <text:p text:style-name="Text_20_body_20_indent">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p>
      <text:p text:style-name="Text_20_body_20_indent">«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p>
      <text:p text:style-name="Text_20_body_20_indent">Капитан корабля Мишаня сидел на корме и прикидывал, как теперь назовет шхуну. По всему выходило: “Мария”.</text:p>
      <text:p text:style-name="Text_20_body_20_indent">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а только мычал. Вслушиваясь в однообразное мычание, бывший полиглот Буратино разобрал текст, носивший, по его мнению, осмысленный характер.</text:p>
      <text:p text:style-name="Text_20_body_20_indent">«Баб Тоня… баб Тоня…» – бубнил йети.</text:p>
      <text:p text:style-name="Text_20_body_20_indent"><text:soft-page-break/>Во всем остальном у него была полная амнезия. Он не помнил свое имя, не знал, сколько ему лет и где живет. </text:p>
      <text:p text:style-name="Text_20_body_20_indent">Сняв с головы снежного человека букет, дядька Кузьма признал в йети пастуха Евсея.</text:p>
      <text:p text:style-name="Text_20_body_20_indent">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p>
      <text:p text:style-name="Text_20_body_20_indent">Буратино, покопавшись в кошельке капитана Крутого, выдал требуемую сумму, но с условием, что прежде “врачи – психиатры” упакуют вещи и погрузят их в лодку.</text:p>
      <text:p text:style-name="Text_20_body_20_indent">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p>
      <text:p text:style-name="Text_20_body_20_indent">Экстрасенсорные способности очень в этом помогали.</text:p>
      <text:p text:style-name="Text_20_body_20_indent">С венком из растений снежный человек расстался легко, но вот парашют не давал никому, а чтоб не отняли, обмотался им наподобие индуса.</text:p>
      <text:p text:style-name="Text_20_body_20_indent">– Это что за “харя Кришна?” – напугалась баб Тоня, когда в ее дом затащили человеческий полуфабрикат.</text:p>
      <text:p text:style-name="Text_20_body_20_indent">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p>
      <text:p text:style-name="Text_20_body_20_indent"><text:span text:style-name="T2">–</text:span><text:span text:style-name="T2"> А это что за Дюймовочка на пенсии?..</text:span></text:p>
      <text:p text:style-name="Text_20_body_20_indent">– Жить будет! – пришел к умозаключению дядька Кузьма, наливая йети второй стопарик лекарства.</text:p>
      <text:p text:style-name="Text_20_body_20_indent">Оставив майора Буратино сторожить на берегу поклажу до прихода автотранспорта, Мишаня пошел домой позавтракать, а заодно и пообедать.</text:p>
      <text:p text:style-name="Text_20_body_20_indent">Василиса Трофимовна бросилась к сыну с пылким желанием узнать, что на ферме гремело и видел ли он Дуняшу, которая пошла доить коров.</text:p>
      <text:p text:style-name="Text_20_body_20_indent">–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p>
      <text:p text:style-name="Text_20_body_20_indent">– Да как же так, батюшки?! – всплеснула руками Василиса Трофимовна.</text:p>
      <text:p text:style-name="Text_20_body_20_indent">Отконвоировав лазутчиков в сельсовет, Барабас вышел перекурить на свежий воздух, и тут же в его рукав вцепился Павлик Морозов.</text:p>
      <text:p text:style-name="Text_20_body_20_indent"><text:soft-page-break/>– Дяденька милиционег, дяденька милиционег, – трепал он Барабаса за руку.</text:p>
      <text:p text:style-name="Text_20_body_20_indent">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p>
      <text:p text:style-name="Text_20_body_20_indent">– Дяденька, за ваш губль у меня даже волдыгь на попе не вскочит…</text:p>
      <text:p text:style-name="Text_20_body_20_indent">– Ща-а он у тебя забесплатно там появится, – с угрозой пообещал Барабас, хватаясь за ремень.</text:p>
      <text:p text:style-name="Text_20_body_20_indent">– Ну ладно, ладно, чуть что, сгазу биться… Там вдали, за гекой… кто-то бомбу взогвал… – указал он в сторону моста.</text:p>
      <text:p text:style-name="Text_20_body_20_indent">– И ты знаешь кто? – отцепив наконец липкие пальчики, поинтересовался Барабас.</text:p>
      <text:p text:style-name="Text_20_body_20_indent">–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p>
      <text:p text:style-name="Text_20_body_20_indent">– Вы че тут, как навозные жуки, шебуршитесь? – строго глянул на студентов из института дружбы народов участковый.</text:p>
      <text:p text:style-name="Text_20_body_20_indent">– Мы-ы не навозные жуки, мы-ы менеджеры по удобрениям, – отмочил обгорелый Педро.</text:p>
      <text:p text:style-name="Text_20_body_20_indent">– Ишь ты... А это шо-о за головня? – обратился к нему Барабас.</text:p>
      <text:p text:style-name="Text_20_body_20_indent">– Утилизируем отходы… – бубнил свое студенческий староста. </text:p>
      <text:p text:style-name="Text_20_body_20_indent">– Не знаю, что вы там делаете с отходами, а зовут как?</text:p>
      <text:p text:style-name="Text_20_body_20_indent">– Педро.</text:p>
      <text:p text:style-name="Text_20_body_20_indent">– Педро-Головня! – райкомовским мерином заржал Барабас.</text:p>
      <text:p text:style-name="Text_20_body_20_indent">Некурящий мужичок подхалимски вторил ему надтреснутым дискантом.</text:p>
      <text:p text:style-name="Text_20_body_20_indent">–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p>
      <text:p text:style-name="Text_20_body_20_indent">Через час адских усилий и головной боли он создал милицейский шедевр: «Ехала машина с баянами… В результате аварии все баяны в гармошку…»</text:p>
      <text:p text:style-name="Text_20_body_20_indent">«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p>
      <text:h text:style-name="Heading_20_1" text:outline-level="1"><text:soft-page-break/>* * *</text:h>
      <text:p text:style-name="Text_20_body_20_indent">У генерала Потапова в застенках сельсовета дела шли намного благоприятнее. Слепой шпион кололся о гармонях.</text:p>
      <text:p text:style-name="Text_20_body_20_indent"><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p>
      <text:p text:style-name="Text_20_body_20_indent">Нанеся на бумагу “х” и “у”, Потапов русским своим умом сразу просек третий иероглиф и понял, что это всего лишь была газетная утка, розыгрыш и сплошная “деза”.</text:p>
      <text:p text:style-name="Text_20_body_20_indent">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p>
      <text:p text:style-name="Text_20_body_20_indent">Майор Буратино, зевая, глядел в сторону Шалопутовки в ожидании техники, как вдруг сзади что-то брякнулось и закрыло ему глаза.</text:p>
      <text:p text:style-name="Text_20_body_20_indent">– Мальвина! – сказал он и повернулся, увидев улыбающуюся мохнатую рожу с корнем хрена посередке.</text:p>
      <text:p text:style-name="Text_20_body_20_indent">«На Мальвину явно не тянет», – сделал вывод контрразведчик и радостно завопил:</text:p>
      <text:p text:style-name="Text_20_body_20_indent">– Леха-а! Здорово-о, ко-о-реш. Как я рад тебя видеть, персонаж ты мой зазеркальный. Уезжаю вот… – сообщил ему Буратино. – А ты как?</text:p>
      <text:p text:style-name="Text_20_body_20_indent">– Да-а, так… наблюдение веду…</text:p>
      <text:p text:style-name="Text_20_body_20_indent">Э-эх-ма-а! У кого зазеркалье, а у нас – Забайкалье… – взвыл лешак. – Я ведь тоже скоро в Сибирь подаюсь…</text:p>
      <text:p text:style-name="Text_20_body_20_indent">– А тебя за что? – опешил чекист.</text:p>
      <text:p text:style-name="Text_20_body_20_indent">– Жизнь достала!.. – не стал вдаваться в подробности сибирский чалдон.</text:p>
      <text:p text:style-name="Text_20_body_20_indent">– Нашим привет передавай! – увидев машину, попрощался с дружбаном Буратино. – Скажи, что непременно навещу…</text:p>
      <text:p text:style-name="Text_20_body_20_indent">Подходя к сельсовету, Барабас заметил три отъезжающие тачки. «Первая – крутая!» – уступил он дорогу кавалькаде машин. </text:p>
      <text:p text:style-name="Text_20_body_20_indent">“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p>
      <text:p text:style-name="Text_20_body_20_indent">– Мишане привет передавай! – уже садясь в машину, вспомнил о егере Потапов.</text:p>
      <text:p text:style-name="Text_20_body_20_indent"/>
      <text:p text:style-name="Text_20_body_20_indent">Мишаня, плотно перекусив, сидел во дворе и наблюдал за царившей у сельсовета суетой.</text:p>
      <text:p text:style-name="Text_20_body_20_indent"><text:soft-page-break/>«Уезжают! – с чувством глубокого облегчения подумал он, уловив однообразный стук над головой. – О-о! Дятлик прилетел», – обрадовался егерь.</text:p>
      <text:p text:style-name="Text_20_body_20_indent">– Цыпа, цыпа, цыпа, – позвал птичку, но та упорно выбивала по стволу дерева текст.</text:p>
      <text:p text:style-name="Text_20_body_20_indent">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Text_20_body_20_indent">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Text_20_body_20_indent">«Как время-то медленно ползет», – вслушивалась она в щелканье маятника на ходиках.</text:p>
      <text:p text:style-name="Text_20_body_20_indent">С внутренним трепетом отсчитала десять “ку-ку”, которые проскрипела механическая коллега.</text:p>
      <text:p text:style-name="Text_20_body_20_indent">«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Text_20_body_20_indent">– К-у-у-у! – прочистила она горло.</text:p>
      <text:p text:style-name="Text_20_body_20_indent">«Не то что у механической монстрихи на часах», – погордилась голосом.</text:p>
      <text:p text:style-name="Text_20_body_20_indent">«К-у-у-укла баргебонская, – мысленно плюнул в птичку волкодав, – е-к-л-м… че там дальше-то… “х”, что ли? Соседский котенок на мой забор еще влез. Вошь мяукающая…</text:p>
      <text:p text:style-name="Text_20_body_20_indent">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text:s/>Эх, у-ф-х-ц-ш-щ… сижу я в темнице сырой, вскормленный в неволе кобель молодой!»</text:p>
      <text:p text:style-name="Text_20_body_20_indent">– Семеныч, чего это собака-то воет? – забеспокоилась Нина Матвеевна, выглядывая в окно.</text:p>
      <text:p text:style-name="Text_20_body_20_indent">– Да делать нечего, вот и воет, зараза, – лениво ответил с дивана супруг. </text:p>
      <text:p text:style-name="Text_20_body_20_indent">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 </text:p>
      <text:p text:style-name="Text_20_body_20_indent"><text:span text:style-name="T5">Узрела егеря и сидящая на подоконнике кукушка.</text:span> </text:p>
      <text:p text:style-name="Text_20_body_20_indent">«Видать, этот пернатый раздолбай выложил своему дрессировщику про бомбу, – в волнении забегала по подоконнику, – нужен он тут, как мозоль на ягодице, все мероприятие сорвет, филин его побери», – стала отсчитывать часовые “кукуи”.</text:p>
      <text:p text:style-name="Text_20_body_20_indent"><text:soft-page-break/>Когда механическая чучундра квакнула одиннадцать раз, она, набрав побольше воздуха в грудь, во всю свою луженую глотку завопила:</text:p>
      <text:p text:style-name="Text_20_body_20_indent">– Ку-у – ку-у! – и замерла, ожидая дальнейших событий.</text:p>
      <text:p text:style-name="Text_20_body_20_indent">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p>
      <text:p text:style-name="Text_20_body_20_indent">–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p>
      <text:p text:style-name="Text_20_body_20_indent">Глянув на свое поджаристое голое тело, кукушка стыдливо прикрылась веточкой и потеряла сознание.</text:p>
      <text:p text:style-name="Text_20_body_20_indent">Барбос, охренев от взрыва, прикрыл лапой глаза, когда увидел, что в его сторону летит металлическая створка.</text:p>
      <text:p text:style-name="Text_20_body_20_indent">«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p>
      <text:p text:style-name="Text_20_body_20_indent">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p>
      <text:p text:style-name="Text_20_body_20_indent">Он прыгнул еще раз и скосил глаза на оковы, короткий огрызок которых болтался у передних лап.</text:p>
      <text:p text:style-name="Text_20_body_20_indent">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p>
      <text:p text:style-name="Text_20_body_20_indent">«Так, так, так… – сел в классической позе, чтоб прийти в себя. – Может, это сон?» – укусил переднюю левую лапу, и тут до него дошло:</text:p>
      <text:p text:style-name="Text_20_body_20_indent"><text:s/>– Свобо-о-да-а! – взвыл ошалевший пес и стал вертеться на месте, не зная, что предпринять в первые минуты условно-досрочного освобождения. </text:p>
      <text:p text:style-name="Text_20_body_20_indent">Для начала он не сильно – так, для порядка, знай, мол, наших – укусил Хавронью, чем привел ее в чувство. Завизжав, свинья начала метаться по двору. </text:p>
      <text:p text:style-name="Text_20_body_20_indent">«Ну что, что, что делать?» – оглядывался по сторонам бывший “зека”. </text:p>
      <text:p text:style-name="Text_20_body_20_indent"><text:soft-page-break/>И тут – прям ему, можно сказать, в лапы – свалилась со второго этажа эта графиня, Альма.</text:p>
      <text:p text:style-name="Text_20_body_20_indent"><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p>
      <text:p text:style-name="Text_20_body_20_indent">«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p>
      <text:p text:style-name="Text_20_body_20_indent">Влетевший за хозяином Бобик, увидев столь коварную измену, только и смог произнести:</text:p>
      <text:p text:style-name="Text_20_body_20_indent">– Бо-ор-за-а-я-а с-с-у-у-ка-а!</text:p>
      <text:p text:style-name="Text_20_body_20_indent">Сердце его было разбито.</text:p>
      <text:p text:style-name="Text_20_body_20_indent">«Лучше бы я сидел в сторожке, а не плыл через реку, чтоб пообедать, – плелся он домой на ставших ватными лапах. – Недотрогу из себя корчила…»</text:p>
      <text:p text:style-name="Text_20_body_20_indent">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 </text:p>
      <text:p text:style-name="Text_20_body_20_indent">На Мари наткнулся случайно.</text:p>
      <text:p text:style-name="Text_20_body_20_indent">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p>
      <text:p text:style-name="Text_20_body_20_indent">– Маруся, не умирай… – прошептал он, а может, только подумал и, нагнувшись, коснулся губами ее чуть дрогнувших губ.</text:p>
      <text:p text:style-name="Text_20_body_20_indent">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p>
      <text:p text:style-name="Text_20_body_20_indent">Выбравшись из дома, Мишаня с наслаждением пил свежий воздух, удивляясь, что жив и практически невредим.</text:p>
      <text:p text:style-name="Text_20_body_20_indent">Сверкнула молния, и с темного неба сорвался приятный летний ливень, окутав горевший коттедж облаком пара.</text:p>
      <text:p text:style-name="Text_20_body_20_indent">Голова немного прояснилась, и он постепенно начал воспринимать окружающее.</text:p>
      <text:p text:style-name="Text_20_body_20_indent"><text:soft-page-break/>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p>
      <text:p text:style-name="Text_20_body_20_indent">Вот уж наш простодушный и добрый русский народ… Кто только не пользуется его широкой, быстро забывающей обиды душой.</text:p>
      <text:p text:style-name="Text_20_body_20_indent"/>
      <text:p text:style-name="Text_20_body_20_indent">Вдруг ласковые руки обхватили Мишаню за шею и нежные-нежные губы, сначала несильно, а потом все крепче и крепче, прижались к его губам. </text:p>
      <text:p text:style-name="Text_20_body_20_indent">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p>
      <text:p text:style-name="Text_20_body_20_indent">– Я наяву досмотрел сон!.. – прошептал он не помня себя.</text:p>
      <text:p text:style-name="Text_20_body_20_indent">Как всегда откуда не возьмись появился Барабас и все испортил. В руках у него тоже была женщина.</text:p>
      <text:p text:style-name="Text_20_body_20_indent">– По-о-сто-о-ронись, чего-о встали! – орал он, опрокинув толстыми женскими ногами некурящего мужичка, спешившего в дом с полным ведром воды.</text:p>
      <text:p text:style-name="Text_20_body_20_indent">От веса спасенной Нинель у Барабаса вылезли из орбит глаза, и он одновременно был похож на утопленника и Педро-Головню.</text:p>
      <text:p text:style-name="Text_20_body_20_indent">«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p>
      <text:p text:style-name="Text_20_body_20_indent">– Не рой яму другому, а то сам в нее попадешь, – выдал не просто научную теорию, а доказанный факт пробегавший мимо Колян. </text:p>
      <text:p text:style-name="Text_20_body_20_indent">Остановившийся перед жалобно пищавшим Кошмаровым Вовчик наморщил лоб и, простерев над раздавленным телом руку, патетически произнес:</text:p>
      <text:p text:style-name="Text_20_body_20_indent">– Подражание Лермонтову… И грянул деревенский бой…</text:p>
      <text:p text:style-name="Text_20_body_20_indent"><text:span text:style-name="T5">Смешались в кучу свиньи, жабы, и стоны жертвы из-под ба</text:span> <text:span text:style-name="T5">бы слились в протяжный вой…</text:span></text:p>
      <text:p text:style-name="Text_20_body_20_indent">Владелец единственного диплома Покемон, особо не ломая башку, произнес свое сакраментальное:</text:p>
      <text:p text:style-name="Text_20_body_20_indent"><text:soft-page-break/>– Е-к-л-м-н… – и, немного все-таки подумав, добавил из раздела кладбищенских спичей, – спи спокойно, дорогой товарищ, ибо медицина тут бессильна…</text:p>
      <text:p text:style-name="Text_20_body_20_indent">На Мишаню с Мари никто не обращал внимания, и он благополучно донес любимую до стоявшего у сарая “мерседеса” и посадил в мягкое кресло. </text:p>
      <text:p text:style-name="Text_20_body_20_indent">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p>
      <text:p text:style-name="Text_20_body_20_indent">– Господин рыцарь, просите у спасенной дамы чего пожелаете… В меру, конечно, своей скромности и девичьей чести…</text:p>
      <text:p text:style-name="Text_20_body_20_indent">Тоже дурачась, Мишаня встал на одно колено и, прижав правую руку к сердцу, изрек:</text:p>
      <text:p text:style-name="Text_20_body_20_indent"><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p>
      <text:p text:style-name="Text_20_body_20_indent">Как всегда не вовремя, что свойственно всем милицейским работникам, рядом возник возбужденный младший лейтенант Барабас.</text:p>
      <text:p text:style-name="Text_20_body_20_indent">–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p>
      <text:p text:style-name="Text_20_body_20_indent">– Заработай от своей дамы, – спрятал на груди фотографию Мишаня, – ежели она, конечно, в кадр поместится…</text:p>
      <text:p text:style-name="Text_20_body_20_indent">– А вон еще одна дама от любви тащится… – указал на борзую суку Барабас. – Людям горе, а этим лишь бы спариваться!..</text:p>
      <text:p text:style-name="Text_20_body_20_indent">– А-а-льма! Альмочка! – возопила прекрасная Мари.</text:p>
      <text:p text:style-name="Text_20_body_20_indent">– У-у-у-й! – еще громче взвыл Барбос и, оторвавшись от своей сексуальной жертвы, бросился вон со двора с намерением не зацикливаться на достигнутом.</text:p>
      <text:p text:style-name="Text_20_body_20_indent">Болтавшаяся на шее цепь напоминала о заключении и подталкивала к активным, уголовно наказуемым 131-ой статьей УК, деяниям.</text:p>
      <text:p text:style-name="Text_20_body_20_indent">–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p>
      <text:p text:style-name="Text_20_body_20_indent">Обвешанный оружием гоблин бросился выполнять приказ.</text:p>
      <text:p text:style-name="Text_20_body_20_indent"><text:soft-page-break/>Вокруг “крестной мамы” тут же возникла круговерть, подбежали боевики и среди них почему-то маленький Павлик Морозов.</text:p>
      <text:p text:style-name="Text_20_body_20_indent">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p>
      <text:p text:style-name="Text_20_body_20_indent">«Ух ты-ы! Фотку Мишане подарила,–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p>
      <text:p text:style-name="Text_20_body_20_indent"><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p>
      <text:p text:style-name="Text_20_body_20_indent">–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p>
      <text:p text:style-name="Text_20_body_20_indent">«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p>
      <text:p text:style-name="Text_20_body_20_indent">– Ка-а-рау-у-л! – завизжала та, отбиваясь от полового маньяка. – Де-е- встве-е-нности, злы-ы-дни, лишаю-у-ть...</text:p>
      <text:p text:style-name="Text_20_body_20_indent">«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p>
      <text:p text:style-name="Text_20_body_20_indent">Не успев расставить приоритеты, благодаря Кумохе он продолжил полет с шифоньера на пол.</text:p>
      <text:p text:style-name="Text_20_body_20_indent">– Ты не друг, ты попутчик! – услышал гневную тираду сверху.</text:p>
      <text:p text:style-name="Text_20_body_20_indent"><text:soft-page-break/>«Хорошо быть бесполым, а то эти скромницы и жаниться заставят», – стал косить под разбившегося пилота.</text:p>
      <text:p text:style-name="Text_20_body_20_indent">–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p>
      <text:p text:style-name="Text_20_body_20_indent">– Почти до смерти убила! – хватался за бока попавший в штопор летчик-испытатель. – А я про Мишаню хотел рассказать… Деваху ведь он на пожаре спас…</text:p>
      <text:p text:style-name="Text_20_body_20_indent">–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p>
      <text:p text:style-name="Text_20_body_20_indent"><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p>
      <text:p text:style-name="Text_20_body_20_indent">– Выкушай стопарик контрабандного первача, – поднесла Кумоха лешему для искупления вины стаканчик самогона.</text:p>
      <text:p text:style-name="Text_20_body_20_indent">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 </text:p>
      <text:p text:style-name="Text_20_body_20_indent">«И на кой ляд сдалась мне эта шишка? – задумался он, закончив повествование. – А лафетничек-то – другой пропустишь, как на душе сказочно делается».</text:p>
      <text:p text:style-name="Text_20_body_20_indent">– Па-а-трет подарила-а!</text:p>
      <text:p text:style-name="Text_20_body_20_indent">–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p>
      <text:p text:style-name="Text_20_body_20_indent">Уже на моего Добби пародию придума-а-ли-и! Ну-у, наро-о-д! Может, когда-нибудь и про меня книжку сочинят?.. – размечталась Кумоха.</text:p>
      <text:p text:style-name="Text_20_body_20_indent">– Ага! Детские годы старухи Изергиль! – выплеснул на ее мечту ведро абстрактных помоев Ероха.</text:p>
      <text:h text:style-name="Heading_20_1" text:outline-level="1">* * *</text:h>
      <text:p text:style-name="Text_20_body_20_indent">Ничего святого не было ни только у людей, но и у собак.</text:p>
      <text:p text:style-name="Text_20_body_20_indent"><text:span text:style-name="T9">Вырвавшийся на волю мохнатый уголовник не пропус</text:span> <text:span text:style-name="T9">тил мимо себя ни одной суки. Среди лающего женского поголовья витали страшные слухи о бегающем по деревне </text:span><text:soft-page-break/><text:span text:style-name="T9">сексуально озабоченном маньяке – волкодаве, и все четвероногие тетки забились по будкам.</text:span></text:p>
      <text:p text:style-name="Text_20_body_20_indent">Бобик, на свою голову, вернее, задницу, вышел на улицу опровергнуть бабские сплетни.</text:p>
      <text:p text:style-name="Text_20_body_20_indent">«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p>
      <text:p text:style-name="Text_20_body_20_indent">Даже – двух!</text:p>
      <text:p text:style-name="Text_20_body_20_indent">Потому что за плоскоголовым четвероногим Барбосом гнался такой же плоскоголовый двуногий барбос, в придачу весь обвешанный оружием.</text:p>
      <text:p text:style-name="Text_20_body_20_indent">«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p>
      <text:p text:style-name="Text_20_body_20_indent"/>
      <text:p text:style-name="Text_20_body_20_indent">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p>
      <text:p text:style-name="Text_20_body_20_indent">Немного пришедший в себя Кошмаров вновь впал в кому, увидев такой разбой и разорение.</text:p>
      <text:p text:style-name="Text_20_body_20_indent">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p>
      <text:p text:style-name="Text_20_body_20_indent">«Гасильники-чумазильники», – сжал маленькие кулачки, прокрутив в голове недавний разговор и последующие действия бывшего партработника и его гостя.</text:p>
      <text:p text:style-name="Text_20_body_20_indent">–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p>
      <text:p text:style-name="Text_20_body_20_indent">«Дело шьет бойскаут…» – обтер о гимнастерку грязные после тушения сарая руки шеф наркосиндиката.</text:p>
      <text:p text:style-name="Text_20_body_20_indent">– Дела у прокурора! – подошел к собеседникам Пшенин. – А у нас – делишки.</text:p>
      <text:p text:style-name="Text_20_body_20_indent">– Пгичем чегные! – кивнула головой старшему товарищу юная поросль.</text:p>
      <text:p text:style-name="Text_20_body_20_indent"><text:soft-page-break/>– Потому черные, что какой-то буржуй мое сено поджег, – тоже обтер о себя руки бывший партработник.</text:p>
      <text:p text:style-name="Text_20_body_20_indent">–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p>
      <text:p text:style-name="Text_20_body_20_indent">– Подойди ко мне, бамбино, – поманил его пальцем дон Чезаре, – я что-то шепну тебе на ушко…</text:p>
      <text:p text:style-name="Text_20_body_20_indent">– Говогите вслух, – отступил еще на шаг вымогатель.</text:p>
      <text:p text:style-name="Text_20_body_20_indent"><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text:s/>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p>
      <text:p text:style-name="Text_20_body_20_indent">–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p>
      <text:p text:style-name="Text_20_body_20_indent">«А все-таки не так уж неправы были кулаки, когда отдубасили его тезку» – подумал Пшенин, выкручивая пионеру ухо.</text:p>
      <text:p text:style-name="Text_20_body_20_indent">–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p>
      <text:p text:style-name="Text_20_body_20_indent"><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p>
      <text:p text:style-name="Text_20_body_20_indent">– Будешь помнить тридцать седьмой год…</text:p>
      <text:p text:style-name="Text_20_body_20_indent"><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text:s/>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p>
      <text:p text:style-name="Text_20_body_20_indent">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p>
      <text:p text:style-name="Text_20_body_20_indent">–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text:soft-page-break/>дожидаясь бурных аплодисментов, переходящих в овации, с чувством исполненного долга направился домой.</text:p>
      <text:p text:style-name="Text_20_body_20_indent">«Хогошо бы фамилию сменить, – по пути думал он, – на Бегезовского, напгимег, или Фгидмана, а лучше всего – Абгамовича.</text:p>
      <text:p text:style-name="Text_20_body_20_indent">Паша Абгамович!.. Гогдо звучит… С завтрашнего дня футболом займусь».</text:p>
      <text:p text:style-name="Text_20_body_20_indent">Не успел он дойти до дома, как к жилищу деда Пашки подкатил БМВ с Коляном, Вовчиком и Покемоном. </text:p>
      <text:p text:style-name="Text_20_body_20_indent">Старикан, глянув на удовлетворенную рожицу внука, мигом просек “ситуэйшн”.</text:p>
      <text:p text:style-name="Text_20_body_20_indent">–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p>
      <text:p text:style-name="Text_20_body_20_indent">Вышибив плечом дверь, в избу, размахивая пистолетом, ввалился Покемон, отсрочив таким образом назревавшую экзекуцию многострадальной пионерской гузки.</text:p>
      <text:p text:style-name="Text_20_body_20_indent">– Е-к-л-м-н! – уставился он на деда.</text:p>
      <text:p text:style-name="Text_20_body_20_indent">– Н-м-л-к-е?! – ответил дед Пашка, сбив с толку непрошеного визитера.</text:p>
      <text:p text:style-name="Text_20_body_20_indent">–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p>
      <text:p text:style-name="Text_20_body_20_indent">–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p>
      <text:p text:style-name="Text_20_body_20_indent">– Мимо! Тудыт иху в Сран-Франциску, раскудрит… Промазал… в душу ети, – помчался он к машине.</text:p>
      <text:p text:style-name="Text_20_body_20_indent">Вовчик устремился за ним.</text:p>
      <text:p text:style-name="Text_20_body_20_indent">– Ты че, би-би? – намекнул Покемону дед Пашка, увидав пробежавших мимо виндоу рашен мафиози. – Вон, твои когеша их преследуют, – указал на окошко дед, – пока ты стоишь тут, как штопаный фгаег.</text:p>
      <text:p text:style-name="Text_20_body_20_indent">– Е-к-л-м-н! – догоняя товарищей, нырнул в окно, на которое указал ему дед Пашка, Покемон.</text:p>
      <text:p text:style-name="Text_20_body_20_indent">– Пголез, как пуговица в пгоганку, – описал его действия пенсионер, бойко вынимая из штанов узкий ремешок и плотоядно поглядывая на внучка.</text:p>
      <text:p text:style-name="Text_20_body_20_indent"><text:soft-page-break/></text:p>
      <text:p text:style-name="Text_20_body_20_indent">Выбежав на улицу, Джинн-Толик и Джонни-Дорофей мигом оценили ситуацию и помчались к припаркованному у сельсовета “запорожцу”. </text:p>
      <text:p text:style-name="Text_20_body_20_indent"><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 </text:span></text:p>
      <text:p text:style-name="Text_20_body_20_indent">“Запорожец” гудел, трясся, икал, стрелял, но с места не трогался.</text:p>
      <text:p text:style-name="Text_20_body_20_indent">БМВ приближался, и Джинн-Толик, нагнувшись, схватил лежавшую на земле дверцу и метнул в преследователей, рассадив им ветровое стекло.</text:p>
      <text:p text:style-name="Text_20_body_20_indent">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p>
      <text:p text:style-name="Text_20_body_20_indent">Джип-Чероки с другими тремя “гвардейцами” солидно подкатил к дому бывшего партийного работника и зловеще остановился у ворот.</text:p>
      <text:p text:style-name="Text_20_body_20_indent">–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p>
      <text:p text:style-name="Text_20_body_20_indent">Дети героических партизан устроили подъехавшим тарасовским оккупантам достойную встречу.</text:p>
      <text:p text:style-name="Text_20_body_20_indent">Первого из вошедших в калитку “буржуйских прихвостней” Пшенин от всей партийной души охреначил граблями.</text:p>
      <text:p text:style-name="Text_20_body_20_indent">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 </text:p>
      <text:p text:style-name="Text_20_body_20_indent">Взвыв, гоблин выхватил пистолет, но парикмахер, бросив “расческу”, уже скрылся в доме.</text:p>
      <text:p text:style-name="Text_20_body_20_indent">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p>
      <text:p text:style-name="Text_20_body_20_indent">Брякнувшись во влажную сажу пожарища, русские мафиози затеяли нудную перестрелку с итальянско-американским гангстеритто, <text:soft-page-break/>пока активный Пшенин, выбравшись с заднего крыльца, протыкал им 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p>
      <text:p text:style-name="Text_20_body_20_indent">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p>
      <text:p text:style-name="Text_20_body_20_indent">Уже у самой фермы их обогнал “запорожец” с выбитыми стеклами, за которым, как привязанный, следовал матерящийся БМВ.</text:p>
      <text:p text:style-name="Text_20_body_20_indent">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p>
      <text:p text:style-name="Text_20_body_20_indent"><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text:s/>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p>
      <text:p text:style-name="Text_20_body_20_indent">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p>
      <text:p text:style-name="Text_20_body_20_indent">– Да имел я твой Джип вместе с твоими аквариумными рыбками, – протаранил трактором бампер вездехода красный командир Пшенин.</text:p>
      <text:p text:style-name="Text_20_body_20_indent">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p>
      <text:p text:style-name="Text_20_body_20_indent">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p>
      <text:p text:style-name="Text_20_body_20_indent">Эхо от соприкосновения двух пустых предметов докатилось до Лопуховки и, отразившись, затихло в Гадюкино, наведя тамошних жителей на серьезные размышления о вулканической деятельности земли. </text:p>
      <text:p text:style-name="Text_20_body_20_indent">Джип заметался из стороны в сторону и заглох.</text:p>
      <text:p text:style-name="Text_20_body_20_indent">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p>
      <text:p text:style-name="Text_20_body_20_indent">Взвыв движком, комбайн приступил к индивидуальному преследованию громил, выскочивших из “вторчермета”.</text:p>
      <text:p text:style-name="Text_20_body_20_indent"><text:soft-page-break/></text:p>
      <text:p text:style-name="Text_20_body_20_indent">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p>
      <text:p text:style-name="Text_20_body_20_indent">– Е-к-л-м-н, того-этого, сдавайтесь, вы окружены! – заорал Покемон.</text:p>
      <text:p text:style-name="Text_20_body_20_indent">– Эй-би-си-ди… на фиг <text:s/>иди, – услыхал он и брякнулся на битый кирпич, спасаясь от выстрелов.</text:p>
      <text:p text:style-name="Text_20_body_20_indent">– Хитрые, как контуженные лисы!</text:p>
      <text:p text:style-name="Text_20_body_20_indent">Чего же они раньше не стреляли? – прячась за остатки стены, палил в противника из пистолета Колян.</text:p>
      <text:p text:style-name="Text_20_body_20_indent">– А мне все до баобаба! – достал автомат Вовчик, но почувствовал, что сзади его похлопали по ноге.</text:p>
      <text:p text:style-name="Text_20_body_20_indent">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p>
      <text:p text:style-name="Text_20_body_20_indent">Услышав вопли, Колян перестал стрелять и в растерянности глядел на кучу копавшихся тел, из центра которой доносилось затухающее:</text:p>
      <text:p text:style-name="Text_20_body_20_indent">– Е-к-л-м-н…</text:p>
      <text:p text:style-name="Text_20_body_20_indent">В чувство его привел мощный удар в челюсть, а потом по руке. </text:p>
      <text:p text:style-name="Text_20_body_20_indent">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p>
      <text:p text:style-name="Text_20_body_20_indent">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p>
      <text:p text:style-name="Text_20_body_20_indent">«Как Покемона плющит…» – пропустил он удар и сам врезал ногой, между делом отметив, что из кучи-малы идет слабый сигнал: “к-э-э-э…” и слышится собачье гавканье.</text:p>
      <text:p text:style-name="Text_20_body_20_indent">Джинн-Толик в это время заламывал Коляну руку, для разнообразия стуча коленкой по его животу.</text:p>
      <text:p text:style-name="Text_20_body_20_indent">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p>
      <text:p text:style-name="Text_20_body_20_indent">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 </text:p>
      <text:p text:style-name="Text_20_body_20_indent"><text:soft-page-break/>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p>
      <text:p text:style-name="Text_20_body_20_indent"><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p>
      <text:p text:style-name="Text_20_body_20_indent">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 </text:p>
      <text:p text:style-name="Text_20_body_20_indent">–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p>
      <text:p text:style-name="Text_20_body_20_indent">Следом за сельскохозяйственной в деревню ворвалась, вернее, вползла, бывшая легковая. </text:p>
      <text:p text:style-name="Text_20_body_20_indent">“Запорожец” на спущенных колесах со скоростью усталой черепахи преследовал БМВ, несшийся чуть быстрее безногого крокодила.</text:p>
      <text:p text:style-name="Text_20_body_20_indent">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p>
      <text:p text:style-name="Text_20_body_20_indent">– Что такое? Что такое? – суетился он, с содроганием прикидывая, как жить дальше.</text:p>
      <text:p text:style-name="Text_20_body_20_indent">А за забором кипел рукопашный бой.</text:p>
      <text:p text:style-name="Text_20_body_20_indent">– Мо-о-чи! Мо-о-чи-и его-о! – раздавались с улицы крики сражающихся.</text:p>
      <text:p text:style-name="Text_20_body_20_indent"><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p>
      <text:p text:style-name="Text_20_body_20_indent"><text:soft-page-break/><text:span text:style-name="T5">– Отставить выражаться! </text:span><text:span text:style-name="T1">– одернул подчиненного прапорщицкий лейтенант.</text:span></text:p>
      <text:p text:style-name="Text_20_body_20_indent">– Това-а-рищ участковый, – умело проводил партийную линию Пшенин, скромно прикрывая ладонью подбитый глаз, – это просто классовый обмен мнениями…</text:p>
      <text:p text:style-name="Text_20_body_20_indent">«Со школы, что ли, непонятки между пацанами?» – почесал кулак о кулак радетель нравственности и гуманизма.</text:p>
      <text:p text:style-name="Text_20_body_20_indent">– А технику чего гробите? – указал на комбайн и трактор.</text:p>
      <text:p text:style-name="Text_20_body_20_indent">– Не гробим, а перегоняем к дому кулака и мироеда Кошмарова.</text:p>
      <text:p text:style-name="Text_20_body_20_indent">«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p>
      <text:p text:style-name="Text_20_body_20_indent">Окончательно остановил побоище душераздирающий вопль шалопутовского “голубя мира” – деда Пашки, идущий из самой глубины исстрадавшегося его организма.</text:p>
      <text:p text:style-name="Text_20_body_20_indent">– Бли-и-и-н! Да кто же мне котлован-то загадил?</text:p>
      <text:p text:style-name="Text_20_body_20_indent">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p>
      <text:p text:style-name="Text_20_body_20_indent">– Не-е-фть!!! Клянусь святым партбилетом Пречистой Девы Марии!..</text:p>
      <text:p text:style-name="Text_20_body_20_indent">«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p>
      <text:p text:style-name="Text_20_body_20_indent">– Кастрате! Импотенто! – отчего-то разозлился на старика дон Чезаре.</text:p>
      <text:p text:style-name="Text_20_body_20_indent">– А вы что мне мозги компостировали? – рыкнул на двух членов “Опиумного кругляшка”.</text:p>
      <text:p text:style-name="Text_20_body_20_indent">Джонни-Дорофей в ответ покрутил предполагаемым хвостом, а Джинн-Толик, не обращая на шефа внимания, похлопал деда по плечу и произнес:</text:p>
      <text:p text:style-name="Text_20_body_20_indent">– Теперь ты мультимиллионер…</text:p>
      <text:p text:style-name="Text_20_body_20_indent">– Какой еще мультипионег? – переспросил дед Пашка. </text:p>
      <text:p text:style-name="Text_20_body_20_indent">Вышедший на крыльцо внучек восторженно переводил взгляд с наполненной нефтью ямы на своего садистического дедушку.</text:p>
      <text:p text:style-name="Text_20_body_20_indent">– Дедуля, если хочешь, можешь меня поколотить… – великодушно предложил он.</text:p>
      <text:p text:style-name="Text_20_body_20_indent">– Золото – и в грязи золото! – глубокомысленно произнес Колян.</text:p>
      <text:p text:style-name="Text_20_body_20_indent">– Не было бы счастья, да несчастье помогло!.. Дед! Продай халабудку?– подошел к вопросу с практической точки зрения дипломированный специалист Вован.</text:p>
      <text:p text:style-name="Text_20_body_20_indent"><text:soft-page-break/>Третьего их друга, Покемона, чего-то заклинило, и он без конца произносил: – Е-к… е-к… е-к…</text:p>
      <text:p text:style-name="Text_20_body_20_indent">–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p>
      <text:p text:style-name="Text_20_body_20_indent">Услыхав про “добро”, дедок не выдержал и, ляпнув:</text:p>
      <text:p text:style-name="Text_20_body_20_indent"><text:span text:style-name="T5">– Пойду гигиену делать, – рванул в щелястый свой, пе-</text:span> <text:span text:style-name="T5">реполненный “добром” сортир.</text:span></text:p>
      <text:p text:style-name="Text_20_body_20_indent">«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p>
      <text:p text:style-name="Text_20_body_20_indent">Увидев во дворе деда Пашки компанию, из домов, по привычке к коллективизму, стали вылазить мужики – а вдруг нальют?</text:p>
      <text:p text:style-name="Text_20_body_20_indent">Оглушительно завизжав тормозами, у дома остановился милицейский уазик, из которого задом наперед вылез следак.</text:p>
      <text:p text:style-name="Text_20_body_20_indent">У русского последователя Педро-Головни, улицезревшего прокурорского работника, некстати прорезалась “л”.</text:p>
      <text:p text:style-name="Text_20_body_20_indent">– Что за шум, а драки нету? – пошутило “государево око”, но увидев подбитый коляновский глаз на фоне поруганной окружающей среды, в задумчивости замолчало.</text:p>
      <text:p text:style-name="Text_20_body_20_indent">К местным мужикам из села Гадюкино подтянулось подкрепление в лице излеченного йети и его врачей.</text:p>
      <text:p text:style-name="Text_20_body_20_indent">– А вот и гуманоид явился, – Мишаня с интересом глянул на цветущего, удачно загнавшего парашют Евсея.</text:p>
      <text:p text:style-name="Text_20_body_20_indent">«Это у меня от забот гемогоид появился», – вздохнул дед Пашка, выбираясь из переполненного “офиса”. </text:p>
      <text:p text:style-name="Text_20_body_20_indent">–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p>
      <text:p text:style-name="Text_20_body_20_indent">«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Ньютону, или, как там его, а целое бревно с ленинского субботника, которое не удержали-таки Владимир Ильич и их с Пшениным предки.</text:p>
      <text:p text:style-name="Text_20_body_20_indent">– Э-э-в-в-ри-ка-а! – прошептал он, пронзенный до самых ягодиц острой мыслью.</text:p>
      <text:p text:style-name="Text_20_body_20_indent">«Если здесь есть нефть, то должна она быть и во дворе у Пшенина… Который срочно надо покупать… тысяч за сто… баксов…»</text:p>
      <text:p text:style-name="Text_20_body_20_indent">«То шоу-мяу, то и вовсе отмочил – дил-л-лег какой-то… Кем он ко мне набивается?..» – не мог сообразить дед Пашка, потому как на него ничего не упало.</text:p>
      <text:p text:style-name="Text_20_body_20_indent"><text:soft-page-break/>– Я тут гармони привез, – откашлявшись, сообщил прокурорский работник. – Одну – Морозовым, а другую…</text:p>
      <text:p text:style-name="Text_20_body_20_indent">– Мне! – обрадованно подскочил дядька Кузьма.</text:p>
      <text:p text:style-name="Text_20_body_20_indent">–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p>
      <text:p text:style-name="Text_20_body_20_indent">– Что за оружие? – враз дернулся следак. – У кого изъяли? – разволновавшись, вернул гармонь дядьке Кузьме без мандата, но все-таки заставил расписаться.</text:p>
      <text:p text:style-name="Text_20_body_20_indent">Дед Пашка, сладостно морщась, уже обнимал свой ненаглядный инструмент, на минуту забыв об экстремальных переживаниях.</text:p>
      <text:p text:style-name="Text_20_body_20_indent">–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p>
      <text:p text:style-name="Text_20_body_20_indent">– Ври, да не завирайся! – не поверило “государево око”.</text:p>
      <text:p text:style-name="Text_20_body_20_indent">– Завтра газетки почитайте, – дал ему совет Барабас. – Так что… не до самогонщиков мне теперь… – уходя, обронил судьбоносную для местных мужиков фразу.</text:p>
      <text:p text:style-name="Text_20_body_20_indent">Растянув меха, дядька Кузьма, подмигинув однополчанам, сымпровизировал:</text:p>
      <text:p text:style-name="Text_20_body_20_indent">– Ты скажи-и, ты скажи-и, че те надо, че надо-о; может, дам, может, дам, че ты хо-о-ошь… – задергал головой в сторону леса.</text:p>
      <text:p text:style-name="Text_20_body_20_indent">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p>
      <text:p text:style-name="Text_20_body_20_indent">На поляне им. счастливых алкоголиков мигом расшуровали костры и выудили из тайных мест фляги с брагой.</text:p>
      <text:p text:style-name="Text_20_body_20_indent">За хлопотами и не заметили, как к ним подошли собравшиеся уезжать латиносы с баулами в руках, которые были набиты обломками гогиевских баянов для отчета мафиозному начальству – мол, не баклуши приезжали бить…</text:p>
      <text:p text:style-name="Text_20_body_20_indent">– Карнава-а-а-ль?! – догадался великомученик Педро и подумал:</text:p>
      <text:p text:style-name="Text_20_body_20_indent">«Чем лично для меня может обернуться русская гулянка?.. Горел… тонул… резали… стреляли… раскололи амбиции…»</text:p>
      <text:p text:style-name="Text_20_body_20_indent">Из-за любопытства решил остаться и поглядеть, как на этот раз поднагадит ему фортуна… Судьбинушка, по-российски.</text:p>
      <text:p text:style-name="Text_20_body_20_indent">Вот так люди и становятся, сначала – мазохистами, а потом – святыми!</text:p>
      <text:p text:style-name="Text_20_body_20_indent"><text:soft-page-break/>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p>
      <text:p text:style-name="Text_20_body_20_indent"><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p>
      <text:p text:style-name="Text_20_body_20_indent">Но это произошло под закрытие фестиваля, а вначале, когда общество только расселось вокруг костра и наполнило родимые стаканы, вдруг появилась ворожея.</text:p>
      <text:p text:style-name="Text_20_body_20_indent">– Предчувствия меня не обманули! – похвалила она свои экстрасенсорные способности.</text:p>
      <text:p text:style-name="Text_20_body_20_indent">На что дядька Кузьма своевременно ответил: «В жизни всегда есть место празднику… Нужно только это место найти!», а все посчитали это за тост и выпили.</text:p>
      <text:p text:style-name="Text_20_body_20_indent"><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p>
      <text:p text:style-name="Text_20_body_20_indent">Так ничего и не взяв, Мишаня направился к лодке, чтоб стереть надпись “Дуня” и нанести новое наименование – “Мария”.</text:p>
      <text:p text:style-name="Text_20_body_20_indent">Сама Mари готовилась к отъезду на единственном оставшемся в живых “мерседесе” и вспоминала яркие моменты спасения из огня…</text:p>
      <text:p text:style-name="Text_20_body_20_indent">Руки спасителя… Его глаза… Его лицо…</text:p>
      <text:p text:style-name="Text_20_body_20_indent">Задыхаясь от счастья, перебирала в памяти его слова и что ответила сама.</text:p>
      <text:p text:style-name="Text_20_body_20_indent">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p>
      <text:p text:style-name="Text_20_body_20_indent"><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p>
      <text:h text:style-name="Heading_20_1" text:outline-level="1">* * *</text:h>
      <text:p text:style-name="Text_20_body_20_indent">На следующее утро первыми держали прессу в руках представители двух самых любознательных организаций страны – мафии и прокуратуры.</text:p>
      <text:p text:style-name="Text_20_body_20_indent">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p>
      <text:p text:style-name="Text_20_body_20_indent"><text:soft-page-break/>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p>
      <text:p text:style-name="Text_20_body_20_indent">«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p>
      <text:p text:style-name="Text_20_body_20_indent">Ту же самую фотографию, где был изображен ее Мишаня с распухшим носом, нежно сжимала рука Мари.</text:p>
      <text:p text:style-name="Text_20_body_20_indent">«Бедненький… Кто же его так?.. Ну, бандиты… Шпана тарасовская,– целовала изображение своего милого. – Закажу в редакции его портрет, отдельно от этой разудалой гоп-компании», – решила она.</text:p>
      <text:p text:style-name="Text_20_body_20_indent">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p>
      <text:p text:style-name="Text_20_body_20_indent">«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p>
      <text:p text:style-name="Text_20_body_20_indent">– Ду-у-ни-а-а! Ай ла-а-в ю-у! – с порога протянул ей букет  – обнял свою суженую.</text:p>
      <text:p text:style-name="Text_20_body_20_indent">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p>
      <text:p text:style-name="Text_20_body_20_indent">–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p>
      <text:p text:style-name="Text_20_body_20_indent"><text:span text:style-name="T8">–</text:span><text:span text:style-name="T8"> Билли! А может, останемся жить здесь? – несмело предложила она.</text:span></text:p>
      <text:p text:style-name="Text_20_body_20_indent">– Надо подумать! – широко улыбнулся негр. – Глюкалка – это, конечно, не Миссисипи, но тоже речушка – о’кей!</text:p>
      <text:p text:style-name="Text_20_body_20_indent">– А вон Мишаня плывет, – указала на лодку Дуняха. – Давай спрячемся, что-то не хочется с ним сейчас разговаривать.</text:p>
      <text:p text:style-name="Text_20_body_20_indent"><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p>
      <text:p text:style-name="Text_20_body_20_indent">Он вез музыкальный инструмент отцу Епифану.</text:p>
      <text:p text:style-name="Text_20_body_20_indent">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text:soft-page-break/>найдешь свою гармонь», решив пропить ее в Гадюкино у баб Тони. Но перешел дорогу человеку в плаще, за что и поплатился головой.</text:p>
      <text:p text:style-name="Text_20_body_20_indent">Отец Епифан, увидев свою вещь в целости и сохранности, аж затрясся.</text:p>
      <text:p text:style-name="Text_20_body_20_indent">–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p>
      <text:p text:style-name="Text_20_body_20_indent">Помахав оной перед распухшим Мишаниным носом, благостно произнес:</text:p>
      <text:p text:style-name="Text_20_body_20_indent">– А то вот все говоря-а-т: “На фига попу гармонь…” </text:p>
      <text:p text:style-name="Text_20_body_20_indent">А я в ней от матушки попадьи тайник устроил…</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2:08:37</dc:date>
    <meta:print-date>2008-01-15T18:18:00</meta:print-date>
    <meta:editing-cycles>13</meta:editing-cycles>
    <meta:editing-duration>PT1H21M21S</meta:editing-duration>
    <meta:generator>LibreOffice/3.4$Unix LibreOffice_project/340m1$Build-302</meta:generator>
    <meta:document-statistic meta:table-count="0" meta:image-count="0" meta:object-count="0" meta:page-count="175" meta:paragraph-count="2578" meta:word-count="57600" meta:character-count="372434" meta:non-whitespace-character-count="317207"/>
    <meta:user-defined meta:name="_fb2_Encoding">utf-8</meta:user-defined>
    <meta:user-defined meta:name="_fb2_FB2StylesIsLoaded">True</meta:user-defined>
    <meta:user-defined meta:name="_fb2_di_FB2Author0">Казначеев | Илья | Сергеевич |  | ilya.kasnacheev@gmail.com | http://alamar.lj.ru/</meta:user-defined>
    <meta:user-defined meta:name="_fb2_di_ID">OOoFBTools-2013-7-18-1-18-51-277</meta:user-defined>
    <meta:user-defined meta:name="_fb2_di_Version" meta:value-type="string">1.0</meta:user-defined>
    <meta:user-defined meta:name="_fb2_pi_BookName" meta:value-type="string">На фига попу гармонь...</meta:user-defined>
    <meta:user-defined meta:name="_fb2_pi_City" meta:value-type="string">Саратов</meta:user-defined>
    <meta:user-defined meta:name="_fb2_pi_ISBN" meta:value-type="string">978-5-91320-019-8</meta:user-defined>
    <meta:user-defined meta:name="_fb2_pi_Publisher" meta:value-type="string">АНО «Журнал "Волга – XXI век"»</meta:user-defined>
    <meta:user-defined meta:name="_fb2_pi_Year" meta:value-type="string">2008</meta:user-defined>
    <meta:user-defined meta:name="_fb2_ti_BookAuthor0" meta:value-type="string">Валерий | Аркадьевич | Кормилицын |  | valerykormilisin@mail.ru |</meta:user-defined>
    <meta:user-defined meta:name="_fb2_ti_BookTitle" meta:value-type="string">На фига попу гармонь...</meta:user-defined>
    <meta:user-defined meta:name="_fb2_ti_GenreCM0" meta:value-type="string">Иронический Детектив (det_irony) | 80%</meta:user-defined>
    <meta:user-defined meta:name="_fb2_ti_GenreCM1" meta:value-type="string">Современная Проза (prose_contemporary) | 5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